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72in"/>
    </style:style>
    <style:style style:name="co2" style:family="table-column">
      <style:table-column-properties fo:break-before="auto" style:column-width="2.230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0555in"/>
    </style:style>
    <style:style style:name="co5" style:family="table-column">
      <style:table-column-properties fo:break-before="auto" style:column-width="0.2291in"/>
    </style:style>
    <style:style style:name="co6" style:family="table-column">
      <style:table-column-properties fo:break-before="auto" style:column-width="0.2618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0.4807in"/>
    </style:style>
    <style:style style:name="co9" style:family="table-column">
      <style:table-column-properties fo:break-before="auto" style:column-width="0.502in"/>
    </style:style>
    <style:style style:name="co10" style:family="table-column">
      <style:table-column-properties fo:break-before="auto" style:column-width="0.4909in"/>
    </style:style>
    <style:style style:name="co11" style:family="table-column">
      <style:table-column-properties fo:break-before="auto" style:column-width="0.448in"/>
    </style:style>
    <style:style style:name="co12" style:family="table-column">
      <style:table-column-properties fo:break-before="auto" style:column-width="0.4366in"/>
    </style:style>
    <style:style style:name="co13" style:family="table-column">
      <style:table-column-properties fo:break-before="auto" style:column-width="0.3272in"/>
    </style:style>
    <style:style style:name="co14" style:family="table-column">
      <style:table-column-properties fo:break-before="auto" style:column-width="0.2945in"/>
    </style:style>
    <style:style style:name="co15" style:family="table-column">
      <style:table-column-properties fo:break-before="auto" style:column-width="0.4256in"/>
    </style:style>
    <style:style style:name="co16" style:family="table-column">
      <style:table-column-properties fo:break-before="auto" style:column-width="3.1374in"/>
    </style:style>
    <style:style style:name="co17" style:family="table-column">
      <style:table-column-properties fo:break-before="auto" style:column-width="3.1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{ building_mining_complex_2 }</text:p>
          </table:table-cell>
          <table:table-cell office:value-type="string">
            <text:p>{ building_mining_complex_2_1 }</text:p>
          </table:table-cell>
        </table:table-row>
        <table:table-row table:style-name="ro1">
          <table:table-cell office:value-type="string">
            <text:p>{ building_mining_complex_3 }</text:p>
          </table:table-cell>
          <table:table-cell office:value-type="string">
            <text:p>{ building_mining_complex_3_1 }</text:p>
          </table:table-cell>
        </table:table-row>
        <table:table-row table:style-name="ro1">
          <table:table-cell office:value-type="string">
            <text:p>{ building_mining_complex_4 }</text:p>
          </table:table-cell>
          <table:table-cell office:value-type="string">
            <text:p>{ building_mining_complex_4_1 }</text:p>
          </table:table-cell>
        </table:table-row>
        <table:table-row table:style-name="ro1">
          <table:table-cell office:value-type="string">
            <text:p>{ building_mining_complex_5 }</text:p>
          </table:table-cell>
          <table:table-cell office:value-type="string">
            <text:p>{ building_mining_complex_5_1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mining_complex_2 }</text:p>
          </table:table-cell>
          <table:table-cell office:value-type="string">
            <text:p>{ building_mining_complex_2_2 }</text:p>
          </table:table-cell>
        </table:table-row>
        <table:table-row table:style-name="ro1">
          <table:table-cell office:value-type="string">
            <text:p>{ building_mining_complex_3 }</text:p>
          </table:table-cell>
          <table:table-cell office:value-type="string">
            <text:p>{ building_mining_complex_3_2 }</text:p>
          </table:table-cell>
        </table:table-row>
        <table:table-row table:style-name="ro1">
          <table:table-cell office:value-type="string">
            <text:p>{ building_mining_complex_4 }</text:p>
          </table:table-cell>
          <table:table-cell office:value-type="string">
            <text:p>{ building_mining_complex_4_2 }</text:p>
          </table:table-cell>
        </table:table-row>
        <table:table-row table:style-name="ro1">
          <table:table-cell office:value-type="string">
            <text:p>{ building_mining_complex_5 }</text:p>
          </table:table-cell>
          <table:table-cell office:value-type="string">
            <text:p>{ building_mining_complex_5_2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mining_complex_2 }</text:p>
          </table:table-cell>
          <table:table-cell office:value-type="string">
            <text:p>{ building_mining_complex_2_3 }</text:p>
          </table:table-cell>
        </table:table-row>
        <table:table-row table:style-name="ro1">
          <table:table-cell office:value-type="string">
            <text:p>{ building_mining_complex_3 }</text:p>
          </table:table-cell>
          <table:table-cell office:value-type="string">
            <text:p>{ building_mining_complex_3_3 }</text:p>
          </table:table-cell>
        </table:table-row>
        <table:table-row table:style-name="ro1">
          <table:table-cell office:value-type="string">
            <text:p>{ building_mining_complex_4 }</text:p>
          </table:table-cell>
          <table:table-cell office:value-type="string">
            <text:p>{ building_mining_complex_4_3 }</text:p>
          </table:table-cell>
        </table:table-row>
        <table:table-row table:style-name="ro1">
          <table:table-cell office:value-type="string">
            <text:p>{ building_mining_complex_5 }</text:p>
          </table:table-cell>
          <table:table-cell office:value-type="string">
            <text:p>{ building_mining_complex_5_3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mining_complex_2 }</text:p>
          </table:table-cell>
          <table:table-cell office:value-type="string">
            <text:p>{ building_mining_complex_2_4 }</text:p>
          </table:table-cell>
        </table:table-row>
        <table:table-row table:style-name="ro1">
          <table:table-cell office:value-type="string">
            <text:p>{ building_mining_complex_3 }</text:p>
          </table:table-cell>
          <table:table-cell office:value-type="string">
            <text:p>{ building_mining_complex_3_4 }</text:p>
          </table:table-cell>
        </table:table-row>
        <table:table-row table:style-name="ro1">
          <table:table-cell office:value-type="string">
            <text:p>{ building_mining_complex_4 }</text:p>
          </table:table-cell>
          <table:table-cell office:value-type="string">
            <text:p>{ building_mining_complex_4_4 }</text:p>
          </table:table-cell>
        </table:table-row>
        <table:table-row table:style-name="ro1">
          <table:table-cell office:value-type="string">
            <text:p>{ building_mining_complex_5 }</text:p>
          </table:table-cell>
          <table:table-cell office:value-type="string">
            <text:p>{ building_mining_complex_5_4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mining_complex_2 }</text:p>
          </table:table-cell>
          <table:table-cell office:value-type="string">
            <text:p>{ building_mining_complex_2_5 }</text:p>
          </table:table-cell>
        </table:table-row>
        <table:table-row table:style-name="ro1">
          <table:table-cell office:value-type="string">
            <text:p>{ building_mining_complex_3 }</text:p>
          </table:table-cell>
          <table:table-cell office:value-type="string">
            <text:p>{ building_mining_complex_3_5 }</text:p>
          </table:table-cell>
        </table:table-row>
        <table:table-row table:style-name="ro1">
          <table:table-cell office:value-type="string">
            <text:p>{ building_mining_complex_4 }</text:p>
          </table:table-cell>
          <table:table-cell office:value-type="string">
            <text:p>{ building_mining_complex_4_5 }</text:p>
          </table:table-cell>
        </table:table-row>
        <table:table-row table:style-name="ro1">
          <table:table-cell office:value-type="string">
            <text:p>{ building_mining_complex_5 }</text:p>
          </table:table-cell>
          <table:table-cell office:value-type="string">
            <text:p>{ building_mining_complex_5_5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farming_complex_2 }</text:p>
          </table:table-cell>
          <table:table-cell office:value-type="string">
            <text:p>{ building_farming_complex_2_1 }</text:p>
          </table:table-cell>
        </table:table-row>
        <table:table-row table:style-name="ro1">
          <table:table-cell office:value-type="string">
            <text:p>{ building_farming_complex_3 }</text:p>
          </table:table-cell>
          <table:table-cell office:value-type="string">
            <text:p>{ building_farming_complex_3_1 }</text:p>
          </table:table-cell>
        </table:table-row>
        <table:table-row table:style-name="ro1">
          <table:table-cell office:value-type="string">
            <text:p>{ building_farming_complex_4 }</text:p>
          </table:table-cell>
          <table:table-cell office:value-type="string">
            <text:p>{ building_farming_complex_4_1 }</text:p>
          </table:table-cell>
        </table:table-row>
        <table:table-row table:style-name="ro1">
          <table:table-cell office:value-type="string">
            <text:p>{ building_farming_complex_5 }</text:p>
          </table:table-cell>
          <table:table-cell office:value-type="string">
            <text:p>{ building_farming_complex_5_1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farming_complex_2 }</text:p>
          </table:table-cell>
          <table:table-cell office:value-type="string">
            <text:p>{ building_farming_complex_2_2 }</text:p>
          </table:table-cell>
        </table:table-row>
        <table:table-row table:style-name="ro1">
          <table:table-cell office:value-type="string">
            <text:p>{ building_farming_complex_3 }</text:p>
          </table:table-cell>
          <table:table-cell office:value-type="string">
            <text:p>{ building_farming_complex_3_2 }</text:p>
          </table:table-cell>
        </table:table-row>
        <table:table-row table:style-name="ro1">
          <table:table-cell office:value-type="string">
            <text:p>{ building_farming_complex_4 }</text:p>
          </table:table-cell>
          <table:table-cell office:value-type="string">
            <text:p>{ building_farming_complex_4_2 }</text:p>
          </table:table-cell>
        </table:table-row>
        <table:table-row table:style-name="ro1">
          <table:table-cell office:value-type="string">
            <text:p>{ building_farming_complex_5 }</text:p>
          </table:table-cell>
          <table:table-cell office:value-type="string">
            <text:p>{ building_farming_complex_5_2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farming_complex_2 }</text:p>
          </table:table-cell>
          <table:table-cell office:value-type="string">
            <text:p>{ building_farming_complex_2_3 }</text:p>
          </table:table-cell>
        </table:table-row>
        <table:table-row table:style-name="ro1">
          <table:table-cell office:value-type="string">
            <text:p>{ building_farming_complex_3 }</text:p>
          </table:table-cell>
          <table:table-cell office:value-type="string">
            <text:p>{ building_farming_complex_3_3 }</text:p>
          </table:table-cell>
        </table:table-row>
        <table:table-row table:style-name="ro1">
          <table:table-cell office:value-type="string">
            <text:p>{ building_farming_complex_4 }</text:p>
          </table:table-cell>
          <table:table-cell office:value-type="string">
            <text:p>{ building_farming_complex_4_3 }</text:p>
          </table:table-cell>
        </table:table-row>
        <table:table-row table:style-name="ro1">
          <table:table-cell office:value-type="string">
            <text:p>{ building_farming_complex_5 }</text:p>
          </table:table-cell>
          <table:table-cell office:value-type="string">
            <text:p>{ building_farming_complex_5_3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farming_complex_2 }</text:p>
          </table:table-cell>
          <table:table-cell office:value-type="string">
            <text:p>{ building_farming_complex_2_4 }</text:p>
          </table:table-cell>
        </table:table-row>
        <table:table-row table:style-name="ro1">
          <table:table-cell office:value-type="string">
            <text:p>{ building_farming_complex_3 }</text:p>
          </table:table-cell>
          <table:table-cell office:value-type="string">
            <text:p>{ building_farming_complex_3_4 }</text:p>
          </table:table-cell>
        </table:table-row>
        <table:table-row table:style-name="ro1">
          <table:table-cell office:value-type="string">
            <text:p>{ building_farming_complex_4 }</text:p>
          </table:table-cell>
          <table:table-cell office:value-type="string">
            <text:p>{ building_farming_complex_4_4 }</text:p>
          </table:table-cell>
        </table:table-row>
        <table:table-row table:style-name="ro1">
          <table:table-cell office:value-type="string">
            <text:p>{ building_farming_complex_5 }</text:p>
          </table:table-cell>
          <table:table-cell office:value-type="string">
            <text:p>{ building_farming_complex_5_4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farming_complex_2 }</text:p>
          </table:table-cell>
          <table:table-cell office:value-type="string">
            <text:p>{ building_farming_complex_2_5 }</text:p>
          </table:table-cell>
        </table:table-row>
        <table:table-row table:style-name="ro1">
          <table:table-cell office:value-type="string">
            <text:p>{ building_farming_complex_3 }</text:p>
          </table:table-cell>
          <table:table-cell office:value-type="string">
            <text:p>{ building_farming_complex_3_5 }</text:p>
          </table:table-cell>
        </table:table-row>
        <table:table-row table:style-name="ro1">
          <table:table-cell office:value-type="string">
            <text:p>{ building_farming_complex_4 }</text:p>
          </table:table-cell>
          <table:table-cell office:value-type="string">
            <text:p>{ building_farming_complex_4_5 }</text:p>
          </table:table-cell>
        </table:table-row>
        <table:table-row table:style-name="ro1">
          <table:table-cell office:value-type="string">
            <text:p>{ building_farming_complex_5 }</text:p>
          </table:table-cell>
          <table:table-cell office:value-type="string">
            <text:p>{ building_farming_complex_5_5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isotope_refinery_2 }</text:p>
          </table:table-cell>
          <table:table-cell office:value-type="string">
            <text:p>{ building_isotope_refinery_2_1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isotope_refinery_3 }</text:p>
          </table:table-cell>
          <table:table-cell office:value-type="string">
            <text:p>{ building_isotope_refinery_3_1 }</text:p>
          </table:table-cell>
        </table:table-row>
        <table:table-row table:style-name="ro1">
          <table:table-cell office:value-type="string">
            <text:p>{ building_isotope_refinery_4 }</text:p>
          </table:table-cell>
          <table:table-cell office:value-type="string">
            <text:p>{ building_isotope_refinery_4_1 }</text:p>
          </table:table-cell>
        </table:table-row>
        <table:table-row table:style-name="ro1">
          <table:table-cell office:value-type="string">
            <text:p>{ building_isotope_refinery_5 }</text:p>
          </table:table-cell>
          <table:table-cell office:value-type="string">
            <text:p>{ building_isotope_refinery_5_1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isotope_refinery_2 }</text:p>
          </table:table-cell>
          <table:table-cell office:value-type="string">
            <text:p>{ building_isotope_refinery_2_2 }</text:p>
          </table:table-cell>
        </table:table-row>
        <table:table-row table:style-name="ro1">
          <table:table-cell office:value-type="string">
            <text:p>{ building_isotope_refinery_3 }</text:p>
          </table:table-cell>
          <table:table-cell office:value-type="string">
            <text:p>{ building_isotope_refinery_3_2 }</text:p>
          </table:table-cell>
        </table:table-row>
        <table:table-row table:style-name="ro1">
          <table:table-cell office:value-type="string">
            <text:p>{ building_isotope_refinery_4 }</text:p>
          </table:table-cell>
          <table:table-cell office:value-type="string">
            <text:p>{ building_isotope_refinery_4_2 }</text:p>
          </table:table-cell>
        </table:table-row>
        <table:table-row table:style-name="ro1">
          <table:table-cell office:value-type="string">
            <text:p>{ building_isotope_refinery_5 }</text:p>
          </table:table-cell>
          <table:table-cell office:value-type="string">
            <text:p>{ building_isotope_refinery_5_2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isotope_refinery_2 }</text:p>
          </table:table-cell>
          <table:table-cell office:value-type="string">
            <text:p>{ building_isotope_refinery_2_3 }</text:p>
          </table:table-cell>
        </table:table-row>
        <table:table-row table:style-name="ro1">
          <table:table-cell office:value-type="string">
            <text:p>{ building_isotope_refinery_3 }</text:p>
          </table:table-cell>
          <table:table-cell office:value-type="string">
            <text:p>{ building_isotope_refinery_3_3 }</text:p>
          </table:table-cell>
        </table:table-row>
        <table:table-row table:style-name="ro1">
          <table:table-cell office:value-type="string">
            <text:p>{ building_isotope_refinery_4 }</text:p>
          </table:table-cell>
          <table:table-cell office:value-type="string">
            <text:p>{ building_isotope_refinery_4_3 }</text:p>
          </table:table-cell>
        </table:table-row>
        <table:table-row table:style-name="ro1">
          <table:table-cell office:value-type="string">
            <text:p>{ building_isotope_refinery_5 }</text:p>
          </table:table-cell>
          <table:table-cell office:value-type="string">
            <text:p>{ building_isotope_refinery_5_3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isotope_refinery_2 }</text:p>
          </table:table-cell>
          <table:table-cell office:value-type="string">
            <text:p>{ building_isotope_refinery_2_4 }</text:p>
          </table:table-cell>
        </table:table-row>
        <table:table-row table:style-name="ro1">
          <table:table-cell office:value-type="string">
            <text:p>{ building_isotope_refinery_3 }</text:p>
          </table:table-cell>
          <table:table-cell office:value-type="string">
            <text:p>{ building_isotope_refinery_3_4 }</text:p>
          </table:table-cell>
        </table:table-row>
        <table:table-row table:style-name="ro1">
          <table:table-cell office:value-type="string">
            <text:p>{ building_isotope_refinery_4 }</text:p>
          </table:table-cell>
          <table:table-cell office:value-type="string">
            <text:p>{ building_isotope_refinery_4_4 }</text:p>
          </table:table-cell>
        </table:table-row>
        <table:table-row table:style-name="ro1">
          <table:table-cell office:value-type="string">
            <text:p>{ building_isotope_refinery_5 }</text:p>
          </table:table-cell>
          <table:table-cell office:value-type="string">
            <text:p>{ building_isotope_refinery_5_4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isotope_refinery_2 }</text:p>
          </table:table-cell>
          <table:table-cell office:value-type="string">
            <text:p>{ building_isotope_refinery_2_5 }</text:p>
          </table:table-cell>
        </table:table-row>
        <table:table-row table:style-name="ro1">
          <table:table-cell office:value-type="string">
            <text:p>{ building_isotope_refinery_3 }</text:p>
          </table:table-cell>
          <table:table-cell office:value-type="string">
            <text:p>{ building_isotope_refinery_3_5 }</text:p>
          </table:table-cell>
        </table:table-row>
        <table:table-row table:style-name="ro1">
          <table:table-cell office:value-type="string">
            <text:p>{ building_isotope_refinery_4 }</text:p>
          </table:table-cell>
          <table:table-cell office:value-type="string">
            <text:p>{ building_isotope_refinery_4_5 }</text:p>
          </table:table-cell>
        </table:table-row>
        <table:table-row table:style-name="ro1">
          <table:table-cell office:value-type="string">
            <text:p>{ building_isotope_refinery_5 }</text:p>
          </table:table-cell>
          <table:table-cell office:value-type="string">
            <text:p>{ building_isotope_refinery_5_5 }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{ building_biofuel_refinery_2 }</text:p>
          </table:table-cell>
          <table:table-cell office:value-type="string">
            <text:p>{ building_biofuel_refinery_2_1 }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{ building_biofuel_refinery_3 }</text:p>
          </table:table-cell>
          <table:table-cell office:value-type="string">
            <text:p>{ building_biofuel_refinery_3_1 }</text:p>
          </table:table-cell>
        </table:table-row>
        <table:table-row table:style-name="ro2">
          <table:table-cell office:value-type="string">
            <text:p>{ building_biofuel_refinery_4 }</text:p>
          </table:table-cell>
          <table:table-cell office:value-type="string">
            <text:p>{ building_biofuel_refinery_4_1 }</text:p>
          </table:table-cell>
        </table:table-row>
        <table:table-row table:style-name="ro2">
          <table:table-cell office:value-type="string">
            <text:p>{ building_biofuel_refinery_5 }</text:p>
          </table:table-cell>
          <table:table-cell office:value-type="string">
            <text:p>{ building_biofuel_refinery_5_1 }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{ building_biofuel_refinery_2 }</text:p>
          </table:table-cell>
          <table:table-cell office:value-type="string">
            <text:p>{ building_biofuel_refinery_2_2 }</text:p>
          </table:table-cell>
        </table:table-row>
        <table:table-row table:style-name="ro2">
          <table:table-cell office:value-type="string">
            <text:p>{ building_biofuel_refinery_3 }</text:p>
          </table:table-cell>
          <table:table-cell office:value-type="string">
            <text:p>{ building_biofuel_refinery_3_2 }</text:p>
          </table:table-cell>
        </table:table-row>
        <table:table-row table:style-name="ro2">
          <table:table-cell office:value-type="string">
            <text:p>{ building_biofuel_refinery_4 }</text:p>
          </table:table-cell>
          <table:table-cell office:value-type="string">
            <text:p>{ building_biofuel_refinery_4_2 }</text:p>
          </table:table-cell>
        </table:table-row>
        <table:table-row table:style-name="ro2">
          <table:table-cell office:value-type="string">
            <text:p>{ building_biofuel_refinery_5 }</text:p>
          </table:table-cell>
          <table:table-cell office:value-type="string">
            <text:p>{ building_biofuel_refinery_5_2 }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{ building_biofuel_refinery_2 }</text:p>
          </table:table-cell>
          <table:table-cell office:value-type="string">
            <text:p>{ building_biofuel_refinery_2_3 }</text:p>
          </table:table-cell>
        </table:table-row>
        <table:table-row table:style-name="ro2">
          <table:table-cell office:value-type="string">
            <text:p>{ building_biofuel_refinery_3 }</text:p>
          </table:table-cell>
          <table:table-cell office:value-type="string">
            <text:p>{ building_biofuel_refinery_3_3 }</text:p>
          </table:table-cell>
        </table:table-row>
        <table:table-row table:style-name="ro2">
          <table:table-cell office:value-type="string">
            <text:p>{ building_biofuel_refinery_4 }</text:p>
          </table:table-cell>
          <table:table-cell office:value-type="string">
            <text:p>{ building_biofuel_refinery_4_3 }</text:p>
          </table:table-cell>
        </table:table-row>
        <table:table-row table:style-name="ro2">
          <table:table-cell office:value-type="string">
            <text:p>{ building_biofuel_refinery_5 }</text:p>
          </table:table-cell>
          <table:table-cell office:value-type="string">
            <text:p>{ building_biofuel_refinery_5_3 }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{ building_biofuel_refinery_2 }</text:p>
          </table:table-cell>
          <table:table-cell office:value-type="string">
            <text:p>{ building_biofuel_refinery_2_4 }</text:p>
          </table:table-cell>
        </table:table-row>
        <table:table-row table:style-name="ro2">
          <table:table-cell office:value-type="string">
            <text:p>{ building_biofuel_refinery_3 }</text:p>
          </table:table-cell>
          <table:table-cell office:value-type="string">
            <text:p>{ building_biofuel_refinery_3_4 }</text:p>
          </table:table-cell>
        </table:table-row>
        <table:table-row table:style-name="ro2">
          <table:table-cell office:value-type="string">
            <text:p>{ building_biofuel_refinery_4 }</text:p>
          </table:table-cell>
          <table:table-cell office:value-type="string">
            <text:p>{ building_biofuel_refinery_4_4 }</text:p>
          </table:table-cell>
        </table:table-row>
        <table:table-row table:style-name="ro2">
          <table:table-cell office:value-type="string">
            <text:p>{ building_biofuel_refinery_5 }</text:p>
          </table:table-cell>
          <table:table-cell office:value-type="string">
            <text:p>{ building_biofuel_refinery_5_4 }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{ building_biofuel_refinery_2 }</text:p>
          </table:table-cell>
          <table:table-cell office:value-type="string">
            <text:p>{ building_biofuel_refinery_2_5 }</text:p>
          </table:table-cell>
        </table:table-row>
        <table:table-row table:style-name="ro2">
          <table:table-cell office:value-type="string">
            <text:p>{ building_biofuel_refinery_3 }</text:p>
          </table:table-cell>
          <table:table-cell office:value-type="string">
            <text:p>{ building_biofuel_refinery_3_5 }</text:p>
          </table:table-cell>
        </table:table-row>
        <table:table-row table:style-name="ro2">
          <table:table-cell office:value-type="string">
            <text:p>{ building_biofuel_refinery_4 }</text:p>
          </table:table-cell>
          <table:table-cell office:value-type="string">
            <text:p>{ building_biofuel_refinery_4_5 }</text:p>
          </table:table-cell>
        </table:table-row>
        <table:table-row table:style-name="ro2">
          <table:table-cell office:value-type="string">
            <text:p>{ building_biofuel_refinery_5 }</text:p>
          </table:table-cell>
          <table:table-cell office:value-type="string">
            <text:p>{ building_biofuel_refinery_5_5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society_lab_2 }</text:p>
          </table:table-cell>
          <table:table-cell office:value-type="string">
            <text:p>{ building_society_lab_2_1 }</text:p>
          </table:table-cell>
        </table:table-row>
        <table:table-row table:style-name="ro1">
          <table:table-cell office:value-type="string">
            <text:p>{ building_society_lab_3 }</text:p>
          </table:table-cell>
          <table:table-cell office:value-type="string">
            <text:p>{ building_society_lab_3_1 }</text:p>
          </table:table-cell>
        </table:table-row>
        <table:table-row table:style-name="ro1">
          <table:table-cell office:value-type="string">
            <text:p>{ building_society_lab_4 }</text:p>
          </table:table-cell>
          <table:table-cell office:value-type="string">
            <text:p>{ building_society_lab_4_1 }</text:p>
          </table:table-cell>
        </table:table-row>
        <table:table-row table:style-name="ro1">
          <table:table-cell office:value-type="string">
            <text:p>{ building_society_lab_5 }</text:p>
          </table:table-cell>
          <table:table-cell office:value-type="string">
            <text:p>{ building_society_lab_5_1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society_lab_2 }</text:p>
          </table:table-cell>
          <table:table-cell office:value-type="string">
            <text:p>{ building_society_lab_2_2 }</text:p>
          </table:table-cell>
        </table:table-row>
        <table:table-row table:style-name="ro1">
          <table:table-cell office:value-type="string">
            <text:p>{ building_society_lab_3 }</text:p>
          </table:table-cell>
          <table:table-cell office:value-type="string">
            <text:p>{ building_society_lab_3_2 }</text:p>
          </table:table-cell>
        </table:table-row>
        <table:table-row table:style-name="ro1">
          <table:table-cell office:value-type="string">
            <text:p>{ building_society_lab_4 }</text:p>
          </table:table-cell>
          <table:table-cell office:value-type="string">
            <text:p>{ building_society_lab_4_2 }</text:p>
          </table:table-cell>
        </table:table-row>
        <table:table-row table:style-name="ro1">
          <table:table-cell office:value-type="string">
            <text:p>{ building_society_lab_5 }</text:p>
          </table:table-cell>
          <table:table-cell office:value-type="string">
            <text:p>{ building_society_lab_5_2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society_lab_2 }</text:p>
          </table:table-cell>
          <table:table-cell office:value-type="string">
            <text:p>{ building_society_lab_2_3 }</text:p>
          </table:table-cell>
        </table:table-row>
        <table:table-row table:style-name="ro1">
          <table:table-cell office:value-type="string">
            <text:p>{ building_society_lab_3 }</text:p>
          </table:table-cell>
          <table:table-cell office:value-type="string">
            <text:p>{ building_society_lab_3_3 }</text:p>
          </table:table-cell>
        </table:table-row>
        <table:table-row table:style-name="ro1">
          <table:table-cell office:value-type="string">
            <text:p>{ building_society_lab_4 }</text:p>
          </table:table-cell>
          <table:table-cell office:value-type="string">
            <text:p>{ building_society_lab_4_3 }</text:p>
          </table:table-cell>
        </table:table-row>
        <table:table-row table:style-name="ro1">
          <table:table-cell office:value-type="string">
            <text:p>{ building_society_lab_5 }</text:p>
          </table:table-cell>
          <table:table-cell office:value-type="string">
            <text:p>{ building_society_lab_5_3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society_lab_2 }</text:p>
          </table:table-cell>
          <table:table-cell office:value-type="string">
            <text:p>{ building_society_lab_2_4 }</text:p>
          </table:table-cell>
        </table:table-row>
        <table:table-row table:style-name="ro1">
          <table:table-cell office:value-type="string">
            <text:p>{ building_society_lab_3 }</text:p>
          </table:table-cell>
          <table:table-cell office:value-type="string">
            <text:p>{ building_society_lab_3_4 }</text:p>
          </table:table-cell>
        </table:table-row>
        <table:table-row table:style-name="ro1">
          <table:table-cell office:value-type="string">
            <text:p>{ building_society_lab_4 }</text:p>
          </table:table-cell>
          <table:table-cell office:value-type="string">
            <text:p>{ building_society_lab_4_4 }</text:p>
          </table:table-cell>
        </table:table-row>
        <table:table-row table:style-name="ro1">
          <table:table-cell office:value-type="string">
            <text:p>{ building_society_lab_5 }</text:p>
          </table:table-cell>
          <table:table-cell office:value-type="string">
            <text:p>{ building_society_lab_5_4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society_lab_2 }</text:p>
          </table:table-cell>
          <table:table-cell office:value-type="string">
            <text:p>{ building_society_lab_2_5 }</text:p>
          </table:table-cell>
        </table:table-row>
        <table:table-row table:style-name="ro1">
          <table:table-cell office:value-type="string">
            <text:p>{ building_society_lab_3 }</text:p>
          </table:table-cell>
          <table:table-cell office:value-type="string">
            <text:p>{ building_society_lab_3_5 }</text:p>
          </table:table-cell>
        </table:table-row>
        <table:table-row table:style-name="ro1">
          <table:table-cell office:value-type="string">
            <text:p>{ building_society_lab_4 }</text:p>
          </table:table-cell>
          <table:table-cell office:value-type="string">
            <text:p>{ building_society_lab_4_5 }</text:p>
          </table:table-cell>
        </table:table-row>
        <table:table-row table:style-name="ro1">
          <table:table-cell office:value-type="string">
            <text:p>{ building_society_lab_5 }</text:p>
          </table:table-cell>
          <table:table-cell office:value-type="string">
            <text:p>{ building_society_lab_5_5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physics_lab_2 }</text:p>
          </table:table-cell>
          <table:table-cell office:value-type="string">
            <text:p>{ building_physics_lab_2_1 }</text:p>
          </table:table-cell>
        </table:table-row>
        <table:table-row table:style-name="ro1">
          <table:table-cell office:value-type="string">
            <text:p>{ building_physics_lab_3 }</text:p>
          </table:table-cell>
          <table:table-cell office:value-type="string">
            <text:p>{ building_physics_lab_3_1 }</text:p>
          </table:table-cell>
        </table:table-row>
        <table:table-row table:style-name="ro1">
          <table:table-cell office:value-type="string">
            <text:p>{ building_physics_lab_4 }</text:p>
          </table:table-cell>
          <table:table-cell office:value-type="string">
            <text:p>{ building_physics_lab_4_1 }</text:p>
          </table:table-cell>
        </table:table-row>
        <table:table-row table:style-name="ro1">
          <table:table-cell office:value-type="string">
            <text:p>{ building_physics_lab_5 }</text:p>
          </table:table-cell>
          <table:table-cell office:value-type="string">
            <text:p>{ building_physics_lab_5_1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physics_lab_2 }</text:p>
          </table:table-cell>
          <table:table-cell office:value-type="string">
            <text:p>{ building_physics_lab_2_2 }</text:p>
          </table:table-cell>
        </table:table-row>
        <table:table-row table:style-name="ro1">
          <table:table-cell office:value-type="string">
            <text:p>{ building_physics_lab_3 }</text:p>
          </table:table-cell>
          <table:table-cell office:value-type="string">
            <text:p>{ building_physics_lab_3_2 }</text:p>
          </table:table-cell>
        </table:table-row>
        <table:table-row table:style-name="ro1">
          <table:table-cell office:value-type="string">
            <text:p>{ building_physics_lab_4 }</text:p>
          </table:table-cell>
          <table:table-cell office:value-type="string">
            <text:p>{ building_physics_lab_4_2 }</text:p>
          </table:table-cell>
        </table:table-row>
        <table:table-row table:style-name="ro1">
          <table:table-cell office:value-type="string">
            <text:p>{ building_physics_lab_5 }</text:p>
          </table:table-cell>
          <table:table-cell office:value-type="string">
            <text:p>{ building_physics_lab_5_2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physics_lab_2 }</text:p>
          </table:table-cell>
          <table:table-cell office:value-type="string">
            <text:p>{ building_physics_lab_2_3 }</text:p>
          </table:table-cell>
        </table:table-row>
        <table:table-row table:style-name="ro1">
          <table:table-cell office:value-type="string">
            <text:p>{ building_physics_lab_3 }</text:p>
          </table:table-cell>
          <table:table-cell office:value-type="string">
            <text:p>{ building_physics_lab_3_3 }</text:p>
          </table:table-cell>
        </table:table-row>
        <table:table-row table:style-name="ro1">
          <table:table-cell office:value-type="string">
            <text:p>{ building_physics_lab_4 }</text:p>
          </table:table-cell>
          <table:table-cell office:value-type="string">
            <text:p>{ building_physics_lab_4_3 }</text:p>
          </table:table-cell>
        </table:table-row>
        <table:table-row table:style-name="ro1">
          <table:table-cell office:value-type="string">
            <text:p>{ building_physics_lab_5 }</text:p>
          </table:table-cell>
          <table:table-cell office:value-type="string">
            <text:p>{ building_physics_lab_5_3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physics_lab_2 }</text:p>
          </table:table-cell>
          <table:table-cell office:value-type="string">
            <text:p>{ building_physics_lab_2_4 }</text:p>
          </table:table-cell>
        </table:table-row>
        <table:table-row table:style-name="ro1">
          <table:table-cell office:value-type="string">
            <text:p>{ building_physics_lab_3 }</text:p>
          </table:table-cell>
          <table:table-cell office:value-type="string">
            <text:p>{ building_physics_lab_3_4 }</text:p>
          </table:table-cell>
        </table:table-row>
        <table:table-row table:style-name="ro1">
          <table:table-cell office:value-type="string">
            <text:p>{ building_physics_lab_4 }</text:p>
          </table:table-cell>
          <table:table-cell office:value-type="string">
            <text:p>{ building_physics_lab_4_4 }</text:p>
          </table:table-cell>
        </table:table-row>
        <table:table-row table:style-name="ro1">
          <table:table-cell office:value-type="string">
            <text:p>{ building_physics_lab_5 }</text:p>
          </table:table-cell>
          <table:table-cell office:value-type="string">
            <text:p>{ building_physics_lab_5_4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physics_lab_2 }</text:p>
          </table:table-cell>
          <table:table-cell office:value-type="string">
            <text:p>{ building_physics_lab_2_5 }</text:p>
          </table:table-cell>
        </table:table-row>
        <table:table-row table:style-name="ro1">
          <table:table-cell office:value-type="string">
            <text:p>{ building_physics_lab_3 }</text:p>
          </table:table-cell>
          <table:table-cell office:value-type="string">
            <text:p>{ building_physics_lab_3_5 }</text:p>
          </table:table-cell>
        </table:table-row>
        <table:table-row table:style-name="ro1">
          <table:table-cell office:value-type="string">
            <text:p>{ building_physics_lab_4 }</text:p>
          </table:table-cell>
          <table:table-cell office:value-type="string">
            <text:p>{ building_physics_lab_4_5 }</text:p>
          </table:table-cell>
        </table:table-row>
        <table:table-row table:style-name="ro1">
          <table:table-cell office:value-type="string">
            <text:p>{ building_physics_lab_5 }</text:p>
          </table:table-cell>
          <table:table-cell office:value-type="string">
            <text:p>{ building_physics_lab_5_5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engineering_lab_2 }</text:p>
          </table:table-cell>
          <table:table-cell office:value-type="string">
            <text:p>{ building_engineering_lab_2_1 }</text:p>
          </table:table-cell>
        </table:table-row>
        <table:table-row table:style-name="ro1">
          <table:table-cell office:value-type="string">
            <text:p>{ building_engineering_lab_3 }</text:p>
          </table:table-cell>
          <table:table-cell office:value-type="string">
            <text:p>{ building_engineering_lab_3_1 }</text:p>
          </table:table-cell>
        </table:table-row>
        <table:table-row table:style-name="ro1">
          <table:table-cell office:value-type="string">
            <text:p>{ building_engineering_lab_4 }</text:p>
          </table:table-cell>
          <table:table-cell office:value-type="string">
            <text:p>{ building_engineering_lab_4_1 }</text:p>
          </table:table-cell>
        </table:table-row>
        <table:table-row table:style-name="ro1">
          <table:table-cell office:value-type="string">
            <text:p>{ building_engineering_lab_5 }</text:p>
          </table:table-cell>
          <table:table-cell office:value-type="string">
            <text:p>{ building_engineering_lab_5_1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engineering_lab_2 }</text:p>
          </table:table-cell>
          <table:table-cell office:value-type="string">
            <text:p>{ building_engineering_lab_2_2 }</text:p>
          </table:table-cell>
        </table:table-row>
        <table:table-row table:style-name="ro1">
          <table:table-cell office:value-type="string">
            <text:p>{ building_engineering_lab_3 }</text:p>
          </table:table-cell>
          <table:table-cell office:value-type="string">
            <text:p>{ building_engineering_lab_3_2 }</text:p>
          </table:table-cell>
        </table:table-row>
        <table:table-row table:style-name="ro1">
          <table:table-cell office:value-type="string">
            <text:p>{ building_engineering_lab_4 }</text:p>
          </table:table-cell>
          <table:table-cell office:value-type="string">
            <text:p>{ building_engineering_lab_4_2 }</text:p>
          </table:table-cell>
        </table:table-row>
        <table:table-row table:style-name="ro1">
          <table:table-cell office:value-type="string">
            <text:p>{ building_engineering_lab_5 }</text:p>
          </table:table-cell>
          <table:table-cell office:value-type="string">
            <text:p>{ building_engineering_lab_5_2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engineering_lab_2 }</text:p>
          </table:table-cell>
          <table:table-cell office:value-type="string">
            <text:p>{ building_engineering_lab_2_3 }</text:p>
          </table:table-cell>
        </table:table-row>
        <table:table-row table:style-name="ro1">
          <table:table-cell office:value-type="string">
            <text:p>{ building_engineering_lab_3 }</text:p>
          </table:table-cell>
          <table:table-cell office:value-type="string">
            <text:p>{ building_engineering_lab_3_3 }</text:p>
          </table:table-cell>
        </table:table-row>
        <table:table-row table:style-name="ro1">
          <table:table-cell office:value-type="string">
            <text:p>{ building_engineering_lab_4 }</text:p>
          </table:table-cell>
          <table:table-cell office:value-type="string">
            <text:p>{ building_engineering_lab_4_3 }</text:p>
          </table:table-cell>
        </table:table-row>
        <table:table-row table:style-name="ro1">
          <table:table-cell office:value-type="string">
            <text:p>{ building_engineering_lab_5 }</text:p>
          </table:table-cell>
          <table:table-cell office:value-type="string">
            <text:p>{ building_engineering_lab_5_3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engineering_lab_2 }</text:p>
          </table:table-cell>
          <table:table-cell office:value-type="string">
            <text:p>{ building_engineering_lab_2_4 }</text:p>
          </table:table-cell>
        </table:table-row>
        <table:table-row table:style-name="ro1">
          <table:table-cell office:value-type="string">
            <text:p>{ building_engineering_lab_3 }</text:p>
          </table:table-cell>
          <table:table-cell office:value-type="string">
            <text:p>{ building_engineering_lab_3_4 }</text:p>
          </table:table-cell>
        </table:table-row>
        <table:table-row table:style-name="ro1">
          <table:table-cell office:value-type="string">
            <text:p>{ building_engineering_lab_4 }</text:p>
          </table:table-cell>
          <table:table-cell office:value-type="string">
            <text:p>{ building_engineering_lab_4_4 }</text:p>
          </table:table-cell>
        </table:table-row>
        <table:table-row table:style-name="ro1">
          <table:table-cell office:value-type="string">
            <text:p>{ building_engineering_lab_5 }</text:p>
          </table:table-cell>
          <table:table-cell office:value-type="string">
            <text:p>{ building_engineering_lab_5_4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{ building_engineering_lab_2 }</text:p>
          </table:table-cell>
          <table:table-cell office:value-type="string">
            <text:p>{ building_engineering_lab_2_5 }</text:p>
          </table:table-cell>
        </table:table-row>
        <table:table-row table:style-name="ro1">
          <table:table-cell office:value-type="string">
            <text:p>{ building_engineering_lab_3 }</text:p>
          </table:table-cell>
          <table:table-cell office:value-type="string">
            <text:p>{ building_engineering_lab_3_5 }</text:p>
          </table:table-cell>
        </table:table-row>
        <table:table-row table:style-name="ro1">
          <table:table-cell office:value-type="string">
            <text:p>{ building_engineering_lab_4 }</text:p>
          </table:table-cell>
          <table:table-cell office:value-type="string">
            <text:p>{ building_engineering_lab_4_5 }</text:p>
          </table:table-cell>
        </table:table-row>
        <table:table-row table:style-name="ro1">
          <table:table-cell office:value-type="string">
            <text:p>{ building_engineering_lab_5 }</text:p>
          </table:table-cell>
          <table:table-cell office:value-type="string">
            <text:p>{ building_engineering_lab_5_5 }</text:p>
          </table:table-cell>
        </table:table-row>
      </table:table>
      <table:table table:name="DataSheet" table:style-name="ta1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keyAdded</text:p>
          </table:table-cell>
          <table:table-cell table:number-columns-repeated="20"/>
        </table:table-row>
        <table:table-row table:style-name="ro1">
          <table:table-cell office:value-type="string">
            <text:p>addKey</text:p>
          </table:table-cell>
          <table:table-cell office:value-type="string">
            <text:p>icon</text:p>
          </table:table-cell>
          <table:table-cell office:value-type="string">
            <text:p>tags</text:p>
          </table:table-cell>
          <table:table-cell office:value-type="string">
            <text:p>is_listed</text:p>
          </table:table-cell>
          <table:table-cell office:value-type="string">
            <text:p>base_buildtime</text:p>
          </table:table-cell>
          <table:table-cell office:value-type="string">
            <text:p>cost</text:p>
          </table:table-cell>
          <table:table-cell office:value-type="string">
            <text:p>required_resources</text:p>
          </table:table-cell>
          <table:table-cell office:value-type="string">
            <text:p>show_tech_unlock_if</text:p>
          </table:table-cell>
          <table:table-cell office:value-type="string">
            <text:p>potential</text:p>
          </table:table-cell>
          <table:table-cell office:value-type="string">
            <text:p>allow</text:p>
          </table:table-cell>
          <table:table-cell office:value-type="string">
            <text:p>prerequisites</text:p>
          </table:table-cell>
          <table:table-cell office:value-type="string">
            <text:p>upgrades</text:p>
          </table:table-cell>
          <table:table-cell office:value-type="string">
            <text:p>produced_resources</text:p>
          </table:table-cell>
          <table:table-cell office:value-type="string">
            <text:p>adjacency_bonus</text:p>
          </table:table-cell>
          <table:table-cell office:value-type="string">
            <text:p>on_queued</text:p>
          </table:table-cell>
          <table:table-cell office:value-type="string">
            <text:p>on_unqueued</text:p>
          </table:table-cell>
          <table:table-cell office:value-type="string">
            <text:p>ai_weight</text:p>
          </table:table-cell>
          <table:table-cell office:value-type="string">
            <text:p>triggered_planet_modifier</text:p>
          </table:table-cell>
          <table:table-cell office:value-type="string">
            <text:p>destroy_if</text:p>
          </table:table-cell>
          <table:table-cell office:value-type="string">
            <text:p>produced_resource_trigger</text:p>
          </table:table-cell>
          <table:table-cell office:value-type="string">
            <text:p>ai_allow</text:p>
          </table:table-cell>
        </table:table-row>
        <table:table-row table:style-name="ro1">
          <table:table-cell table:number-columns-repeated="21"/>
        </table:table-row>
        <table:table-row table:style-name="ro2">
          <table:table-cell office:value-type="string">
            <text:p>building_mining_complex_1_1</text:p>
          </table:table-cell>
          <table:table-cell office:value-type="string">
            <text:p>"building_mining_network_1"</text:p>
          </table:table-cell>
          <table:table-cell office:value-type="string">
            <text:p>{ standard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 office:value-type="string">
            <text:p>{ energy = @tile_restricted_t1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mining_complex_1_1 = yes }</text:p>
          </table:table-cell>
          <table:table-cell office:value-type="string">
            <text:p>{ requires_minerals_tile = yes requires_capital_0 = yes }</text:p>
          </table:table-cell>
          <table:table-cell office:value-type="string">
            <text:p>{ "tech_basic_industry" }</text:p>
          </table:table-cell>
          <table:table-cell office:value-type="string">
            <text:p>{ building_mining_complex_2_1 }</text:p>
          </table:table-cell>
          <table:table-cell office:value-type="string">
            <text:p>{ minerals = @tile_restricted_t1_1_output }</text:p>
          </table:table-cell>
          <table:table-cell office:value-type="string">
            <text:p>{ tile_building_resource_minerals_add = @tile_restricted_t1_adjacency_bonus }</text:p>
          </table:table-cell>
          <table:table-cell office:value-type="string">
            <text:p>{ check_minerals_buildings = yes }</text:p>
          </table:table-cell>
          <table:table-cell office:value-type="string">
            <text:p>{ subtract_minerals_buildings = yes }</text:p>
          </table:table-cell>
          <table:table-cell office:value-type="string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mining_complex_2_1</text:p>
          </table:table-cell>
          <table:table-cell office:value-type="string">
            <text:p>"building_mining_network_2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 office:value-type="string">
            <text:p>{ energy = @tile_restricted_t2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mining_complex_2_1 = yes }</text:p>
          </table:table-cell>
          <table:table-cell office:value-type="string">
            <text:p>{ requires_minerals_tile = yes requires_capital_1 = yes }</text:p>
          </table:table-cell>
          <table:table-cell office:value-type="string">
            <text:p>{ "tech_mining_network_2" }</text:p>
          </table:table-cell>
          <table:table-cell office:value-type="string">
            <text:p>{ building_mining_complex_3_1 }</text:p>
          </table:table-cell>
          <table:table-cell office:value-type="string">
            <text:p>{ minerals = @tile_restricted_t2_1_output }</text:p>
          </table:table-cell>
          <table:table-cell office:value-type="string">
            <text:p>{ tile_building_resource_minerals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mining_complex_3_1</text:p>
          </table:table-cell>
          <table:table-cell office:value-type="string">
            <text:p>"building_mining_network_3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 office:value-type="string">
            <text:p>{ energy = @tile_restricted_t3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mining_complex_3_1 = yes }</text:p>
          </table:table-cell>
          <table:table-cell office:value-type="string">
            <text:p>{ requires_minerals_tile = yes requires_capital_1 = yes }</text:p>
          </table:table-cell>
          <table:table-cell office:value-type="string">
            <text:p>{ "tech_mining_network_3" }</text:p>
          </table:table-cell>
          <table:table-cell office:value-type="string">
            <text:p>{ building_mining_complex_4_1 }</text:p>
          </table:table-cell>
          <table:table-cell office:value-type="string">
            <text:p>{ minerals = @tile_restricted_t3_1_output }</text:p>
          </table:table-cell>
          <table:table-cell office:value-type="string">
            <text:p>{ tile_building_resource_minerals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mining_complex_4_1</text:p>
          </table:table-cell>
          <table:table-cell office:value-type="string">
            <text:p>"building_mining_network_4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 office:value-type="string">
            <text:p>{ energy = @tile_restricted_t4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mining_complex_4_1 = yes }</text:p>
          </table:table-cell>
          <table:table-cell office:value-type="string">
            <text:p>{ requires_minerals_tile = yes requires_capital_2 = yes }</text:p>
          </table:table-cell>
          <table:table-cell office:value-type="string">
            <text:p>{ "tech_mining_network_4" }</text:p>
          </table:table-cell>
          <table:table-cell office:value-type="string">
            <text:p>{ building_mining_complex_5_1 }</text:p>
          </table:table-cell>
          <table:table-cell office:value-type="string">
            <text:p>{ minerals = @tile_restricted_t4_1_output }</text:p>
          </table:table-cell>
          <table:table-cell office:value-type="string">
            <text:p>{ tile_building_resource_minerals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mining_complex_5_1</text:p>
          </table:table-cell>
          <table:table-cell office:value-type="string">
            <text:p>"building_mining_network_5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 office:value-type="string">
            <text:p>{ energy = @tile_restricted_t5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mining_complex_5_1 = yes }</text:p>
          </table:table-cell>
          <table:table-cell office:value-type="string">
            <text:p>{ requires_minerals_tile = yes requires_capital_2 = yes }</text:p>
          </table:table-cell>
          <table:table-cell office:value-type="string">
            <text:p>{ "tech_mining_network_5" }</text:p>
          </table:table-cell>
          <table:table-cell/>
          <table:table-cell office:value-type="string">
            <text:p>{ minerals = @tile_restricted_t5_1_output }</text:p>
          </table:table-cell>
          <table:table-cell office:value-type="string">
            <text:p>{ tile_building_resource_minerals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office:value-type="string">
            <text:p>{ key = "capital_3_resource_bonus_modifier" potential = { planet = { has_capital_3 = yes } } modifier = { tile_resource_minerals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mining_complex_1_2</text:p>
          </table:table-cell>
          <table:table-cell office:value-type="string">
            <text:p>"building_mining_network_1"</text:p>
          </table:table-cell>
          <table:table-cell office:value-type="string">
            <text:p>{ standard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 office:value-type="string">
            <text:p>{ energy = @tile_restricted_t1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mining_complex_1_2 = yes }</text:p>
          </table:table-cell>
          <table:table-cell office:value-type="string">
            <text:p>{ requires_minerals_tile = yes requires_capital_0 = yes }</text:p>
          </table:table-cell>
          <table:table-cell office:value-type="string">
            <text:p>{ "tech_basic_industry" }</text:p>
          </table:table-cell>
          <table:table-cell office:value-type="string">
            <text:p>{ building_mining_complex_2_2 }</text:p>
          </table:table-cell>
          <table:table-cell office:value-type="string">
            <text:p>{ minerals = @tile_restricted_t1_2_output }</text:p>
          </table:table-cell>
          <table:table-cell office:value-type="string">
            <text:p>{ tile_building_resource_minerals_add = @tile_restricted_t1_adjacency_bonus }</text:p>
          </table:table-cell>
          <table:table-cell office:value-type="string">
            <text:p>{ check_minerals_buildings = yes }</text:p>
          </table:table-cell>
          <table:table-cell office:value-type="string">
            <text:p>{ subtract_minerals_buildings = yes }</text:p>
          </table:table-cell>
          <table:table-cell office:value-type="string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mining_complex_2_2</text:p>
          </table:table-cell>
          <table:table-cell office:value-type="string">
            <text:p>"building_mining_network_2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 office:value-type="string">
            <text:p>{ energy = @tile_restricted_t2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mining_complex_2_2 = yes }</text:p>
          </table:table-cell>
          <table:table-cell office:value-type="string">
            <text:p>{ requires_minerals_tile = yes requires_capital_1 = yes }</text:p>
          </table:table-cell>
          <table:table-cell office:value-type="string">
            <text:p>{ "tech_mining_network_2" }</text:p>
          </table:table-cell>
          <table:table-cell office:value-type="string">
            <text:p>{ building_mining_complex_3_2 }</text:p>
          </table:table-cell>
          <table:table-cell office:value-type="string">
            <text:p>{ minerals = @tile_restricted_t2_2_output }</text:p>
          </table:table-cell>
          <table:table-cell office:value-type="string">
            <text:p>{ tile_building_resource_minerals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mining_complex_3_2</text:p>
          </table:table-cell>
          <table:table-cell office:value-type="string">
            <text:p>"building_mining_network_3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 office:value-type="string">
            <text:p>{ energy = @tile_restricted_t3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mining_complex_3_2 = yes }</text:p>
          </table:table-cell>
          <table:table-cell office:value-type="string">
            <text:p>{ requires_minerals_tile = yes requires_capital_1 = yes }</text:p>
          </table:table-cell>
          <table:table-cell office:value-type="string">
            <text:p>{ "tech_mining_network_3" }</text:p>
          </table:table-cell>
          <table:table-cell office:value-type="string">
            <text:p>{ building_mining_complex_4_2 }</text:p>
          </table:table-cell>
          <table:table-cell office:value-type="string">
            <text:p>{ minerals = @tile_restricted_t3_2_output }</text:p>
          </table:table-cell>
          <table:table-cell office:value-type="string">
            <text:p>{ tile_building_resource_minerals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mining_complex_4_2</text:p>
          </table:table-cell>
          <table:table-cell office:value-type="string">
            <text:p>"building_mining_network_4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 office:value-type="string">
            <text:p>{ energy = @tile_restricted_t4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mining_complex_4_2 = yes }</text:p>
          </table:table-cell>
          <table:table-cell office:value-type="string">
            <text:p>{ requires_minerals_tile = yes requires_capital_2 = yes }</text:p>
          </table:table-cell>
          <table:table-cell office:value-type="string">
            <text:p>{ "tech_mining_network_4" }</text:p>
          </table:table-cell>
          <table:table-cell office:value-type="string">
            <text:p>{ building_mining_complex_5_2 }</text:p>
          </table:table-cell>
          <table:table-cell office:value-type="string">
            <text:p>{ minerals = @tile_restricted_t4_2_output }</text:p>
          </table:table-cell>
          <table:table-cell office:value-type="string">
            <text:p>{ tile_building_resource_minerals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mining_complex_5_2</text:p>
          </table:table-cell>
          <table:table-cell office:value-type="string">
            <text:p>"building_mining_network_5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 office:value-type="string">
            <text:p>{ energy = @tile_restricted_t5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mining_complex_5_2 = yes }</text:p>
          </table:table-cell>
          <table:table-cell office:value-type="string">
            <text:p>{ requires_minerals_tile = yes requires_capital_2 = yes }</text:p>
          </table:table-cell>
          <table:table-cell office:value-type="string">
            <text:p>{ "tech_mining_network_5" }</text:p>
          </table:table-cell>
          <table:table-cell/>
          <table:table-cell office:value-type="string">
            <text:p>{ minerals = @tile_restricted_t5_2_output }</text:p>
          </table:table-cell>
          <table:table-cell office:value-type="string">
            <text:p>{ tile_building_resource_minerals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office:value-type="string">
            <text:p>{ key = "capital_3_resource_bonus_modifier" potential = { planet = { has_capital_3 = yes } } modifier = { tile_resource_minerals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mining_complex_1_3</text:p>
          </table:table-cell>
          <table:table-cell office:value-type="string">
            <text:p>"building_mining_network_1"</text:p>
          </table:table-cell>
          <table:table-cell office:value-type="string">
            <text:p>{ standard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 office:value-type="string">
            <text:p>{ energy = @tile_restricted_t1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mining_complex_1_3 = yes }</text:p>
          </table:table-cell>
          <table:table-cell office:value-type="string">
            <text:p>{ requires_minerals_tile = yes requires_capital_0 = yes }</text:p>
          </table:table-cell>
          <table:table-cell office:value-type="string">
            <text:p>{ "tech_basic_industry" }</text:p>
          </table:table-cell>
          <table:table-cell office:value-type="string">
            <text:p>{ building_mining_complex_2_3 }</text:p>
          </table:table-cell>
          <table:table-cell office:value-type="string">
            <text:p>{ minerals = @tile_restricted_t1_3_output }</text:p>
          </table:table-cell>
          <table:table-cell office:value-type="string">
            <text:p>{ tile_building_resource_minerals_add = @tile_restricted_t1_adjacency_bonus }</text:p>
          </table:table-cell>
          <table:table-cell office:value-type="string">
            <text:p>{ check_minerals_buildings = yes }</text:p>
          </table:table-cell>
          <table:table-cell office:value-type="string">
            <text:p>{ subtract_minerals_buildings = yes }</text:p>
          </table:table-cell>
          <table:table-cell office:value-type="string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mining_complex_2_3</text:p>
          </table:table-cell>
          <table:table-cell office:value-type="string">
            <text:p>"building_mining_network_2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 office:value-type="string">
            <text:p>{ energy = @tile_restricted_t2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mining_complex_2_3 = yes }</text:p>
          </table:table-cell>
          <table:table-cell office:value-type="string">
            <text:p>{ requires_minerals_tile = yes requires_capital_1 = yes }</text:p>
          </table:table-cell>
          <table:table-cell office:value-type="string">
            <text:p>{ "tech_mining_network_2" }</text:p>
          </table:table-cell>
          <table:table-cell office:value-type="string">
            <text:p>{ building_mining_complex_3_3 }</text:p>
          </table:table-cell>
          <table:table-cell office:value-type="string">
            <text:p>{ minerals = @tile_restricted_t2_3_output }</text:p>
          </table:table-cell>
          <table:table-cell office:value-type="string">
            <text:p>{ tile_building_resource_minerals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mining_complex_3_3</text:p>
          </table:table-cell>
          <table:table-cell office:value-type="string">
            <text:p>"building_mining_network_3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 office:value-type="string">
            <text:p>{ energy = @tile_restricted_t3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mining_complex_3_3 = yes }</text:p>
          </table:table-cell>
          <table:table-cell office:value-type="string">
            <text:p>{ requires_minerals_tile = yes requires_capital_1 = yes }</text:p>
          </table:table-cell>
          <table:table-cell office:value-type="string">
            <text:p>{ "tech_mining_network_3" }</text:p>
          </table:table-cell>
          <table:table-cell office:value-type="string">
            <text:p>{ building_mining_complex_4_3 }</text:p>
          </table:table-cell>
          <table:table-cell office:value-type="string">
            <text:p>{ minerals = @tile_restricted_t3_3_output }</text:p>
          </table:table-cell>
          <table:table-cell office:value-type="string">
            <text:p>{ tile_building_resource_minerals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mining_complex_4_3</text:p>
          </table:table-cell>
          <table:table-cell office:value-type="string">
            <text:p>"building_mining_network_4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 office:value-type="string">
            <text:p>{ energy = @tile_restricted_t4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mining_complex_4_3 = yes }</text:p>
          </table:table-cell>
          <table:table-cell office:value-type="string">
            <text:p>{ requires_minerals_tile = yes requires_capital_2 = yes }</text:p>
          </table:table-cell>
          <table:table-cell office:value-type="string">
            <text:p>{ "tech_mining_network_4" }</text:p>
          </table:table-cell>
          <table:table-cell office:value-type="string">
            <text:p>{ building_mining_complex_5_3 }</text:p>
          </table:table-cell>
          <table:table-cell office:value-type="string">
            <text:p>{ minerals = @tile_restricted_t4_3_output }</text:p>
          </table:table-cell>
          <table:table-cell office:value-type="string">
            <text:p>{ tile_building_resource_minerals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mining_complex_5_3</text:p>
          </table:table-cell>
          <table:table-cell office:value-type="string">
            <text:p>"building_mining_network_5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 office:value-type="string">
            <text:p>{ energy = @tile_restricted_t5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mining_complex_5_3 = yes }</text:p>
          </table:table-cell>
          <table:table-cell office:value-type="string">
            <text:p>{ requires_minerals_tile = yes requires_capital_2 = yes }</text:p>
          </table:table-cell>
          <table:table-cell office:value-type="string">
            <text:p>{ "tech_mining_network_5" }</text:p>
          </table:table-cell>
          <table:table-cell/>
          <table:table-cell office:value-type="string">
            <text:p>{ minerals = @tile_restricted_t5_3_output }</text:p>
          </table:table-cell>
          <table:table-cell office:value-type="string">
            <text:p>{ tile_building_resource_minerals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office:value-type="string">
            <text:p>{ key = "capital_3_resource_bonus_modifier" potential = { planet = { has_capital_3 = yes } } modifier = { tile_resource_minerals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mining_complex_1_4</text:p>
          </table:table-cell>
          <table:table-cell office:value-type="string">
            <text:p>"building_mining_network_1"</text:p>
          </table:table-cell>
          <table:table-cell office:value-type="string">
            <text:p>{ standard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 office:value-type="string">
            <text:p>{ energy = @tile_restricted_t1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mining_complex_1_4 = yes }</text:p>
          </table:table-cell>
          <table:table-cell office:value-type="string">
            <text:p>{ requires_minerals_tile = yes requires_capital_0 = yes }</text:p>
          </table:table-cell>
          <table:table-cell office:value-type="string">
            <text:p>{ "tech_basic_industry" }</text:p>
          </table:table-cell>
          <table:table-cell office:value-type="string">
            <text:p>{ building_mining_complex_2_4 }</text:p>
          </table:table-cell>
          <table:table-cell office:value-type="string">
            <text:p>{ minerals = @tile_restricted_t1_4_output }</text:p>
          </table:table-cell>
          <table:table-cell office:value-type="string">
            <text:p>{ tile_building_resource_minerals_add = @tile_restricted_t1_adjacency_bonus }</text:p>
          </table:table-cell>
          <table:table-cell office:value-type="string">
            <text:p>{ check_minerals_buildings = yes }</text:p>
          </table:table-cell>
          <table:table-cell office:value-type="string">
            <text:p>{ subtract_minerals_buildings = yes }</text:p>
          </table:table-cell>
          <table:table-cell office:value-type="string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mining_complex_2_4</text:p>
          </table:table-cell>
          <table:table-cell office:value-type="string">
            <text:p>"building_mining_network_2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 office:value-type="string">
            <text:p>{ energy = @tile_restricted_t2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mining_complex_2_4 = yes }</text:p>
          </table:table-cell>
          <table:table-cell office:value-type="string">
            <text:p>{ requires_minerals_tile = yes requires_capital_1 = yes }</text:p>
          </table:table-cell>
          <table:table-cell office:value-type="string">
            <text:p>{ "tech_mining_network_2" }</text:p>
          </table:table-cell>
          <table:table-cell office:value-type="string">
            <text:p>{ building_mining_complex_3_4 }</text:p>
          </table:table-cell>
          <table:table-cell office:value-type="string">
            <text:p>{ minerals = @tile_restricted_t2_4_output }</text:p>
          </table:table-cell>
          <table:table-cell office:value-type="string">
            <text:p>{ tile_building_resource_minerals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mining_complex_3_4</text:p>
          </table:table-cell>
          <table:table-cell office:value-type="string">
            <text:p>"building_mining_network_3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 office:value-type="string">
            <text:p>{ energy = @tile_restricted_t3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mining_complex_3_4 = yes }</text:p>
          </table:table-cell>
          <table:table-cell office:value-type="string">
            <text:p>{ requires_minerals_tile = yes requires_capital_1 = yes }</text:p>
          </table:table-cell>
          <table:table-cell office:value-type="string">
            <text:p>{ "tech_mining_network_3" }</text:p>
          </table:table-cell>
          <table:table-cell office:value-type="string">
            <text:p>{ building_mining_complex_4_4 }</text:p>
          </table:table-cell>
          <table:table-cell office:value-type="string">
            <text:p>{ minerals = @tile_restricted_t3_4_output }</text:p>
          </table:table-cell>
          <table:table-cell office:value-type="string">
            <text:p>{ tile_building_resource_minerals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mining_complex_4_4</text:p>
          </table:table-cell>
          <table:table-cell office:value-type="string">
            <text:p>"building_mining_network_4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 office:value-type="string">
            <text:p>{ energy = @tile_restricted_t4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mining_complex_4_4 = yes }</text:p>
          </table:table-cell>
          <table:table-cell office:value-type="string">
            <text:p>{ requires_minerals_tile = yes requires_capital_2 = yes }</text:p>
          </table:table-cell>
          <table:table-cell office:value-type="string">
            <text:p>{ "tech_mining_network_4" }</text:p>
          </table:table-cell>
          <table:table-cell office:value-type="string">
            <text:p>{ building_mining_complex_5_4 }</text:p>
          </table:table-cell>
          <table:table-cell office:value-type="string">
            <text:p>{ minerals = @tile_restricted_t4_4_output }</text:p>
          </table:table-cell>
          <table:table-cell office:value-type="string">
            <text:p>{ tile_building_resource_minerals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mining_complex_5_4</text:p>
          </table:table-cell>
          <table:table-cell office:value-type="string">
            <text:p>"building_mining_network_5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 office:value-type="string">
            <text:p>{ energy = @tile_restricted_t5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mining_complex_5_4 = yes }</text:p>
          </table:table-cell>
          <table:table-cell office:value-type="string">
            <text:p>{ requires_minerals_tile = yes requires_capital_2 = yes }</text:p>
          </table:table-cell>
          <table:table-cell office:value-type="string">
            <text:p>{ "tech_mining_network_5" }</text:p>
          </table:table-cell>
          <table:table-cell/>
          <table:table-cell office:value-type="string">
            <text:p>{ minerals = @tile_restricted_t5_4_output }</text:p>
          </table:table-cell>
          <table:table-cell office:value-type="string">
            <text:p>{ tile_building_resource_minerals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office:value-type="string">
            <text:p>{ key = "capital_3_resource_bonus_modifier" potential = { planet = { has_capital_3 = yes } } modifier = { tile_resource_minerals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mining_complex_1_5</text:p>
          </table:table-cell>
          <table:table-cell office:value-type="string">
            <text:p>"building_mining_network_1"</text:p>
          </table:table-cell>
          <table:table-cell office:value-type="string">
            <text:p>{ standard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 office:value-type="string">
            <text:p>{ energy = @tile_restricted_t1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mining_complex_1_5 = yes }</text:p>
          </table:table-cell>
          <table:table-cell office:value-type="string">
            <text:p>{ requires_minerals_tile = yes requires_capital_0 = yes }</text:p>
          </table:table-cell>
          <table:table-cell office:value-type="string">
            <text:p>{ "tech_basic_industry" }</text:p>
          </table:table-cell>
          <table:table-cell office:value-type="string">
            <text:p>{ building_mining_complex_2_5 }</text:p>
          </table:table-cell>
          <table:table-cell office:value-type="string">
            <text:p>{ minerals = @tile_restricted_t1_5_output }</text:p>
          </table:table-cell>
          <table:table-cell office:value-type="string">
            <text:p>{ tile_building_resource_minerals_add = @tile_restricted_t1_adjacency_bonus }</text:p>
          </table:table-cell>
          <table:table-cell office:value-type="string">
            <text:p>{ check_minerals_buildings = yes }</text:p>
          </table:table-cell>
          <table:table-cell office:value-type="string">
            <text:p>{ subtract_minerals_buildings = yes }</text:p>
          </table:table-cell>
          <table:table-cell office:value-type="string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mining_complex_2_5</text:p>
          </table:table-cell>
          <table:table-cell office:value-type="string">
            <text:p>"building_mining_network_2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 office:value-type="string">
            <text:p>{ energy = @tile_restricted_t2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mining_complex_2_5 = yes }</text:p>
          </table:table-cell>
          <table:table-cell office:value-type="string">
            <text:p>{ requires_minerals_tile = yes requires_capital_1 = yes }</text:p>
          </table:table-cell>
          <table:table-cell office:value-type="string">
            <text:p>{ "tech_mining_network_2" }</text:p>
          </table:table-cell>
          <table:table-cell office:value-type="string">
            <text:p>{ building_mining_complex_3_5 }</text:p>
          </table:table-cell>
          <table:table-cell office:value-type="string">
            <text:p>{ minerals = @tile_restricted_t2_5_output }</text:p>
          </table:table-cell>
          <table:table-cell office:value-type="string">
            <text:p>{ tile_building_resource_minerals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mining_complex_3_5</text:p>
          </table:table-cell>
          <table:table-cell office:value-type="string">
            <text:p>"building_mining_network_3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 office:value-type="string">
            <text:p>{ energy = @tile_restricted_t3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mining_complex_3_5 = yes }</text:p>
          </table:table-cell>
          <table:table-cell office:value-type="string">
            <text:p>{ requires_minerals_tile = yes requires_capital_1 = yes }</text:p>
          </table:table-cell>
          <table:table-cell office:value-type="string">
            <text:p>{ "tech_mining_network_3" }</text:p>
          </table:table-cell>
          <table:table-cell office:value-type="string">
            <text:p>{ building_mining_complex_4_5 }</text:p>
          </table:table-cell>
          <table:table-cell office:value-type="string">
            <text:p>{ minerals = @tile_restricted_t3_5_output }</text:p>
          </table:table-cell>
          <table:table-cell office:value-type="string">
            <text:p>{ tile_building_resource_minerals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mining_complex_4_5</text:p>
          </table:table-cell>
          <table:table-cell office:value-type="string">
            <text:p>"building_mining_network_4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 office:value-type="string">
            <text:p>{ energy = @tile_restricted_t4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mining_complex_4_5 = yes }</text:p>
          </table:table-cell>
          <table:table-cell office:value-type="string">
            <text:p>{ requires_minerals_tile = yes requires_capital_2 = yes }</text:p>
          </table:table-cell>
          <table:table-cell office:value-type="string">
            <text:p>{ "tech_mining_network_4" }</text:p>
          </table:table-cell>
          <table:table-cell office:value-type="string">
            <text:p>{ building_mining_complex_5_5 }</text:p>
          </table:table-cell>
          <table:table-cell office:value-type="string">
            <text:p>{ minerals = @tile_restricted_t4_5_output }</text:p>
          </table:table-cell>
          <table:table-cell office:value-type="string">
            <text:p>{ tile_building_resource_minerals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mining_complex_5_5</text:p>
          </table:table-cell>
          <table:table-cell office:value-type="string">
            <text:p>"building_mining_network_5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 office:value-type="string">
            <text:p>{ energy = @tile_restricted_t5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mining_complex_5_5 = yes }</text:p>
          </table:table-cell>
          <table:table-cell office:value-type="string">
            <text:p>{ requires_minerals_tile = yes requires_capital_2 = yes }</text:p>
          </table:table-cell>
          <table:table-cell office:value-type="string">
            <text:p>{ "tech_mining_network_5" }</text:p>
          </table:table-cell>
          <table:table-cell/>
          <table:table-cell office:value-type="string">
            <text:p>{ minerals = @tile_restricted_t5_5_output }</text:p>
          </table:table-cell>
          <table:table-cell office:value-type="string">
            <text:p>{ tile_building_resource_minerals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office:value-type="string">
            <text:p>{ key = "capital_3_resource_bonus_modifier" potential = { planet = { has_capital_3 = yes } } modifier = { tile_resource_minerals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farming_complex_1_1</text:p>
          </table:table-cell>
          <table:table-cell office:value-type="string">
            <text:p>"building_farming_complex_1"</text:p>
          </table:table-cell>
          <table:table-cell office:value-type="string">
            <text:p>{ standard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 office:value-type="string">
            <text:p>{ energy = @tile_restricted_t1upkeep }</text:p>
          </table:table-cell>
          <table:table-cell office:value-type="string">
            <text:p>{ reworked_building_content_enabled = yes is_machine_empire = no }</text:p>
          </table:table-cell>
          <table:table-cell office:value-type="string">
            <text:p>{ conditions_farming_complex_1_1 = yes }</text:p>
          </table:table-cell>
          <table:table-cell office:value-type="string">
            <text:p>{ requires_food_tile = yes requires_capital_0 = yes }</text:p>
          </table:table-cell>
          <table:table-cell office:value-type="string">
            <text:p>{ "tech_eco_simulation" }</text:p>
          </table:table-cell>
          <table:table-cell office:value-type="string">
            <text:p>{ building_farming_complex_2_1 }</text:p>
          </table:table-cell>
          <table:table-cell office:value-type="string">
            <text:p>{ food = @tile_restricted_t1_1_output }</text:p>
          </table:table-cell>
          <table:table-cell office:value-type="string">
            <text:p>{ tile_building_resource_food_add = @tile_restricted_t1_adjacency_bonus }</text:p>
          </table:table-cell>
          <table:table-cell office:value-type="string">
            <text:p>{ check_food_buildings = yes }</text:p>
          </table:table-cell>
          <table:table-cell office:value-type="string">
            <text:p>{ subtract_food_buildings = yes }</text:p>
          </table:table-cell>
          <table:table-cell office:value-type="string">
            <text:p>{ modifier = { weight = 0 NOT = { has_deposit = food_building_tile } } modifier = { factor = 5 from.owner = { has_country_flag = food_focus_factor_1 } } modifier = { factor = 10 from.owner = { has_country_flag = food_focus_factor_2 } } }</text:p>
          </table:table-cell>
          <table:table-cell/>
          <table:table-cell office:value-type="string">
            <text:p>{ owner_is_machine_empire = yes }</text:p>
          </table:table-cell>
          <table:table-cell office:value-type="string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>
            <text:p>{ food_buildings_limitation = yes }</text:p>
          </table:table-cell>
        </table:table-row>
        <table:table-row table:style-name="ro2">
          <table:table-cell office:value-type="string">
            <text:p>building_farming_complex_2_1</text:p>
          </table:table-cell>
          <table:table-cell office:value-type="string">
            <text:p>"building_farming_complex_2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 office:value-type="string">
            <text:p>{ energy = @tile_restricted_t2upkeep }</text:p>
          </table:table-cell>
          <table:table-cell office:value-type="string">
            <text:p>{ reworked_building_content_enabled = yes is_machine_empire = no }</text:p>
          </table:table-cell>
          <table:table-cell office:value-type="string">
            <text:p>{ conditions_farming_complex_2_1 = yes }</text:p>
          </table:table-cell>
          <table:table-cell office:value-type="string">
            <text:p>{ requires_food_tile = yes requires_capital_1 = yes }</text:p>
          </table:table-cell>
          <table:table-cell office:value-type="string">
            <text:p>{ "tech_farming_complex_2" }</text:p>
          </table:table-cell>
          <table:table-cell office:value-type="string">
            <text:p>{ building_farming_complex_3_1 }</text:p>
          </table:table-cell>
          <table:table-cell office:value-type="string">
            <text:p>{ food = @tile_restricted_t2_1_output }</text:p>
          </table:table-cell>
          <table:table-cell office:value-type="string">
            <text:p>{ tile_building_resource_food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food_building_tile } } modifier = { factor = 5 from.owner = { has_country_flag = food_focus_factor_1 } } modifier = { factor = 10 from.owner = { has_country_flag = food_focus_factor_2 } } }</text:p>
          </table:table-cell>
          <table:table-cell/>
          <table:table-cell office:value-type="string">
            <text:p>{ owner_is_machine_empire = yes }</text:p>
          </table:table-cell>
          <table:table-cell office:value-type="string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>
            <text:p>{ food_buildings_limitation = yes }</text:p>
          </table:table-cell>
        </table:table-row>
        <table:table-row table:style-name="ro2">
          <table:table-cell office:value-type="string">
            <text:p>building_farming_complex_3_1</text:p>
          </table:table-cell>
          <table:table-cell office:value-type="string">
            <text:p>"building_farming_complex_3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 office:value-type="string">
            <text:p>{ energy = @tile_restricted_t3upkeep }</text:p>
          </table:table-cell>
          <table:table-cell office:value-type="string">
            <text:p>{ reworked_building_content_enabled = yes is_machine_empire = no }</text:p>
          </table:table-cell>
          <table:table-cell office:value-type="string">
            <text:p>{ conditions_farming_complex_3_1 = yes }</text:p>
          </table:table-cell>
          <table:table-cell office:value-type="string">
            <text:p>{ requires_food_tile = yes requires_capital_1 = yes }</text:p>
          </table:table-cell>
          <table:table-cell office:value-type="string">
            <text:p>{ "tech_farming_complex_3" }</text:p>
          </table:table-cell>
          <table:table-cell office:value-type="string">
            <text:p>{ building_farming_complex_4_1 }</text:p>
          </table:table-cell>
          <table:table-cell office:value-type="string">
            <text:p>{ food = @tile_restricted_t3_1_output }</text:p>
          </table:table-cell>
          <table:table-cell office:value-type="string">
            <text:p>{ tile_building_resource_food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food_building_tile } } modifier = { factor = 5 from.owner = { has_country_flag = food_focus_factor_1 } } modifier = { factor = 10 from.owner = { has_country_flag = food_focus_factor_2 } } }</text:p>
          </table:table-cell>
          <table:table-cell/>
          <table:table-cell office:value-type="string">
            <text:p>{ owner_is_machine_empire = yes }</text:p>
          </table:table-cell>
          <table:table-cell office:value-type="string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>
            <text:p>{ food_buildings_limitation = yes }</text:p>
          </table:table-cell>
        </table:table-row>
        <table:table-row table:style-name="ro2">
          <table:table-cell office:value-type="string">
            <text:p>building_farming_complex_4_1</text:p>
          </table:table-cell>
          <table:table-cell office:value-type="string">
            <text:p>"building_farming_complex_4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 office:value-type="string">
            <text:p>{ energy = @tile_restricted_t4upkeep }</text:p>
          </table:table-cell>
          <table:table-cell office:value-type="string">
            <text:p>{ reworked_building_content_enabled = yes is_machine_empire = no }</text:p>
          </table:table-cell>
          <table:table-cell office:value-type="string">
            <text:p>{ conditions_farming_complex_4_1 = yes }</text:p>
          </table:table-cell>
          <table:table-cell office:value-type="string">
            <text:p>{ requires_food_tile = yes requires_capital_2 = yes }</text:p>
          </table:table-cell>
          <table:table-cell office:value-type="string">
            <text:p>{ "tech_farming_complex_4" }</text:p>
          </table:table-cell>
          <table:table-cell office:value-type="string">
            <text:p>{ building_farming_complex_5_1 }</text:p>
          </table:table-cell>
          <table:table-cell office:value-type="string">
            <text:p>{ food = @tile_restricted_t4_1_output }</text:p>
          </table:table-cell>
          <table:table-cell office:value-type="string">
            <text:p>{ tile_building_resource_food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food_building_tile } } modifier = { factor = 5 from.owner = { has_country_flag = food_focus_factor_1 } } modifier = { factor = 10 from.owner = { has_country_flag = food_focus_factor_2 } } }</text:p>
          </table:table-cell>
          <table:table-cell/>
          <table:table-cell office:value-type="string">
            <text:p>{ owner_is_machine_empire = yes }</text:p>
          </table:table-cell>
          <table:table-cell office:value-type="string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>
            <text:p>{ food_buildings_limitation = yes }</text:p>
          </table:table-cell>
        </table:table-row>
        <table:table-row table:style-name="ro2">
          <table:table-cell office:value-type="string">
            <text:p>building_farming_complex_5_1</text:p>
          </table:table-cell>
          <table:table-cell office:value-type="string">
            <text:p>"building_farming_complex_5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 office:value-type="string">
            <text:p>{ energy = @tile_restricted_t5upkeep }</text:p>
          </table:table-cell>
          <table:table-cell office:value-type="string">
            <text:p>{ reworked_building_content_enabled = yes is_machine_empire = no }</text:p>
          </table:table-cell>
          <table:table-cell office:value-type="string">
            <text:p>{ conditions_farming_complex_5_1 = yes }</text:p>
          </table:table-cell>
          <table:table-cell office:value-type="string">
            <text:p>{ requires_food_tile = yes requires_capital_2 = yes }</text:p>
          </table:table-cell>
          <table:table-cell office:value-type="string">
            <text:p>{ "tech_farming_complex_5" }</text:p>
          </table:table-cell>
          <table:table-cell/>
          <table:table-cell office:value-type="string">
            <text:p>{ food = @tile_restricted_t5_1_output }</text:p>
          </table:table-cell>
          <table:table-cell office:value-type="string">
            <text:p>{ tile_building_resource_food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food_building_tile } } modifier = { factor = 5 from.owner = { has_country_flag = food_focus_factor_1 } } modifier = { factor = 10 from.owner = { has_country_flag = food_focus_factor_2 } } }</text:p>
          </table:table-cell>
          <table:table-cell office:value-type="string">
            <text:p>{ key = "capital_3_resource_bonus_modifier" potential = { planet = { has_capital_3 = yes } } modifier = { tile_resource_food_mult = @tile_restricted_t5triggered_planet_modifier } }</text:p>
          </table:table-cell>
          <table:table-cell office:value-type="string">
            <text:p>{ owner_is_machine_empire = yes }</text:p>
          </table:table-cell>
          <table:table-cell office:value-type="string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>
            <text:p>{ food_buildings_limitation = yes }</text:p>
          </table:table-cell>
        </table:table-row>
        <table:table-row table:style-name="ro2">
          <table:table-cell office:value-type="string">
            <text:p>building_farming_complex_1_2</text:p>
          </table:table-cell>
          <table:table-cell office:value-type="string">
            <text:p>"building_farming_complex_1"</text:p>
          </table:table-cell>
          <table:table-cell office:value-type="string">
            <text:p>{ standard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 office:value-type="string">
            <text:p>{ energy = @tile_restricted_t1upkeep }</text:p>
          </table:table-cell>
          <table:table-cell office:value-type="string">
            <text:p>{ reworked_building_content_enabled = yes is_machine_empire = no }</text:p>
          </table:table-cell>
          <table:table-cell office:value-type="string">
            <text:p>{ conditions_farming_complex_1_2 = yes }</text:p>
          </table:table-cell>
          <table:table-cell office:value-type="string">
            <text:p>{ requires_food_tile = yes requires_capital_0 = yes }</text:p>
          </table:table-cell>
          <table:table-cell office:value-type="string">
            <text:p>{ "tech_eco_simulation" }</text:p>
          </table:table-cell>
          <table:table-cell office:value-type="string">
            <text:p>{ building_farming_complex_2_2 }</text:p>
          </table:table-cell>
          <table:table-cell office:value-type="string">
            <text:p>{ food = @tile_restricted_t1_2_output }</text:p>
          </table:table-cell>
          <table:table-cell office:value-type="string">
            <text:p>{ tile_building_resource_food_add = @tile_restricted_t1_adjacency_bonus }</text:p>
          </table:table-cell>
          <table:table-cell office:value-type="string">
            <text:p>{ check_food_buildings = yes }</text:p>
          </table:table-cell>
          <table:table-cell office:value-type="string">
            <text:p>{ subtract_food_buildings = yes }</text:p>
          </table:table-cell>
          <table:table-cell office:value-type="string">
            <text:p>{ modifier = { weight = 0 NOT = { has_deposit = food_building_tile } } modifier = { factor = 5 from.owner = { has_country_flag = food_focus_factor_1 } } modifier = { factor = 10 from.owner = { has_country_flag = food_focus_factor_2 } } }</text:p>
          </table:table-cell>
          <table:table-cell/>
          <table:table-cell office:value-type="string">
            <text:p>{ owner_is_machine_empire = yes }</text:p>
          </table:table-cell>
          <table:table-cell office:value-type="string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>
            <text:p>{ food_buildings_limitation = yes }</text:p>
          </table:table-cell>
        </table:table-row>
        <table:table-row table:style-name="ro2">
          <table:table-cell office:value-type="string">
            <text:p>building_farming_complex_2_2</text:p>
          </table:table-cell>
          <table:table-cell office:value-type="string">
            <text:p>"building_farming_complex_2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 office:value-type="string">
            <text:p>{ energy = @tile_restricted_t2upkeep }</text:p>
          </table:table-cell>
          <table:table-cell office:value-type="string">
            <text:p>{ reworked_building_content_enabled = yes is_machine_empire = no }</text:p>
          </table:table-cell>
          <table:table-cell office:value-type="string">
            <text:p>{ conditions_farming_complex_2_2 = yes }</text:p>
          </table:table-cell>
          <table:table-cell office:value-type="string">
            <text:p>{ requires_food_tile = yes requires_capital_1 = yes }</text:p>
          </table:table-cell>
          <table:table-cell office:value-type="string">
            <text:p>{ "tech_farming_complex_2" }</text:p>
          </table:table-cell>
          <table:table-cell office:value-type="string">
            <text:p>{ building_farming_complex_3_2 }</text:p>
          </table:table-cell>
          <table:table-cell office:value-type="string">
            <text:p>{ food = @tile_restricted_t2_2_output }</text:p>
          </table:table-cell>
          <table:table-cell office:value-type="string">
            <text:p>{ tile_building_resource_food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food_building_tile } } modifier = { factor = 5 from.owner = { has_country_flag = food_focus_factor_1 } } modifier = { factor = 10 from.owner = { has_country_flag = food_focus_factor_2 } } }</text:p>
          </table:table-cell>
          <table:table-cell/>
          <table:table-cell office:value-type="string">
            <text:p>{ owner_is_machine_empire = yes }</text:p>
          </table:table-cell>
          <table:table-cell office:value-type="string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>
            <text:p>{ food_buildings_limitation = yes }</text:p>
          </table:table-cell>
        </table:table-row>
        <table:table-row table:style-name="ro2">
          <table:table-cell office:value-type="string">
            <text:p>building_farming_complex_3_2</text:p>
          </table:table-cell>
          <table:table-cell office:value-type="string">
            <text:p>"building_farming_complex_3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 office:value-type="string">
            <text:p>{ energy = @tile_restricted_t3upkeep }</text:p>
          </table:table-cell>
          <table:table-cell office:value-type="string">
            <text:p>{ reworked_building_content_enabled = yes is_machine_empire = no }</text:p>
          </table:table-cell>
          <table:table-cell office:value-type="string">
            <text:p>{ conditions_farming_complex_3_2 = yes }</text:p>
          </table:table-cell>
          <table:table-cell office:value-type="string">
            <text:p>{ requires_food_tile = yes requires_capital_1 = yes }</text:p>
          </table:table-cell>
          <table:table-cell office:value-type="string">
            <text:p>{ "tech_farming_complex_3" }</text:p>
          </table:table-cell>
          <table:table-cell office:value-type="string">
            <text:p>{ building_farming_complex_4_2 }</text:p>
          </table:table-cell>
          <table:table-cell office:value-type="string">
            <text:p>{ food = @tile_restricted_t3_2_output }</text:p>
          </table:table-cell>
          <table:table-cell office:value-type="string">
            <text:p>{ tile_building_resource_food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food_building_tile } } modifier = { factor = 5 from.owner = { has_country_flag = food_focus_factor_1 } } modifier = { factor = 10 from.owner = { has_country_flag = food_focus_factor_2 } } }</text:p>
          </table:table-cell>
          <table:table-cell/>
          <table:table-cell office:value-type="string">
            <text:p>{ owner_is_machine_empire = yes }</text:p>
          </table:table-cell>
          <table:table-cell office:value-type="string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>
            <text:p>{ food_buildings_limitation = yes }</text:p>
          </table:table-cell>
        </table:table-row>
        <table:table-row table:style-name="ro2">
          <table:table-cell office:value-type="string">
            <text:p>building_farming_complex_4_2</text:p>
          </table:table-cell>
          <table:table-cell office:value-type="string">
            <text:p>"building_farming_complex_4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 office:value-type="string">
            <text:p>{ energy = @tile_restricted_t4upkeep }</text:p>
          </table:table-cell>
          <table:table-cell office:value-type="string">
            <text:p>{ reworked_building_content_enabled = yes is_machine_empire = no }</text:p>
          </table:table-cell>
          <table:table-cell office:value-type="string">
            <text:p>{ conditions_farming_complex_4_2 = yes }</text:p>
          </table:table-cell>
          <table:table-cell office:value-type="string">
            <text:p>{ requires_food_tile = yes requires_capital_2 = yes }</text:p>
          </table:table-cell>
          <table:table-cell office:value-type="string">
            <text:p>{ "tech_farming_complex_4" }</text:p>
          </table:table-cell>
          <table:table-cell office:value-type="string">
            <text:p>{ building_farming_complex_5_2 }</text:p>
          </table:table-cell>
          <table:table-cell office:value-type="string">
            <text:p>{ food = @tile_restricted_t4_2_output }</text:p>
          </table:table-cell>
          <table:table-cell office:value-type="string">
            <text:p>{ tile_building_resource_food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food_building_tile } } modifier = { factor = 5 from.owner = { has_country_flag = food_focus_factor_1 } } modifier = { factor = 10 from.owner = { has_country_flag = food_focus_factor_2 } } }</text:p>
          </table:table-cell>
          <table:table-cell/>
          <table:table-cell office:value-type="string">
            <text:p>{ owner_is_machine_empire = yes }</text:p>
          </table:table-cell>
          <table:table-cell office:value-type="string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>
            <text:p>{ food_buildings_limitation = yes }</text:p>
          </table:table-cell>
        </table:table-row>
        <table:table-row table:style-name="ro2">
          <table:table-cell office:value-type="string">
            <text:p>building_farming_complex_5_2</text:p>
          </table:table-cell>
          <table:table-cell office:value-type="string">
            <text:p>"building_farming_complex_5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 office:value-type="string">
            <text:p>{ energy = @tile_restricted_t5upkeep }</text:p>
          </table:table-cell>
          <table:table-cell office:value-type="string">
            <text:p>{ reworked_building_content_enabled = yes is_machine_empire = no }</text:p>
          </table:table-cell>
          <table:table-cell office:value-type="string">
            <text:p>{ conditions_farming_complex_5_2 = yes }</text:p>
          </table:table-cell>
          <table:table-cell office:value-type="string">
            <text:p>{ requires_food_tile = yes requires_capital_2 = yes }</text:p>
          </table:table-cell>
          <table:table-cell office:value-type="string">
            <text:p>{ "tech_farming_complex_5" }</text:p>
          </table:table-cell>
          <table:table-cell/>
          <table:table-cell office:value-type="string">
            <text:p>{ food = @tile_restricted_t5_2_output }</text:p>
          </table:table-cell>
          <table:table-cell office:value-type="string">
            <text:p>{ tile_building_resource_food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food_building_tile } } modifier = { factor = 5 from.owner = { has_country_flag = food_focus_factor_1 } } modifier = { factor = 10 from.owner = { has_country_flag = food_focus_factor_2 } } }</text:p>
          </table:table-cell>
          <table:table-cell office:value-type="string">
            <text:p>{ key = "capital_3_resource_bonus_modifier" potential = { planet = { has_capital_3 = yes } } modifier = { tile_resource_food_mult = @tile_restricted_t5triggered_planet_modifier } }</text:p>
          </table:table-cell>
          <table:table-cell office:value-type="string">
            <text:p>{ owner_is_machine_empire = yes }</text:p>
          </table:table-cell>
          <table:table-cell office:value-type="string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>
            <text:p>{ food_buildings_limitation = yes }</text:p>
          </table:table-cell>
        </table:table-row>
        <table:table-row table:style-name="ro2">
          <table:table-cell office:value-type="string">
            <text:p>building_farming_complex_1_3</text:p>
          </table:table-cell>
          <table:table-cell office:value-type="string">
            <text:p>"building_farming_complex_1"</text:p>
          </table:table-cell>
          <table:table-cell office:value-type="string">
            <text:p>{ standard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 office:value-type="string">
            <text:p>{ energy = @tile_restricted_t1upkeep }</text:p>
          </table:table-cell>
          <table:table-cell office:value-type="string">
            <text:p>{ reworked_building_content_enabled = yes is_machine_empire = no }</text:p>
          </table:table-cell>
          <table:table-cell office:value-type="string">
            <text:p>{ conditions_farming_complex_1_3 = yes }</text:p>
          </table:table-cell>
          <table:table-cell office:value-type="string">
            <text:p>{ requires_food_tile = yes requires_capital_0 = yes }</text:p>
          </table:table-cell>
          <table:table-cell office:value-type="string">
            <text:p>{ "tech_eco_simulation" }</text:p>
          </table:table-cell>
          <table:table-cell office:value-type="string">
            <text:p>{ building_farming_complex_2_3 }</text:p>
          </table:table-cell>
          <table:table-cell office:value-type="string">
            <text:p>{ food = @tile_restricted_t1_3_output }</text:p>
          </table:table-cell>
          <table:table-cell office:value-type="string">
            <text:p>{ tile_building_resource_food_add = @tile_restricted_t1_adjacency_bonus }</text:p>
          </table:table-cell>
          <table:table-cell office:value-type="string">
            <text:p>{ check_food_buildings = yes }</text:p>
          </table:table-cell>
          <table:table-cell office:value-type="string">
            <text:p>{ subtract_food_buildings = yes }</text:p>
          </table:table-cell>
          <table:table-cell office:value-type="string">
            <text:p>{ modifier = { weight = 0 NOT = { has_deposit = food_building_tile } } modifier = { factor = 5 from.owner = { has_country_flag = food_focus_factor_1 } } modifier = { factor = 10 from.owner = { has_country_flag = food_focus_factor_2 } } }</text:p>
          </table:table-cell>
          <table:table-cell/>
          <table:table-cell office:value-type="string">
            <text:p>{ owner_is_machine_empire = yes }</text:p>
          </table:table-cell>
          <table:table-cell office:value-type="string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>
            <text:p>{ food_buildings_limitation = yes }</text:p>
          </table:table-cell>
        </table:table-row>
        <table:table-row table:style-name="ro2">
          <table:table-cell office:value-type="string">
            <text:p>building_farming_complex_2_3</text:p>
          </table:table-cell>
          <table:table-cell office:value-type="string">
            <text:p>"building_farming_complex_2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 office:value-type="string">
            <text:p>{ energy = @tile_restricted_t2upkeep }</text:p>
          </table:table-cell>
          <table:table-cell office:value-type="string">
            <text:p>{ reworked_building_content_enabled = yes is_machine_empire = no }</text:p>
          </table:table-cell>
          <table:table-cell office:value-type="string">
            <text:p>{ conditions_farming_complex_2_3 = yes }</text:p>
          </table:table-cell>
          <table:table-cell office:value-type="string">
            <text:p>{ requires_food_tile = yes requires_capital_1 = yes }</text:p>
          </table:table-cell>
          <table:table-cell office:value-type="string">
            <text:p>{ "tech_farming_complex_2" }</text:p>
          </table:table-cell>
          <table:table-cell office:value-type="string">
            <text:p>{ building_farming_complex_3_3 }</text:p>
          </table:table-cell>
          <table:table-cell office:value-type="string">
            <text:p>{ food = @tile_restricted_t2_3_output }</text:p>
          </table:table-cell>
          <table:table-cell office:value-type="string">
            <text:p>{ tile_building_resource_food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food_building_tile } } modifier = { factor = 5 from.owner = { has_country_flag = food_focus_factor_1 } } modifier = { factor = 10 from.owner = { has_country_flag = food_focus_factor_2 } } }</text:p>
          </table:table-cell>
          <table:table-cell/>
          <table:table-cell office:value-type="string">
            <text:p>{ owner_is_machine_empire = yes }</text:p>
          </table:table-cell>
          <table:table-cell office:value-type="string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>
            <text:p>{ food_buildings_limitation = yes }</text:p>
          </table:table-cell>
        </table:table-row>
        <table:table-row table:style-name="ro2">
          <table:table-cell office:value-type="string">
            <text:p>building_farming_complex_3_3</text:p>
          </table:table-cell>
          <table:table-cell office:value-type="string">
            <text:p>"building_farming_complex_3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 office:value-type="string">
            <text:p>{ energy = @tile_restricted_t3upkeep }</text:p>
          </table:table-cell>
          <table:table-cell office:value-type="string">
            <text:p>{ reworked_building_content_enabled = yes is_machine_empire = no }</text:p>
          </table:table-cell>
          <table:table-cell office:value-type="string">
            <text:p>{ conditions_farming_complex_3_3 = yes }</text:p>
          </table:table-cell>
          <table:table-cell office:value-type="string">
            <text:p>{ requires_food_tile = yes requires_capital_1 = yes }</text:p>
          </table:table-cell>
          <table:table-cell office:value-type="string">
            <text:p>{ "tech_farming_complex_3" }</text:p>
          </table:table-cell>
          <table:table-cell office:value-type="string">
            <text:p>{ building_farming_complex_4_3 }</text:p>
          </table:table-cell>
          <table:table-cell office:value-type="string">
            <text:p>{ food = @tile_restricted_t3_3_output }</text:p>
          </table:table-cell>
          <table:table-cell office:value-type="string">
            <text:p>{ tile_building_resource_food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food_building_tile } } modifier = { factor = 5 from.owner = { has_country_flag = food_focus_factor_1 } } modifier = { factor = 10 from.owner = { has_country_flag = food_focus_factor_2 } } }</text:p>
          </table:table-cell>
          <table:table-cell/>
          <table:table-cell office:value-type="string">
            <text:p>{ owner_is_machine_empire = yes }</text:p>
          </table:table-cell>
          <table:table-cell office:value-type="string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>
            <text:p>{ food_buildings_limitation = yes }</text:p>
          </table:table-cell>
        </table:table-row>
        <table:table-row table:style-name="ro2">
          <table:table-cell office:value-type="string">
            <text:p>building_farming_complex_4_3</text:p>
          </table:table-cell>
          <table:table-cell office:value-type="string">
            <text:p>"building_farming_complex_4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 office:value-type="string">
            <text:p>{ energy = @tile_restricted_t4upkeep }</text:p>
          </table:table-cell>
          <table:table-cell office:value-type="string">
            <text:p>{ reworked_building_content_enabled = yes is_machine_empire = no }</text:p>
          </table:table-cell>
          <table:table-cell office:value-type="string">
            <text:p>{ conditions_farming_complex_4_3 = yes }</text:p>
          </table:table-cell>
          <table:table-cell office:value-type="string">
            <text:p>{ requires_food_tile = yes requires_capital_2 = yes }</text:p>
          </table:table-cell>
          <table:table-cell office:value-type="string">
            <text:p>{ "tech_farming_complex_4" }</text:p>
          </table:table-cell>
          <table:table-cell office:value-type="string">
            <text:p>{ building_farming_complex_5_3 }</text:p>
          </table:table-cell>
          <table:table-cell office:value-type="string">
            <text:p>{ food = @tile_restricted_t4_3_output }</text:p>
          </table:table-cell>
          <table:table-cell office:value-type="string">
            <text:p>{ tile_building_resource_food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food_building_tile } } modifier = { factor = 5 from.owner = { has_country_flag = food_focus_factor_1 } } modifier = { factor = 10 from.owner = { has_country_flag = food_focus_factor_2 } } }</text:p>
          </table:table-cell>
          <table:table-cell/>
          <table:table-cell office:value-type="string">
            <text:p>{ owner_is_machine_empire = yes }</text:p>
          </table:table-cell>
          <table:table-cell office:value-type="string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>
            <text:p>{ food_buildings_limitation = yes }</text:p>
          </table:table-cell>
        </table:table-row>
        <table:table-row table:style-name="ro2">
          <table:table-cell office:value-type="string">
            <text:p>building_farming_complex_5_3</text:p>
          </table:table-cell>
          <table:table-cell office:value-type="string">
            <text:p>"building_farming_complex_5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 office:value-type="string">
            <text:p>{ energy = @tile_restricted_t5upkeep }</text:p>
          </table:table-cell>
          <table:table-cell office:value-type="string">
            <text:p>{ reworked_building_content_enabled = yes is_machine_empire = no }</text:p>
          </table:table-cell>
          <table:table-cell office:value-type="string">
            <text:p>{ conditions_farming_complex_5_3 = yes }</text:p>
          </table:table-cell>
          <table:table-cell office:value-type="string">
            <text:p>{ requires_food_tile = yes requires_capital_2 = yes }</text:p>
          </table:table-cell>
          <table:table-cell office:value-type="string">
            <text:p>{ "tech_farming_complex_5" }</text:p>
          </table:table-cell>
          <table:table-cell/>
          <table:table-cell office:value-type="string">
            <text:p>{ food = @tile_restricted_t5_3_output }</text:p>
          </table:table-cell>
          <table:table-cell office:value-type="string">
            <text:p>{ tile_building_resource_food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food_building_tile } } modifier = { factor = 5 from.owner = { has_country_flag = food_focus_factor_1 } } modifier = { factor = 10 from.owner = { has_country_flag = food_focus_factor_2 } } }</text:p>
          </table:table-cell>
          <table:table-cell office:value-type="string">
            <text:p>{ key = "capital_3_resource_bonus_modifier" potential = { planet = { has_capital_3 = yes } } modifier = { tile_resource_food_mult = @tile_restricted_t5triggered_planet_modifier } }</text:p>
          </table:table-cell>
          <table:table-cell office:value-type="string">
            <text:p>{ owner_is_machine_empire = yes }</text:p>
          </table:table-cell>
          <table:table-cell office:value-type="string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>
            <text:p>{ food_buildings_limitation = yes }</text:p>
          </table:table-cell>
        </table:table-row>
        <table:table-row table:style-name="ro2">
          <table:table-cell office:value-type="string">
            <text:p>building_farming_complex_1_4</text:p>
          </table:table-cell>
          <table:table-cell office:value-type="string">
            <text:p>"building_farming_complex_1"</text:p>
          </table:table-cell>
          <table:table-cell office:value-type="string">
            <text:p>{ standard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 office:value-type="string">
            <text:p>{ energy = @tile_restricted_t1upkeep }</text:p>
          </table:table-cell>
          <table:table-cell office:value-type="string">
            <text:p>{ reworked_building_content_enabled = yes is_machine_empire = no }</text:p>
          </table:table-cell>
          <table:table-cell office:value-type="string">
            <text:p>{ conditions_farming_complex_1_4 = yes }</text:p>
          </table:table-cell>
          <table:table-cell office:value-type="string">
            <text:p>{ requires_food_tile = yes requires_capital_0 = yes }</text:p>
          </table:table-cell>
          <table:table-cell office:value-type="string">
            <text:p>{ "tech_eco_simulation" }</text:p>
          </table:table-cell>
          <table:table-cell office:value-type="string">
            <text:p>{ building_farming_complex_2_4 }</text:p>
          </table:table-cell>
          <table:table-cell office:value-type="string">
            <text:p>{ food = @tile_restricted_t1_4_output }</text:p>
          </table:table-cell>
          <table:table-cell office:value-type="string">
            <text:p>{ tile_building_resource_food_add = @tile_restricted_t1_adjacency_bonus }</text:p>
          </table:table-cell>
          <table:table-cell office:value-type="string">
            <text:p>{ check_food_buildings = yes }</text:p>
          </table:table-cell>
          <table:table-cell office:value-type="string">
            <text:p>{ subtract_food_buildings = yes }</text:p>
          </table:table-cell>
          <table:table-cell office:value-type="string">
            <text:p>{ modifier = { weight = 0 NOT = { has_deposit = food_building_tile } } modifier = { factor = 5 from.owner = { has_country_flag = food_focus_factor_1 } } modifier = { factor = 10 from.owner = { has_country_flag = food_focus_factor_2 } } }</text:p>
          </table:table-cell>
          <table:table-cell/>
          <table:table-cell office:value-type="string">
            <text:p>{ owner_is_machine_empire = yes }</text:p>
          </table:table-cell>
          <table:table-cell office:value-type="string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>
            <text:p>{ food_buildings_limitation = yes }</text:p>
          </table:table-cell>
        </table:table-row>
        <table:table-row table:style-name="ro2">
          <table:table-cell office:value-type="string">
            <text:p>building_farming_complex_2_4</text:p>
          </table:table-cell>
          <table:table-cell office:value-type="string">
            <text:p>"building_farming_complex_2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 office:value-type="string">
            <text:p>{ energy = @tile_restricted_t2upkeep }</text:p>
          </table:table-cell>
          <table:table-cell office:value-type="string">
            <text:p>{ reworked_building_content_enabled = yes is_machine_empire = no }</text:p>
          </table:table-cell>
          <table:table-cell office:value-type="string">
            <text:p>{ conditions_farming_complex_2_4 = yes }</text:p>
          </table:table-cell>
          <table:table-cell office:value-type="string">
            <text:p>{ requires_food_tile = yes requires_capital_1 = yes }</text:p>
          </table:table-cell>
          <table:table-cell office:value-type="string">
            <text:p>{ "tech_farming_complex_2" }</text:p>
          </table:table-cell>
          <table:table-cell office:value-type="string">
            <text:p>{ building_farming_complex_3_4 }</text:p>
          </table:table-cell>
          <table:table-cell office:value-type="string">
            <text:p>{ food = @tile_restricted_t2_4_output }</text:p>
          </table:table-cell>
          <table:table-cell office:value-type="string">
            <text:p>{ tile_building_resource_food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food_building_tile } } modifier = { factor = 5 from.owner = { has_country_flag = food_focus_factor_1 } } modifier = { factor = 10 from.owner = { has_country_flag = food_focus_factor_2 } } }</text:p>
          </table:table-cell>
          <table:table-cell/>
          <table:table-cell office:value-type="string">
            <text:p>{ owner_is_machine_empire = yes }</text:p>
          </table:table-cell>
          <table:table-cell office:value-type="string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>
            <text:p>{ food_buildings_limitation = yes }</text:p>
          </table:table-cell>
        </table:table-row>
        <table:table-row table:style-name="ro2">
          <table:table-cell office:value-type="string">
            <text:p>building_farming_complex_3_4</text:p>
          </table:table-cell>
          <table:table-cell office:value-type="string">
            <text:p>"building_farming_complex_3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 office:value-type="string">
            <text:p>{ energy = @tile_restricted_t3upkeep }</text:p>
          </table:table-cell>
          <table:table-cell office:value-type="string">
            <text:p>{ reworked_building_content_enabled = yes is_machine_empire = no }</text:p>
          </table:table-cell>
          <table:table-cell office:value-type="string">
            <text:p>{ conditions_farming_complex_3_4 = yes }</text:p>
          </table:table-cell>
          <table:table-cell office:value-type="string">
            <text:p>{ requires_food_tile = yes requires_capital_1 = yes }</text:p>
          </table:table-cell>
          <table:table-cell office:value-type="string">
            <text:p>{ "tech_farming_complex_3" }</text:p>
          </table:table-cell>
          <table:table-cell office:value-type="string">
            <text:p>{ building_farming_complex_4_4 }</text:p>
          </table:table-cell>
          <table:table-cell office:value-type="string">
            <text:p>{ food = @tile_restricted_t3_4_output }</text:p>
          </table:table-cell>
          <table:table-cell office:value-type="string">
            <text:p>{ tile_building_resource_food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food_building_tile } } modifier = { factor = 5 from.owner = { has_country_flag = food_focus_factor_1 } } modifier = { factor = 10 from.owner = { has_country_flag = food_focus_factor_2 } } }</text:p>
          </table:table-cell>
          <table:table-cell/>
          <table:table-cell office:value-type="string">
            <text:p>{ owner_is_machine_empire = yes }</text:p>
          </table:table-cell>
          <table:table-cell office:value-type="string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>
            <text:p>{ food_buildings_limitation = yes }</text:p>
          </table:table-cell>
        </table:table-row>
        <table:table-row table:style-name="ro2">
          <table:table-cell office:value-type="string">
            <text:p>building_farming_complex_4_4</text:p>
          </table:table-cell>
          <table:table-cell office:value-type="string">
            <text:p>"building_farming_complex_4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 office:value-type="string">
            <text:p>{ energy = @tile_restricted_t4upkeep }</text:p>
          </table:table-cell>
          <table:table-cell office:value-type="string">
            <text:p>{ reworked_building_content_enabled = yes is_machine_empire = no }</text:p>
          </table:table-cell>
          <table:table-cell office:value-type="string">
            <text:p>{ conditions_farming_complex_4_4 = yes }</text:p>
          </table:table-cell>
          <table:table-cell office:value-type="string">
            <text:p>{ requires_food_tile = yes requires_capital_2 = yes }</text:p>
          </table:table-cell>
          <table:table-cell office:value-type="string">
            <text:p>{ "tech_farming_complex_4" }</text:p>
          </table:table-cell>
          <table:table-cell office:value-type="string">
            <text:p>{ building_farming_complex_5_4 }</text:p>
          </table:table-cell>
          <table:table-cell office:value-type="string">
            <text:p>{ food = @tile_restricted_t4_4_output }</text:p>
          </table:table-cell>
          <table:table-cell office:value-type="string">
            <text:p>{ tile_building_resource_food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food_building_tile } } modifier = { factor = 5 from.owner = { has_country_flag = food_focus_factor_1 } } modifier = { factor = 10 from.owner = { has_country_flag = food_focus_factor_2 } } }</text:p>
          </table:table-cell>
          <table:table-cell/>
          <table:table-cell office:value-type="string">
            <text:p>{ owner_is_machine_empire = yes }</text:p>
          </table:table-cell>
          <table:table-cell office:value-type="string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>
            <text:p>{ food_buildings_limitation = yes }</text:p>
          </table:table-cell>
        </table:table-row>
        <table:table-row table:style-name="ro2">
          <table:table-cell office:value-type="string">
            <text:p>building_farming_complex_5_4</text:p>
          </table:table-cell>
          <table:table-cell office:value-type="string">
            <text:p>"building_farming_complex_5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 office:value-type="string">
            <text:p>{ energy = @tile_restricted_t5upkeep }</text:p>
          </table:table-cell>
          <table:table-cell office:value-type="string">
            <text:p>{ reworked_building_content_enabled = yes is_machine_empire = no }</text:p>
          </table:table-cell>
          <table:table-cell office:value-type="string">
            <text:p>{ conditions_farming_complex_5_4 = yes }</text:p>
          </table:table-cell>
          <table:table-cell office:value-type="string">
            <text:p>{ requires_food_tile = yes requires_capital_2 = yes }</text:p>
          </table:table-cell>
          <table:table-cell office:value-type="string">
            <text:p>{ "tech_farming_complex_5" }</text:p>
          </table:table-cell>
          <table:table-cell/>
          <table:table-cell office:value-type="string">
            <text:p>{ food = @tile_restricted_t5_4_output }</text:p>
          </table:table-cell>
          <table:table-cell office:value-type="string">
            <text:p>{ tile_building_resource_food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food_building_tile } } modifier = { factor = 5 from.owner = { has_country_flag = food_focus_factor_1 } } modifier = { factor = 10 from.owner = { has_country_flag = food_focus_factor_2 } } }</text:p>
          </table:table-cell>
          <table:table-cell office:value-type="string">
            <text:p>{ key = "capital_3_resource_bonus_modifier" potential = { planet = { has_capital_3 = yes } } modifier = { tile_resource_food_mult = @tile_restricted_t5triggered_planet_modifier } }</text:p>
          </table:table-cell>
          <table:table-cell office:value-type="string">
            <text:p>{ owner_is_machine_empire = yes }</text:p>
          </table:table-cell>
          <table:table-cell office:value-type="string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>
            <text:p>{ food_buildings_limitation = yes }</text:p>
          </table:table-cell>
        </table:table-row>
        <table:table-row table:style-name="ro2">
          <table:table-cell office:value-type="string">
            <text:p>building_farming_complex_1_5</text:p>
          </table:table-cell>
          <table:table-cell office:value-type="string">
            <text:p>"building_farming_complex_1"</text:p>
          </table:table-cell>
          <table:table-cell office:value-type="string">
            <text:p>{ standard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 office:value-type="string">
            <text:p>{ energy = @tile_restricted_t1upkeep }</text:p>
          </table:table-cell>
          <table:table-cell office:value-type="string">
            <text:p>{ reworked_building_content_enabled = yes is_machine_empire = no }</text:p>
          </table:table-cell>
          <table:table-cell office:value-type="string">
            <text:p>{ conditions_farming_complex_1_5 = yes }</text:p>
          </table:table-cell>
          <table:table-cell office:value-type="string">
            <text:p>{ requires_food_tile = yes requires_capital_0 = yes }</text:p>
          </table:table-cell>
          <table:table-cell office:value-type="string">
            <text:p>{ "tech_eco_simulation" }</text:p>
          </table:table-cell>
          <table:table-cell office:value-type="string">
            <text:p>{ building_farming_complex_2_5 }</text:p>
          </table:table-cell>
          <table:table-cell office:value-type="string">
            <text:p>{ food = @tile_restricted_t1_5_output }</text:p>
          </table:table-cell>
          <table:table-cell office:value-type="string">
            <text:p>{ tile_building_resource_food_add = @tile_restricted_t1_adjacency_bonus }</text:p>
          </table:table-cell>
          <table:table-cell office:value-type="string">
            <text:p>{ check_food_buildings = yes }</text:p>
          </table:table-cell>
          <table:table-cell office:value-type="string">
            <text:p>{ subtract_food_buildings = yes }</text:p>
          </table:table-cell>
          <table:table-cell office:value-type="string">
            <text:p>{ modifier = { weight = 0 NOT = { has_deposit = food_building_tile } } modifier = { factor = 5 from.owner = { has_country_flag = food_focus_factor_1 } } modifier = { factor = 10 from.owner = { has_country_flag = food_focus_factor_2 } } }</text:p>
          </table:table-cell>
          <table:table-cell/>
          <table:table-cell office:value-type="string">
            <text:p>{ owner_is_machine_empire = yes }</text:p>
          </table:table-cell>
          <table:table-cell office:value-type="string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>
            <text:p>{ food_buildings_limitation = yes }</text:p>
          </table:table-cell>
        </table:table-row>
        <table:table-row table:style-name="ro2">
          <table:table-cell office:value-type="string">
            <text:p>building_farming_complex_2_5</text:p>
          </table:table-cell>
          <table:table-cell office:value-type="string">
            <text:p>"building_farming_complex_2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 office:value-type="string">
            <text:p>{ energy = @tile_restricted_t2upkeep }</text:p>
          </table:table-cell>
          <table:table-cell office:value-type="string">
            <text:p>{ reworked_building_content_enabled = yes is_machine_empire = no }</text:p>
          </table:table-cell>
          <table:table-cell office:value-type="string">
            <text:p>{ conditions_farming_complex_2_5 = yes }</text:p>
          </table:table-cell>
          <table:table-cell office:value-type="string">
            <text:p>{ requires_food_tile = yes requires_capital_1 = yes }</text:p>
          </table:table-cell>
          <table:table-cell office:value-type="string">
            <text:p>{ "tech_farming_complex_2" }</text:p>
          </table:table-cell>
          <table:table-cell office:value-type="string">
            <text:p>{ building_farming_complex_3_5 }</text:p>
          </table:table-cell>
          <table:table-cell office:value-type="string">
            <text:p>{ food = @tile_restricted_t2_5_output }</text:p>
          </table:table-cell>
          <table:table-cell office:value-type="string">
            <text:p>{ tile_building_resource_food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food_building_tile } } modifier = { factor = 5 from.owner = { has_country_flag = food_focus_factor_1 } } modifier = { factor = 10 from.owner = { has_country_flag = food_focus_factor_2 } } }</text:p>
          </table:table-cell>
          <table:table-cell/>
          <table:table-cell office:value-type="string">
            <text:p>{ owner_is_machine_empire = yes }</text:p>
          </table:table-cell>
          <table:table-cell office:value-type="string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>
            <text:p>{ food_buildings_limitation = yes }</text:p>
          </table:table-cell>
        </table:table-row>
        <table:table-row table:style-name="ro2">
          <table:table-cell office:value-type="string">
            <text:p>building_farming_complex_3_5</text:p>
          </table:table-cell>
          <table:table-cell office:value-type="string">
            <text:p>"building_farming_complex_3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 office:value-type="string">
            <text:p>{ energy = @tile_restricted_t3upkeep }</text:p>
          </table:table-cell>
          <table:table-cell office:value-type="string">
            <text:p>{ reworked_building_content_enabled = yes is_machine_empire = no }</text:p>
          </table:table-cell>
          <table:table-cell office:value-type="string">
            <text:p>{ conditions_farming_complex_3_5 = yes }</text:p>
          </table:table-cell>
          <table:table-cell office:value-type="string">
            <text:p>{ requires_food_tile = yes requires_capital_1 = yes }</text:p>
          </table:table-cell>
          <table:table-cell office:value-type="string">
            <text:p>{ "tech_farming_complex_3" }</text:p>
          </table:table-cell>
          <table:table-cell office:value-type="string">
            <text:p>{ building_farming_complex_4_5 }</text:p>
          </table:table-cell>
          <table:table-cell office:value-type="string">
            <text:p>{ food = @tile_restricted_t3_5_output }</text:p>
          </table:table-cell>
          <table:table-cell office:value-type="string">
            <text:p>{ tile_building_resource_food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food_building_tile } } modifier = { factor = 5 from.owner = { has_country_flag = food_focus_factor_1 } } modifier = { factor = 10 from.owner = { has_country_flag = food_focus_factor_2 } } }</text:p>
          </table:table-cell>
          <table:table-cell/>
          <table:table-cell office:value-type="string">
            <text:p>{ owner_is_machine_empire = yes }</text:p>
          </table:table-cell>
          <table:table-cell office:value-type="string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>
            <text:p>{ food_buildings_limitation = yes }</text:p>
          </table:table-cell>
        </table:table-row>
        <table:table-row table:style-name="ro2">
          <table:table-cell office:value-type="string">
            <text:p>building_farming_complex_4_5</text:p>
          </table:table-cell>
          <table:table-cell office:value-type="string">
            <text:p>"building_farming_complex_4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 office:value-type="string">
            <text:p>{ energy = @tile_restricted_t4upkeep }</text:p>
          </table:table-cell>
          <table:table-cell office:value-type="string">
            <text:p>{ reworked_building_content_enabled = yes is_machine_empire = no }</text:p>
          </table:table-cell>
          <table:table-cell office:value-type="string">
            <text:p>{ conditions_farming_complex_4_5 = yes }</text:p>
          </table:table-cell>
          <table:table-cell office:value-type="string">
            <text:p>{ requires_food_tile = yes requires_capital_2 = yes }</text:p>
          </table:table-cell>
          <table:table-cell office:value-type="string">
            <text:p>{ "tech_farming_complex_4" }</text:p>
          </table:table-cell>
          <table:table-cell office:value-type="string">
            <text:p>{ building_farming_complex_5_5 }</text:p>
          </table:table-cell>
          <table:table-cell office:value-type="string">
            <text:p>{ food = @tile_restricted_t4_5_output }</text:p>
          </table:table-cell>
          <table:table-cell office:value-type="string">
            <text:p>{ tile_building_resource_food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food_building_tile } } modifier = { factor = 5 from.owner = { has_country_flag = food_focus_factor_1 } } modifier = { factor = 10 from.owner = { has_country_flag = food_focus_factor_2 } } }</text:p>
          </table:table-cell>
          <table:table-cell/>
          <table:table-cell office:value-type="string">
            <text:p>{ owner_is_machine_empire = yes }</text:p>
          </table:table-cell>
          <table:table-cell office:value-type="string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>
            <text:p>{ food_buildings_limitation = yes }</text:p>
          </table:table-cell>
        </table:table-row>
        <table:table-row table:style-name="ro2">
          <table:table-cell office:value-type="string">
            <text:p>building_farming_complex_5_5</text:p>
          </table:table-cell>
          <table:table-cell office:value-type="string">
            <text:p>"building_farming_complex_5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 office:value-type="string">
            <text:p>{ energy = @tile_restricted_t5upkeep }</text:p>
          </table:table-cell>
          <table:table-cell office:value-type="string">
            <text:p>{ reworked_building_content_enabled = yes is_machine_empire = no }</text:p>
          </table:table-cell>
          <table:table-cell office:value-type="string">
            <text:p>{ conditions_farming_complex_5_5 = yes }</text:p>
          </table:table-cell>
          <table:table-cell office:value-type="string">
            <text:p>{ requires_food_tile = yes requires_capital_2 = yes }</text:p>
          </table:table-cell>
          <table:table-cell office:value-type="string">
            <text:p>{ "tech_farming_complex_5" }</text:p>
          </table:table-cell>
          <table:table-cell/>
          <table:table-cell office:value-type="string">
            <text:p>{ food = @tile_restricted_t5_5_output }</text:p>
          </table:table-cell>
          <table:table-cell office:value-type="string">
            <text:p>{ tile_building_resource_food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food_building_tile } } modifier = { factor = 5 from.owner = { has_country_flag = food_focus_factor_1 } } modifier = { factor = 10 from.owner = { has_country_flag = food_focus_factor_2 } } }</text:p>
          </table:table-cell>
          <table:table-cell office:value-type="string">
            <text:p>{ key = "capital_3_resource_bonus_modifier" potential = { planet = { has_capital_3 = yes } } modifier = { tile_resource_food_mult = @tile_restricted_t5triggered_planet_modifier } }</text:p>
          </table:table-cell>
          <table:table-cell office:value-type="string">
            <text:p>{ owner_is_machine_empire = yes }</text:p>
          </table:table-cell>
          <table:table-cell office:value-type="string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>
            <text:p>{ food_buildings_limitation = yes }</text:p>
          </table:table-cell>
        </table:table-row>
        <table:table-row table:style-name="ro2">
          <table:table-cell office:value-type="string">
            <text:p>building_isotope_refinery_1_1</text:p>
          </table:table-cell>
          <table:table-cell office:value-type="string">
            <text:p>"building_power_plant_1"</text:p>
          </table:table-cell>
          <table:table-cell office:value-type="string">
            <text:p>{ standard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isotope_refinery_1_1 = yes }</text:p>
          </table:table-cell>
          <table:table-cell office:value-type="string">
            <text:p>{ requires_energy_tile = yes requires_capital_0 = yes }</text:p>
          </table:table-cell>
          <table:table-cell office:value-type="string">
            <text:p>{ "tech_power_plant_1" }</text:p>
          </table:table-cell>
          <table:table-cell office:value-type="string">
            <text:p>{ building_isotope_refinery_2_1 }</text:p>
          </table:table-cell>
          <table:table-cell office:value-type="string">
            <text:p>{ energy = @tile_restricted_t1_1_output }</text:p>
          </table:table-cell>
          <table:table-cell office:value-type="string">
            <text:p>{ tile_building_resource_energy_add = @tile_restricted_t1_adjacency_bonus }</text:p>
          </table:table-cell>
          <table:table-cell office:value-type="string">
            <text:p>{ check_energy_buildings = yes }</text:p>
          </table:table-cell>
          <table:table-cell office:value-type="string">
            <text:p>{ subtract_energy_buildings = yes }</text:p>
          </table:table-cell>
          <table:table-cell office:value-type="string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string">
            <text:p>{ tile_building_resource_energy_add = @tile_restricted_t1_adjacency_bonus }</text:p>
          </table:table-cell>
          <table:table-cell table:number-columns-repeated="7"/>
        </table:table-row>
        <table:table-row table:style-name="ro2">
          <table:table-cell office:value-type="string">
            <text:p>building_isotope_refinery_2_1</text:p>
          </table:table-cell>
          <table:table-cell office:value-type="string">
            <text:p>"building_power_plant_2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isotope_refinery_2_1 = yes }</text:p>
          </table:table-cell>
          <table:table-cell office:value-type="string">
            <text:p>{ requires_energy_tile = yes requires_capital_1 = yes }</text:p>
          </table:table-cell>
          <table:table-cell office:value-type="string">
            <text:p>{ "tech_power_plant_2" }</text:p>
          </table:table-cell>
          <table:table-cell office:value-type="string">
            <text:p>{ building_isotope_refinery_3_1 }</text:p>
          </table:table-cell>
          <table:table-cell office:value-type="string">
            <text:p>{ energy = @tile_restricted_t2_1_output }</text:p>
          </table:table-cell>
          <table:table-cell office:value-type="string">
            <text:p>{ tile_building_resource_energy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isotope_refinery_3_1</text:p>
          </table:table-cell>
          <table:table-cell office:value-type="string">
            <text:p>"building_power_plant_3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isotope_refinery_3_1 = yes }</text:p>
          </table:table-cell>
          <table:table-cell office:value-type="string">
            <text:p>{ requires_energy_tile = yes requires_capital_1 = yes }</text:p>
          </table:table-cell>
          <table:table-cell office:value-type="string">
            <text:p>{ "tech_power_plant_3" }</text:p>
          </table:table-cell>
          <table:table-cell office:value-type="string">
            <text:p>{ building_isotope_refinery_4_1 }</text:p>
          </table:table-cell>
          <table:table-cell office:value-type="string">
            <text:p>{ energy = @tile_restricted_t3_1_output }</text:p>
          </table:table-cell>
          <table:table-cell office:value-type="string">
            <text:p>{ tile_building_resource_energy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isotope_refinery_4_1</text:p>
          </table:table-cell>
          <table:table-cell office:value-type="string">
            <text:p>"building_power_plant_4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isotope_refinery_4_1 = yes }</text:p>
          </table:table-cell>
          <table:table-cell office:value-type="string">
            <text:p>{ requires_energy_tile = yes requires_capital_2 = yes }</text:p>
          </table:table-cell>
          <table:table-cell office:value-type="string">
            <text:p>{ "tech_power_plant_4" }</text:p>
          </table:table-cell>
          <table:table-cell office:value-type="string">
            <text:p>{ building_isotope_refinery_5_1 }</text:p>
          </table:table-cell>
          <table:table-cell office:value-type="string">
            <text:p>{ energy = @tile_restricted_t4_1_output }</text:p>
          </table:table-cell>
          <table:table-cell office:value-type="string">
            <text:p>{ tile_building_resource_energy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isotope_refinery_5_1</text:p>
          </table:table-cell>
          <table:table-cell office:value-type="string">
            <text:p>"building_power_plant_5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isotope_refinery_5_1 = yes }</text:p>
          </table:table-cell>
          <table:table-cell office:value-type="string">
            <text:p>{ requires_energy_tile = yes requires_capital_2 = yes }</text:p>
          </table:table-cell>
          <table:table-cell office:value-type="string">
            <text:p>{ "tech_power_plant_5" }</text:p>
          </table:table-cell>
          <table:table-cell/>
          <table:table-cell office:value-type="string">
            <text:p>{ energy = @tile_restricted_t5_1_output }</text:p>
          </table:table-cell>
          <table:table-cell office:value-type="string">
            <text:p>{ tile_building_resource_energy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office:value-type="string">
            <text:p>{ key = "capital_3_resource_bonus_modifier" potential = { planet = { has_capital_3 = yes } } modifier = { tile_resource_energy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isotope_refinery_1_2</text:p>
          </table:table-cell>
          <table:table-cell office:value-type="string">
            <text:p>"building_power_plant_1"</text:p>
          </table:table-cell>
          <table:table-cell office:value-type="string">
            <text:p>{ standard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isotope_refinery_1_2 = yes }</text:p>
          </table:table-cell>
          <table:table-cell office:value-type="string">
            <text:p>{ requires_energy_tile = yes requires_capital_0 = yes }</text:p>
          </table:table-cell>
          <table:table-cell office:value-type="string">
            <text:p>{ "tech_power_plant_1" }</text:p>
          </table:table-cell>
          <table:table-cell office:value-type="string">
            <text:p>{ building_isotope_refinery_2_2 }</text:p>
          </table:table-cell>
          <table:table-cell office:value-type="string">
            <text:p>{ energy = @tile_restricted_t1_2_output }</text:p>
          </table:table-cell>
          <table:table-cell office:value-type="string">
            <text:p>{ tile_building_resource_energy_add = @tile_restricted_t1_adjacency_bonus }</text:p>
          </table:table-cell>
          <table:table-cell office:value-type="string">
            <text:p>{ check_energy_buildings = yes }</text:p>
          </table:table-cell>
          <table:table-cell office:value-type="string">
            <text:p>{ subtract_energy_buildings = yes }</text:p>
          </table:table-cell>
          <table:table-cell office:value-type="string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isotope_refinery_2_2</text:p>
          </table:table-cell>
          <table:table-cell office:value-type="string">
            <text:p>"building_power_plant_2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isotope_refinery_2_2 = yes }</text:p>
          </table:table-cell>
          <table:table-cell office:value-type="string">
            <text:p>{ requires_energy_tile = yes requires_capital_1 = yes }</text:p>
          </table:table-cell>
          <table:table-cell office:value-type="string">
            <text:p>{ "tech_power_plant_2" }</text:p>
          </table:table-cell>
          <table:table-cell office:value-type="string">
            <text:p>{ building_isotope_refinery_3_2 }</text:p>
          </table:table-cell>
          <table:table-cell office:value-type="string">
            <text:p>{ energy = @tile_restricted_t2_2_output }</text:p>
          </table:table-cell>
          <table:table-cell office:value-type="string">
            <text:p>{ tile_building_resource_energy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isotope_refinery_3_2</text:p>
          </table:table-cell>
          <table:table-cell office:value-type="string">
            <text:p>"building_power_plant_3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isotope_refinery_3_2 = yes }</text:p>
          </table:table-cell>
          <table:table-cell office:value-type="string">
            <text:p>{ requires_energy_tile = yes requires_capital_1 = yes }</text:p>
          </table:table-cell>
          <table:table-cell office:value-type="string">
            <text:p>{ "tech_power_plant_3" }</text:p>
          </table:table-cell>
          <table:table-cell office:value-type="string">
            <text:p>{ building_isotope_refinery_4_2 }</text:p>
          </table:table-cell>
          <table:table-cell office:value-type="string">
            <text:p>{ energy = @tile_restricted_t3_2_output }</text:p>
          </table:table-cell>
          <table:table-cell office:value-type="string">
            <text:p>{ tile_building_resource_energy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isotope_refinery_4_2</text:p>
          </table:table-cell>
          <table:table-cell office:value-type="string">
            <text:p>"building_power_plant_4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isotope_refinery_4_2 = yes }</text:p>
          </table:table-cell>
          <table:table-cell office:value-type="string">
            <text:p>{ requires_energy_tile = yes requires_capital_2 = yes }</text:p>
          </table:table-cell>
          <table:table-cell office:value-type="string">
            <text:p>{ "tech_power_plant_4" }</text:p>
          </table:table-cell>
          <table:table-cell office:value-type="string">
            <text:p>{ building_isotope_refinery_5_2 }</text:p>
          </table:table-cell>
          <table:table-cell office:value-type="string">
            <text:p>{ energy = @tile_restricted_t4_2_output }</text:p>
          </table:table-cell>
          <table:table-cell office:value-type="string">
            <text:p>{ tile_building_resource_energy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isotope_refinery_5_2</text:p>
          </table:table-cell>
          <table:table-cell office:value-type="string">
            <text:p>"building_power_plant_5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isotope_refinery_5_2 = yes }</text:p>
          </table:table-cell>
          <table:table-cell office:value-type="string">
            <text:p>{ requires_energy_tile = yes requires_capital_2 = yes }</text:p>
          </table:table-cell>
          <table:table-cell office:value-type="string">
            <text:p>{ "tech_power_plant_5" }</text:p>
          </table:table-cell>
          <table:table-cell/>
          <table:table-cell office:value-type="string">
            <text:p>{ energy = @tile_restricted_t5_2_output }</text:p>
          </table:table-cell>
          <table:table-cell office:value-type="string">
            <text:p>{ tile_building_resource_energy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office:value-type="string">
            <text:p>{ key = "capital_3_resource_bonus_modifier" potential = { planet = { has_capital_3 = yes } } modifier = { tile_resource_energy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isotope_refinery_1_3</text:p>
          </table:table-cell>
          <table:table-cell office:value-type="string">
            <text:p>"building_power_plant_1"</text:p>
          </table:table-cell>
          <table:table-cell office:value-type="string">
            <text:p>{ standard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isotope_refinery_1_3 = yes }</text:p>
          </table:table-cell>
          <table:table-cell office:value-type="string">
            <text:p>{ requires_energy_tile = yes requires_capital_0 = yes }</text:p>
          </table:table-cell>
          <table:table-cell office:value-type="string">
            <text:p>{ "tech_power_plant_1" }</text:p>
          </table:table-cell>
          <table:table-cell office:value-type="string">
            <text:p>{ building_isotope_refinery_2_3 }</text:p>
          </table:table-cell>
          <table:table-cell office:value-type="string">
            <text:p>{ energy = @tile_restricted_t1_3_output }</text:p>
          </table:table-cell>
          <table:table-cell office:value-type="string">
            <text:p>{ tile_building_resource_energy_add = @tile_restricted_t1_adjacency_bonus }</text:p>
          </table:table-cell>
          <table:table-cell office:value-type="string">
            <text:p>{ check_energy_buildings = yes }</text:p>
          </table:table-cell>
          <table:table-cell office:value-type="string">
            <text:p>{ subtract_energy_buildings = yes }</text:p>
          </table:table-cell>
          <table:table-cell office:value-type="string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isotope_refinery_2_3</text:p>
          </table:table-cell>
          <table:table-cell office:value-type="string">
            <text:p>"building_power_plant_2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isotope_refinery_2_3 = yes }</text:p>
          </table:table-cell>
          <table:table-cell office:value-type="string">
            <text:p>{ requires_energy_tile = yes requires_capital_1 = yes }</text:p>
          </table:table-cell>
          <table:table-cell office:value-type="string">
            <text:p>{ "tech_power_plant_2" }</text:p>
          </table:table-cell>
          <table:table-cell office:value-type="string">
            <text:p>{ building_isotope_refinery_3_3 }</text:p>
          </table:table-cell>
          <table:table-cell office:value-type="string">
            <text:p>{ energy = @tile_restricted_t2_3_output }</text:p>
          </table:table-cell>
          <table:table-cell office:value-type="string">
            <text:p>{ tile_building_resource_energy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isotope_refinery_3_3</text:p>
          </table:table-cell>
          <table:table-cell office:value-type="string">
            <text:p>"building_power_plant_3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isotope_refinery_3_3 = yes }</text:p>
          </table:table-cell>
          <table:table-cell office:value-type="string">
            <text:p>{ requires_energy_tile = yes requires_capital_1 = yes }</text:p>
          </table:table-cell>
          <table:table-cell office:value-type="string">
            <text:p>{ "tech_power_plant_3" }</text:p>
          </table:table-cell>
          <table:table-cell office:value-type="string">
            <text:p>{ building_isotope_refinery_4_3 }</text:p>
          </table:table-cell>
          <table:table-cell office:value-type="string">
            <text:p>{ energy = @tile_restricted_t3_3_output }</text:p>
          </table:table-cell>
          <table:table-cell office:value-type="string">
            <text:p>{ tile_building_resource_energy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isotope_refinery_4_3</text:p>
          </table:table-cell>
          <table:table-cell office:value-type="string">
            <text:p>"building_power_plant_4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isotope_refinery_4_3 = yes }</text:p>
          </table:table-cell>
          <table:table-cell office:value-type="string">
            <text:p>{ requires_energy_tile = yes requires_capital_2 = yes }</text:p>
          </table:table-cell>
          <table:table-cell office:value-type="string">
            <text:p>{ "tech_power_plant_4" }</text:p>
          </table:table-cell>
          <table:table-cell office:value-type="string">
            <text:p>{ building_isotope_refinery_5_3 }</text:p>
          </table:table-cell>
          <table:table-cell office:value-type="string">
            <text:p>{ energy = @tile_restricted_t4_3_output }</text:p>
          </table:table-cell>
          <table:table-cell office:value-type="string">
            <text:p>{ tile_building_resource_energy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isotope_refinery_5_3</text:p>
          </table:table-cell>
          <table:table-cell office:value-type="string">
            <text:p>"building_power_plant_5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isotope_refinery_5_3 = yes }</text:p>
          </table:table-cell>
          <table:table-cell office:value-type="string">
            <text:p>{ requires_energy_tile = yes requires_capital_2 = yes }</text:p>
          </table:table-cell>
          <table:table-cell office:value-type="string">
            <text:p>{ "tech_power_plant_5" }</text:p>
          </table:table-cell>
          <table:table-cell/>
          <table:table-cell office:value-type="string">
            <text:p>{ energy = @tile_restricted_t5_3_output }</text:p>
          </table:table-cell>
          <table:table-cell office:value-type="string">
            <text:p>{ tile_building_resource_energy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office:value-type="string">
            <text:p>{ key = "capital_3_resource_bonus_modifier" potential = { planet = { has_capital_3 = yes } } modifier = { tile_resource_energy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isotope_refinery_1_4</text:p>
          </table:table-cell>
          <table:table-cell office:value-type="string">
            <text:p>"building_power_plant_1"</text:p>
          </table:table-cell>
          <table:table-cell office:value-type="string">
            <text:p>{ standard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isotope_refinery_1_4 = yes }</text:p>
          </table:table-cell>
          <table:table-cell office:value-type="string">
            <text:p>{ requires_energy_tile = yes requires_capital_0 = yes }</text:p>
          </table:table-cell>
          <table:table-cell office:value-type="string">
            <text:p>{ "tech_power_plant_1" }</text:p>
          </table:table-cell>
          <table:table-cell office:value-type="string">
            <text:p>{ building_isotope_refinery_2_4 }</text:p>
          </table:table-cell>
          <table:table-cell office:value-type="string">
            <text:p>{ energy = @tile_restricted_t1_4_output }</text:p>
          </table:table-cell>
          <table:table-cell office:value-type="string">
            <text:p>{ tile_building_resource_energy_add = @tile_restricted_t1_adjacency_bonus }</text:p>
          </table:table-cell>
          <table:table-cell office:value-type="string">
            <text:p>{ check_energy_buildings = yes }</text:p>
          </table:table-cell>
          <table:table-cell office:value-type="string">
            <text:p>{ subtract_energy_buildings = yes }</text:p>
          </table:table-cell>
          <table:table-cell office:value-type="string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isotope_refinery_2_4</text:p>
          </table:table-cell>
          <table:table-cell office:value-type="string">
            <text:p>"building_power_plant_2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isotope_refinery_2_4 = yes }</text:p>
          </table:table-cell>
          <table:table-cell office:value-type="string">
            <text:p>{ requires_energy_tile = yes requires_capital_1 = yes }</text:p>
          </table:table-cell>
          <table:table-cell office:value-type="string">
            <text:p>{ "tech_power_plant_2" }</text:p>
          </table:table-cell>
          <table:table-cell office:value-type="string">
            <text:p>{ building_isotope_refinery_3_4 }</text:p>
          </table:table-cell>
          <table:table-cell office:value-type="string">
            <text:p>{ energy = @tile_restricted_t2_4_output }</text:p>
          </table:table-cell>
          <table:table-cell office:value-type="string">
            <text:p>{ tile_building_resource_energy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isotope_refinery_3_4</text:p>
          </table:table-cell>
          <table:table-cell office:value-type="string">
            <text:p>"building_power_plant_3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isotope_refinery_3_4 = yes }</text:p>
          </table:table-cell>
          <table:table-cell office:value-type="string">
            <text:p>{ requires_energy_tile = yes requires_capital_1 = yes }</text:p>
          </table:table-cell>
          <table:table-cell office:value-type="string">
            <text:p>{ "tech_power_plant_3" }</text:p>
          </table:table-cell>
          <table:table-cell office:value-type="string">
            <text:p>{ building_isotope_refinery_4_4 }</text:p>
          </table:table-cell>
          <table:table-cell office:value-type="string">
            <text:p>{ energy = @tile_restricted_t3_4_output }</text:p>
          </table:table-cell>
          <table:table-cell office:value-type="string">
            <text:p>{ tile_building_resource_energy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isotope_refinery_4_4</text:p>
          </table:table-cell>
          <table:table-cell office:value-type="string">
            <text:p>"building_power_plant_4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isotope_refinery_4_4 = yes }</text:p>
          </table:table-cell>
          <table:table-cell office:value-type="string">
            <text:p>{ requires_energy_tile = yes requires_capital_2 = yes }</text:p>
          </table:table-cell>
          <table:table-cell office:value-type="string">
            <text:p>{ "tech_power_plant_4" }</text:p>
          </table:table-cell>
          <table:table-cell office:value-type="string">
            <text:p>{ building_isotope_refinery_5_4 }</text:p>
          </table:table-cell>
          <table:table-cell office:value-type="string">
            <text:p>{ energy = @tile_restricted_t4_4_output }</text:p>
          </table:table-cell>
          <table:table-cell office:value-type="string">
            <text:p>{ tile_building_resource_energy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isotope_refinery_5_4</text:p>
          </table:table-cell>
          <table:table-cell office:value-type="string">
            <text:p>"building_power_plant_5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isotope_refinery_5_4 = yes }</text:p>
          </table:table-cell>
          <table:table-cell office:value-type="string">
            <text:p>{ requires_energy_tile = yes requires_capital_2 = yes }</text:p>
          </table:table-cell>
          <table:table-cell office:value-type="string">
            <text:p>{ "tech_power_plant_5" }</text:p>
          </table:table-cell>
          <table:table-cell/>
          <table:table-cell office:value-type="string">
            <text:p>{ energy = @tile_restricted_t5_4_output }</text:p>
          </table:table-cell>
          <table:table-cell office:value-type="string">
            <text:p>{ tile_building_resource_energy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office:value-type="string">
            <text:p>{ key = "capital_3_resource_bonus_modifier" potential = { planet = { has_capital_3 = yes } } modifier = { tile_resource_energy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isotope_refinery_1_5</text:p>
          </table:table-cell>
          <table:table-cell office:value-type="string">
            <text:p>"building_power_plant_1"</text:p>
          </table:table-cell>
          <table:table-cell office:value-type="string">
            <text:p>{ standard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isotope_refinery_1_5 = yes }</text:p>
          </table:table-cell>
          <table:table-cell office:value-type="string">
            <text:p>{ requires_energy_tile = yes requires_capital_0 = yes }</text:p>
          </table:table-cell>
          <table:table-cell office:value-type="string">
            <text:p>{ "tech_power_plant_1" }</text:p>
          </table:table-cell>
          <table:table-cell office:value-type="string">
            <text:p>{ building_isotope_refinery_2_5 }</text:p>
          </table:table-cell>
          <table:table-cell office:value-type="string">
            <text:p>{ energy = @tile_restricted_t1_5_output }</text:p>
          </table:table-cell>
          <table:table-cell office:value-type="string">
            <text:p>{ tile_building_resource_energy_add = @tile_restricted_t1_adjacency_bonus }</text:p>
          </table:table-cell>
          <table:table-cell office:value-type="string">
            <text:p>{ check_energy_buildings = yes }</text:p>
          </table:table-cell>
          <table:table-cell office:value-type="string">
            <text:p>{ subtract_energy_buildings = yes }</text:p>
          </table:table-cell>
          <table:table-cell office:value-type="string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isotope_refinery_2_5</text:p>
          </table:table-cell>
          <table:table-cell office:value-type="string">
            <text:p>"building_power_plant_2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isotope_refinery_2_5 = yes }</text:p>
          </table:table-cell>
          <table:table-cell office:value-type="string">
            <text:p>{ requires_energy_tile = yes requires_capital_1 = yes }</text:p>
          </table:table-cell>
          <table:table-cell office:value-type="string">
            <text:p>{ "tech_power_plant_2" }</text:p>
          </table:table-cell>
          <table:table-cell office:value-type="string">
            <text:p>{ building_isotope_refinery_3_5 }</text:p>
          </table:table-cell>
          <table:table-cell office:value-type="string">
            <text:p>{ energy = @tile_restricted_t2_5_output }</text:p>
          </table:table-cell>
          <table:table-cell office:value-type="string">
            <text:p>{ tile_building_resource_energy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isotope_refinery_3_5</text:p>
          </table:table-cell>
          <table:table-cell office:value-type="string">
            <text:p>"building_power_plant_3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isotope_refinery_3_5 = yes }</text:p>
          </table:table-cell>
          <table:table-cell office:value-type="string">
            <text:p>{ requires_energy_tile = yes requires_capital_1 = yes }</text:p>
          </table:table-cell>
          <table:table-cell office:value-type="string">
            <text:p>{ "tech_power_plant_3" }</text:p>
          </table:table-cell>
          <table:table-cell office:value-type="string">
            <text:p>{ building_isotope_refinery_4_5 }</text:p>
          </table:table-cell>
          <table:table-cell office:value-type="string">
            <text:p>{ energy = @tile_restricted_t3_5_output }</text:p>
          </table:table-cell>
          <table:table-cell office:value-type="string">
            <text:p>{ tile_building_resource_energy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isotope_refinery_4_5</text:p>
          </table:table-cell>
          <table:table-cell office:value-type="string">
            <text:p>"building_power_plant_4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isotope_refinery_4_5 = yes }</text:p>
          </table:table-cell>
          <table:table-cell office:value-type="string">
            <text:p>{ requires_energy_tile = yes requires_capital_2 = yes }</text:p>
          </table:table-cell>
          <table:table-cell office:value-type="string">
            <text:p>{ "tech_power_plant_4" }</text:p>
          </table:table-cell>
          <table:table-cell office:value-type="string">
            <text:p>{ building_isotope_refinery_5_5 }</text:p>
          </table:table-cell>
          <table:table-cell office:value-type="string">
            <text:p>{ energy = @tile_restricted_t4_5_output }</text:p>
          </table:table-cell>
          <table:table-cell office:value-type="string">
            <text:p>{ tile_building_resource_energy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isotope_refinery_5_5</text:p>
          </table:table-cell>
          <table:table-cell office:value-type="string">
            <text:p>"building_power_plant_5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isotope_refinery_5_5 = yes }</text:p>
          </table:table-cell>
          <table:table-cell office:value-type="string">
            <text:p>{ requires_energy_tile = yes requires_capital_2 = yes }</text:p>
          </table:table-cell>
          <table:table-cell office:value-type="string">
            <text:p>{ "tech_power_plant_5" }</text:p>
          </table:table-cell>
          <table:table-cell/>
          <table:table-cell office:value-type="string">
            <text:p>{ energy = @tile_restricted_t5_5_output }</text:p>
          </table:table-cell>
          <table:table-cell office:value-type="string">
            <text:p>{ tile_building_resource_energy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office:value-type="string">
            <text:p>{ key = "capital_3_resource_bonus_modifier" potential = { planet = { has_capital_3 = yes } } modifier = { tile_resource_energy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biofuel_refinery_1_1</text:p>
          </table:table-cell>
          <table:table-cell office:value-type="string">
            <text:p>"building_biofuel_refinery_1"</text:p>
          </table:table-cell>
          <table:table-cell office:value-type="string">
            <text:p>{ standard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biofuel_refinery_1_1 = yes }</text:p>
          </table:table-cell>
          <table:table-cell office:value-type="string">
            <text:p>{ requires_food_tile = yes requires_capital_0 = yes }</text:p>
          </table:table-cell>
          <table:table-cell office:value-type="string">
            <text:p>{ "tech_biofuel_refining_1" }</text:p>
          </table:table-cell>
          <table:table-cell office:value-type="string">
            <text:p>{ building_biofuel_refinery_2_1 }</text:p>
          </table:table-cell>
          <table:table-cell office:value-type="string">
            <text:p>{ energy = @tile_restricted_t1_1_output }</text:p>
          </table:table-cell>
          <table:table-cell office:value-type="string">
            <text:p>{ tile_building_resource_energy_add = @tile_restricted_t1_adjacency_bonus }</text:p>
          </table:table-cell>
          <table:table-cell office:value-type="string">
            <text:p>{ check_energy_buildings = yes }</text:p>
          </table:table-cell>
          <table:table-cell office:value-type="string">
            <text:p>{ subtract_energy_buildings = yes }</text:p>
          </table:table-cell>
          <table:table-cell office:value-type="string">
            <text:p>{ weight = 0 modifier = { weight = 10 from.owner = { has_country_flag = food_delimited } } }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string">
            <text:p>{ tile_building_resource_energy_add = @tile_restricted_t1_adjacency_bonus }</text:p>
          </table:table-cell>
          <table:table-cell table:number-columns-repeated="7"/>
        </table:table-row>
        <table:table-row table:style-name="ro2">
          <table:table-cell office:value-type="string">
            <text:p>building_biofuel_refinery_2_1</text:p>
          </table:table-cell>
          <table:table-cell office:value-type="string">
            <text:p>"building_biofuel_refinery_2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biofuel_refinery_2_1 = yes }</text:p>
          </table:table-cell>
          <table:table-cell office:value-type="string">
            <text:p>{ requires_food_tile = yes requires_capital_1 = yes }</text:p>
          </table:table-cell>
          <table:table-cell office:value-type="string">
            <text:p>{ "tech_biofuel_refining_2" }</text:p>
          </table:table-cell>
          <table:table-cell office:value-type="string">
            <text:p>{ building_biofuel_refinery_3_1 }</text:p>
          </table:table-cell>
          <table:table-cell office:value-type="string">
            <text:p>{ energy = @tile_restricted_t2_1_output }</text:p>
          </table:table-cell>
          <table:table-cell office:value-type="string">
            <text:p>{ tile_building_resource_energy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weight = 0 modifier = { weight = 10 from.owner = { has_country_flag = food_delimited } } }</text:p>
          </table:table-cell>
          <table:table-cell table:number-columns-repeated="4"/>
        </table:table-row>
        <table:table-row table:style-name="ro2">
          <table:table-cell office:value-type="string">
            <text:p>building_biofuel_refinery_3_1</text:p>
          </table:table-cell>
          <table:table-cell office:value-type="string">
            <text:p>"building_biofuel_refinery_3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biofuel_refinery_3_1 = yes }</text:p>
          </table:table-cell>
          <table:table-cell office:value-type="string">
            <text:p>{ requires_food_tile = yes requires_capital_1 = yes }</text:p>
          </table:table-cell>
          <table:table-cell office:value-type="string">
            <text:p>{ "tech_biofuel_refining_3" }</text:p>
          </table:table-cell>
          <table:table-cell office:value-type="string">
            <text:p>{ building_biofuel_refinery_4_1 }</text:p>
          </table:table-cell>
          <table:table-cell office:value-type="string">
            <text:p>{ energy = @tile_restricted_t3_1_output }</text:p>
          </table:table-cell>
          <table:table-cell office:value-type="string">
            <text:p>{ tile_building_resource_energy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weight = 0 modifier = { weight = 10 from.owner = { has_country_flag = food_delimited } } }</text:p>
          </table:table-cell>
          <table:table-cell table:number-columns-repeated="4"/>
        </table:table-row>
        <table:table-row table:style-name="ro2">
          <table:table-cell office:value-type="string">
            <text:p>building_biofuel_refinery_4_1</text:p>
          </table:table-cell>
          <table:table-cell office:value-type="string">
            <text:p>"building_biofuel_refinery_4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biofuel_refinery_4_1 = yes }</text:p>
          </table:table-cell>
          <table:table-cell office:value-type="string">
            <text:p>{ requires_food_tile = yes requires_capital_2 = yes }</text:p>
          </table:table-cell>
          <table:table-cell office:value-type="string">
            <text:p>{ "tech_biofuel_refining_4" }</text:p>
          </table:table-cell>
          <table:table-cell office:value-type="string">
            <text:p>{ building_biofuel_refinery_5_1 }</text:p>
          </table:table-cell>
          <table:table-cell office:value-type="string">
            <text:p>{ energy = @tile_restricted_t4_1_output }</text:p>
          </table:table-cell>
          <table:table-cell office:value-type="string">
            <text:p>{ tile_building_resource_energy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weight = 0 modifier = { weight = 10 from.owner = { has_country_flag = food_delimited } } }</text:p>
          </table:table-cell>
          <table:table-cell table:number-columns-repeated="4"/>
        </table:table-row>
        <table:table-row table:style-name="ro2">
          <table:table-cell office:value-type="string">
            <text:p>building_biofuel_refinery_5_1</text:p>
          </table:table-cell>
          <table:table-cell office:value-type="string">
            <text:p>"building_biofuel_refinery_5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biofuel_refinery_5_1 = yes }</text:p>
          </table:table-cell>
          <table:table-cell office:value-type="string">
            <text:p>{ requires_food_tile = yes requires_capital_2 = yes }</text:p>
          </table:table-cell>
          <table:table-cell office:value-type="string">
            <text:p>{ "tech_biofuel_refining_5" }</text:p>
          </table:table-cell>
          <table:table-cell/>
          <table:table-cell office:value-type="string">
            <text:p>{ energy = @tile_restricted_t5_1_output }</text:p>
          </table:table-cell>
          <table:table-cell office:value-type="string">
            <text:p>{ tile_building_resource_energy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weight = 0 modifier = { weight = 10 from.owner = { has_country_flag = food_delimited } } }</text:p>
          </table:table-cell>
          <table:table-cell office:value-type="string">
            <text:p>{ key = "capital_3_resource_bonus_modifier" potential = { planet = { has_capital_3 = yes } } modifier = { tile_resource_energy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biofuel_refinery_1_2</text:p>
          </table:table-cell>
          <table:table-cell office:value-type="string">
            <text:p>"building_biofuel_refinery_1"</text:p>
          </table:table-cell>
          <table:table-cell office:value-type="string">
            <text:p>{ standard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biofuel_refinery_1_2 = yes }</text:p>
          </table:table-cell>
          <table:table-cell office:value-type="string">
            <text:p>{ requires_food_tile = yes requires_capital_0 = yes }</text:p>
          </table:table-cell>
          <table:table-cell office:value-type="string">
            <text:p>{ "tech_biofuel_refining_1" }</text:p>
          </table:table-cell>
          <table:table-cell office:value-type="string">
            <text:p>{ building_biofuel_refinery_2_2 }</text:p>
          </table:table-cell>
          <table:table-cell office:value-type="string">
            <text:p>{ energy = @tile_restricted_t1_2_output }</text:p>
          </table:table-cell>
          <table:table-cell office:value-type="string">
            <text:p>{ tile_building_resource_energy_add = @tile_restricted_t1_adjacency_bonus }</text:p>
          </table:table-cell>
          <table:table-cell office:value-type="string">
            <text:p>{ check_energy_buildings = yes }</text:p>
          </table:table-cell>
          <table:table-cell office:value-type="string">
            <text:p>{ subtract_energy_buildings = yes }</text:p>
          </table:table-cell>
          <table:table-cell office:value-type="string">
            <text:p>{ weight = 0 modifier = { weight = 10 from.owner = { has_country_flag = food_delimited } } }</text:p>
          </table:table-cell>
          <table:table-cell table:number-columns-repeated="4"/>
        </table:table-row>
        <table:table-row table:style-name="ro2">
          <table:table-cell office:value-type="string">
            <text:p>building_biofuel_refinery_2_2</text:p>
          </table:table-cell>
          <table:table-cell office:value-type="string">
            <text:p>"building_biofuel_refinery_2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biofuel_refinery_2_2 = yes }</text:p>
          </table:table-cell>
          <table:table-cell office:value-type="string">
            <text:p>{ requires_food_tile = yes requires_capital_1 = yes }</text:p>
          </table:table-cell>
          <table:table-cell office:value-type="string">
            <text:p>{ "tech_biofuel_refining_2" }</text:p>
          </table:table-cell>
          <table:table-cell office:value-type="string">
            <text:p>{ building_biofuel_refinery_3_2 }</text:p>
          </table:table-cell>
          <table:table-cell office:value-type="string">
            <text:p>{ energy = @tile_restricted_t2_2_output }</text:p>
          </table:table-cell>
          <table:table-cell office:value-type="string">
            <text:p>{ tile_building_resource_energy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weight = 0 modifier = { weight = 10 from.owner = { has_country_flag = food_delimited } } }</text:p>
          </table:table-cell>
          <table:table-cell table:number-columns-repeated="4"/>
        </table:table-row>
        <table:table-row table:style-name="ro2">
          <table:table-cell office:value-type="string">
            <text:p>building_biofuel_refinery_3_2</text:p>
          </table:table-cell>
          <table:table-cell office:value-type="string">
            <text:p>"building_biofuel_refinery_3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biofuel_refinery_3_2 = yes }</text:p>
          </table:table-cell>
          <table:table-cell office:value-type="string">
            <text:p>{ requires_food_tile = yes requires_capital_1 = yes }</text:p>
          </table:table-cell>
          <table:table-cell office:value-type="string">
            <text:p>{ "tech_biofuel_refining_3" }</text:p>
          </table:table-cell>
          <table:table-cell office:value-type="string">
            <text:p>{ building_biofuel_refinery_4_2 }</text:p>
          </table:table-cell>
          <table:table-cell office:value-type="string">
            <text:p>{ energy = @tile_restricted_t3_2_output }</text:p>
          </table:table-cell>
          <table:table-cell office:value-type="string">
            <text:p>{ tile_building_resource_energy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weight = 0 modifier = { weight = 10 from.owner = { has_country_flag = food_delimited } } }</text:p>
          </table:table-cell>
          <table:table-cell table:number-columns-repeated="4"/>
        </table:table-row>
        <table:table-row table:style-name="ro2">
          <table:table-cell office:value-type="string">
            <text:p>building_biofuel_refinery_4_2</text:p>
          </table:table-cell>
          <table:table-cell office:value-type="string">
            <text:p>"building_biofuel_refinery_4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biofuel_refinery_4_2 = yes }</text:p>
          </table:table-cell>
          <table:table-cell office:value-type="string">
            <text:p>{ requires_food_tile = yes requires_capital_2 = yes }</text:p>
          </table:table-cell>
          <table:table-cell office:value-type="string">
            <text:p>{ "tech_biofuel_refining_4" }</text:p>
          </table:table-cell>
          <table:table-cell office:value-type="string">
            <text:p>{ building_biofuel_refinery_5_2 }</text:p>
          </table:table-cell>
          <table:table-cell office:value-type="string">
            <text:p>{ energy = @tile_restricted_t4_2_output }</text:p>
          </table:table-cell>
          <table:table-cell office:value-type="string">
            <text:p>{ tile_building_resource_energy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weight = 0 modifier = { weight = 10 from.owner = { has_country_flag = food_delimited } } }</text:p>
          </table:table-cell>
          <table:table-cell table:number-columns-repeated="4"/>
        </table:table-row>
        <table:table-row table:style-name="ro2">
          <table:table-cell office:value-type="string">
            <text:p>building_biofuel_refinery_5_2</text:p>
          </table:table-cell>
          <table:table-cell office:value-type="string">
            <text:p>"building_biofuel_refinery_5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biofuel_refinery_5_2 = yes }</text:p>
          </table:table-cell>
          <table:table-cell office:value-type="string">
            <text:p>{ requires_food_tile = yes requires_capital_2 = yes }</text:p>
          </table:table-cell>
          <table:table-cell office:value-type="string">
            <text:p>{ "tech_biofuel_refining_5" }</text:p>
          </table:table-cell>
          <table:table-cell/>
          <table:table-cell office:value-type="string">
            <text:p>{ energy = @tile_restricted_t5_2_output }</text:p>
          </table:table-cell>
          <table:table-cell office:value-type="string">
            <text:p>{ tile_building_resource_energy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weight = 0 modifier = { weight = 10 from.owner = { has_country_flag = food_delimited } } }</text:p>
          </table:table-cell>
          <table:table-cell office:value-type="string">
            <text:p>{ key = "capital_3_resource_bonus_modifier" potential = { planet = { has_capital_3 = yes } } modifier = { tile_resource_energy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biofuel_refinery_1_3</text:p>
          </table:table-cell>
          <table:table-cell office:value-type="string">
            <text:p>"building_biofuel_refinery_1"</text:p>
          </table:table-cell>
          <table:table-cell office:value-type="string">
            <text:p>{ standard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biofuel_refinery_1_3 = yes }</text:p>
          </table:table-cell>
          <table:table-cell office:value-type="string">
            <text:p>{ requires_food_tile = yes requires_capital_0 = yes }</text:p>
          </table:table-cell>
          <table:table-cell office:value-type="string">
            <text:p>{ "tech_biofuel_refining_1" }</text:p>
          </table:table-cell>
          <table:table-cell office:value-type="string">
            <text:p>{ building_biofuel_refinery_2_3 }</text:p>
          </table:table-cell>
          <table:table-cell office:value-type="string">
            <text:p>{ energy = @tile_restricted_t1_3_output }</text:p>
          </table:table-cell>
          <table:table-cell office:value-type="string">
            <text:p>{ tile_building_resource_energy_add = @tile_restricted_t1_adjacency_bonus }</text:p>
          </table:table-cell>
          <table:table-cell office:value-type="string">
            <text:p>{ check_energy_buildings = yes }</text:p>
          </table:table-cell>
          <table:table-cell office:value-type="string">
            <text:p>{ subtract_energy_buildings = yes }</text:p>
          </table:table-cell>
          <table:table-cell office:value-type="string">
            <text:p>{ weight = 0 modifier = { weight = 10 from.owner = { has_country_flag = food_delimited } } }</text:p>
          </table:table-cell>
          <table:table-cell table:number-columns-repeated="4"/>
        </table:table-row>
        <table:table-row table:style-name="ro2">
          <table:table-cell office:value-type="string">
            <text:p>building_biofuel_refinery_2_3</text:p>
          </table:table-cell>
          <table:table-cell office:value-type="string">
            <text:p>"building_biofuel_refinery_2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biofuel_refinery_2_3 = yes }</text:p>
          </table:table-cell>
          <table:table-cell office:value-type="string">
            <text:p>{ requires_food_tile = yes requires_capital_1 = yes }</text:p>
          </table:table-cell>
          <table:table-cell office:value-type="string">
            <text:p>{ "tech_biofuel_refining_2" }</text:p>
          </table:table-cell>
          <table:table-cell office:value-type="string">
            <text:p>{ building_biofuel_refinery_3_3 }</text:p>
          </table:table-cell>
          <table:table-cell office:value-type="string">
            <text:p>{ energy = @tile_restricted_t2_3_output }</text:p>
          </table:table-cell>
          <table:table-cell office:value-type="string">
            <text:p>{ tile_building_resource_energy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weight = 0 modifier = { weight = 10 from.owner = { has_country_flag = food_delimited } } }</text:p>
          </table:table-cell>
          <table:table-cell table:number-columns-repeated="4"/>
        </table:table-row>
        <table:table-row table:style-name="ro2">
          <table:table-cell office:value-type="string">
            <text:p>building_biofuel_refinery_3_3</text:p>
          </table:table-cell>
          <table:table-cell office:value-type="string">
            <text:p>"building_biofuel_refinery_3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biofuel_refinery_3_3 = yes }</text:p>
          </table:table-cell>
          <table:table-cell office:value-type="string">
            <text:p>{ requires_food_tile = yes requires_capital_1 = yes }</text:p>
          </table:table-cell>
          <table:table-cell office:value-type="string">
            <text:p>{ "tech_biofuel_refining_3" }</text:p>
          </table:table-cell>
          <table:table-cell office:value-type="string">
            <text:p>{ building_biofuel_refinery_4_3 }</text:p>
          </table:table-cell>
          <table:table-cell office:value-type="string">
            <text:p>{ energy = @tile_restricted_t3_3_output }</text:p>
          </table:table-cell>
          <table:table-cell office:value-type="string">
            <text:p>{ tile_building_resource_energy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weight = 0 modifier = { weight = 10 from.owner = { has_country_flag = food_delimited } } }</text:p>
          </table:table-cell>
          <table:table-cell table:number-columns-repeated="4"/>
        </table:table-row>
        <table:table-row table:style-name="ro2">
          <table:table-cell office:value-type="string">
            <text:p>building_biofuel_refinery_4_3</text:p>
          </table:table-cell>
          <table:table-cell office:value-type="string">
            <text:p>"building_biofuel_refinery_4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biofuel_refinery_4_3 = yes }</text:p>
          </table:table-cell>
          <table:table-cell office:value-type="string">
            <text:p>{ requires_food_tile = yes requires_capital_2 = yes }</text:p>
          </table:table-cell>
          <table:table-cell office:value-type="string">
            <text:p>{ "tech_biofuel_refining_4" }</text:p>
          </table:table-cell>
          <table:table-cell office:value-type="string">
            <text:p>{ building_biofuel_refinery_5_3 }</text:p>
          </table:table-cell>
          <table:table-cell office:value-type="string">
            <text:p>{ energy = @tile_restricted_t4_3_output }</text:p>
          </table:table-cell>
          <table:table-cell office:value-type="string">
            <text:p>{ tile_building_resource_energy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weight = 0 modifier = { weight = 10 from.owner = { has_country_flag = food_delimited } } }</text:p>
          </table:table-cell>
          <table:table-cell table:number-columns-repeated="4"/>
        </table:table-row>
        <table:table-row table:style-name="ro2">
          <table:table-cell office:value-type="string">
            <text:p>building_biofuel_refinery_5_3</text:p>
          </table:table-cell>
          <table:table-cell office:value-type="string">
            <text:p>"building_biofuel_refinery_5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biofuel_refinery_5_3 = yes }</text:p>
          </table:table-cell>
          <table:table-cell office:value-type="string">
            <text:p>{ requires_food_tile = yes requires_capital_2 = yes }</text:p>
          </table:table-cell>
          <table:table-cell office:value-type="string">
            <text:p>{ "tech_biofuel_refining_5" }</text:p>
          </table:table-cell>
          <table:table-cell/>
          <table:table-cell office:value-type="string">
            <text:p>{ energy = @tile_restricted_t5_3_output }</text:p>
          </table:table-cell>
          <table:table-cell office:value-type="string">
            <text:p>{ tile_building_resource_energy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weight = 0 modifier = { weight = 10 from.owner = { has_country_flag = food_delimited } } }</text:p>
          </table:table-cell>
          <table:table-cell office:value-type="string">
            <text:p>{ key = "capital_3_resource_bonus_modifier" potential = { planet = { has_capital_3 = yes } } modifier = { tile_resource_energy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biofuel_refinery_1_4</text:p>
          </table:table-cell>
          <table:table-cell office:value-type="string">
            <text:p>"building_biofuel_refinery_1"</text:p>
          </table:table-cell>
          <table:table-cell office:value-type="string">
            <text:p>{ standard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biofuel_refinery_1_4 = yes }</text:p>
          </table:table-cell>
          <table:table-cell office:value-type="string">
            <text:p>{ requires_food_tile = yes requires_capital_0 = yes }</text:p>
          </table:table-cell>
          <table:table-cell office:value-type="string">
            <text:p>{ "tech_biofuel_refining_1" }</text:p>
          </table:table-cell>
          <table:table-cell office:value-type="string">
            <text:p>{ building_biofuel_refinery_2_4 }</text:p>
          </table:table-cell>
          <table:table-cell office:value-type="string">
            <text:p>{ energy = @tile_restricted_t1_4_output }</text:p>
          </table:table-cell>
          <table:table-cell office:value-type="string">
            <text:p>{ tile_building_resource_energy_add = @tile_restricted_t1_adjacency_bonus }</text:p>
          </table:table-cell>
          <table:table-cell office:value-type="string">
            <text:p>{ check_energy_buildings = yes }</text:p>
          </table:table-cell>
          <table:table-cell office:value-type="string">
            <text:p>{ subtract_energy_buildings = yes }</text:p>
          </table:table-cell>
          <table:table-cell office:value-type="string">
            <text:p>{ weight = 0 modifier = { weight = 10 from.owner = { has_country_flag = food_delimited } } }</text:p>
          </table:table-cell>
          <table:table-cell table:number-columns-repeated="4"/>
        </table:table-row>
        <table:table-row table:style-name="ro2">
          <table:table-cell office:value-type="string">
            <text:p>building_biofuel_refinery_2_4</text:p>
          </table:table-cell>
          <table:table-cell office:value-type="string">
            <text:p>"building_biofuel_refinery_2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biofuel_refinery_2_4 = yes }</text:p>
          </table:table-cell>
          <table:table-cell office:value-type="string">
            <text:p>{ requires_food_tile = yes requires_capital_1 = yes }</text:p>
          </table:table-cell>
          <table:table-cell office:value-type="string">
            <text:p>{ "tech_biofuel_refining_2" }</text:p>
          </table:table-cell>
          <table:table-cell office:value-type="string">
            <text:p>{ building_biofuel_refinery_3_4 }</text:p>
          </table:table-cell>
          <table:table-cell office:value-type="string">
            <text:p>{ energy = @tile_restricted_t2_4_output }</text:p>
          </table:table-cell>
          <table:table-cell office:value-type="string">
            <text:p>{ tile_building_resource_energy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weight = 0 modifier = { weight = 10 from.owner = { has_country_flag = food_delimited } } }</text:p>
          </table:table-cell>
          <table:table-cell table:number-columns-repeated="4"/>
        </table:table-row>
        <table:table-row table:style-name="ro2">
          <table:table-cell office:value-type="string">
            <text:p>building_biofuel_refinery_3_4</text:p>
          </table:table-cell>
          <table:table-cell office:value-type="string">
            <text:p>"building_biofuel_refinery_3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biofuel_refinery_3_4 = yes }</text:p>
          </table:table-cell>
          <table:table-cell office:value-type="string">
            <text:p>{ requires_food_tile = yes requires_capital_1 = yes }</text:p>
          </table:table-cell>
          <table:table-cell office:value-type="string">
            <text:p>{ "tech_biofuel_refining_3" }</text:p>
          </table:table-cell>
          <table:table-cell office:value-type="string">
            <text:p>{ building_biofuel_refinery_4_4 }</text:p>
          </table:table-cell>
          <table:table-cell office:value-type="string">
            <text:p>{ energy = @tile_restricted_t3_4_output }</text:p>
          </table:table-cell>
          <table:table-cell office:value-type="string">
            <text:p>{ tile_building_resource_energy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weight = 0 modifier = { weight = 10 from.owner = { has_country_flag = food_delimited } } }</text:p>
          </table:table-cell>
          <table:table-cell table:number-columns-repeated="4"/>
        </table:table-row>
        <table:table-row table:style-name="ro2">
          <table:table-cell office:value-type="string">
            <text:p>building_biofuel_refinery_4_4</text:p>
          </table:table-cell>
          <table:table-cell office:value-type="string">
            <text:p>"building_biofuel_refinery_4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biofuel_refinery_4_4 = yes }</text:p>
          </table:table-cell>
          <table:table-cell office:value-type="string">
            <text:p>{ requires_food_tile = yes requires_capital_2 = yes }</text:p>
          </table:table-cell>
          <table:table-cell office:value-type="string">
            <text:p>{ "tech_biofuel_refining_4" }</text:p>
          </table:table-cell>
          <table:table-cell office:value-type="string">
            <text:p>{ building_biofuel_refinery_5_4 }</text:p>
          </table:table-cell>
          <table:table-cell office:value-type="string">
            <text:p>{ energy = @tile_restricted_t4_4_output }</text:p>
          </table:table-cell>
          <table:table-cell office:value-type="string">
            <text:p>{ tile_building_resource_energy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weight = 0 modifier = { weight = 10 from.owner = { has_country_flag = food_delimited } } }</text:p>
          </table:table-cell>
          <table:table-cell table:number-columns-repeated="4"/>
        </table:table-row>
        <table:table-row table:style-name="ro2">
          <table:table-cell office:value-type="string">
            <text:p>building_biofuel_refinery_5_4</text:p>
          </table:table-cell>
          <table:table-cell office:value-type="string">
            <text:p>"building_biofuel_refinery_5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biofuel_refinery_5_4 = yes }</text:p>
          </table:table-cell>
          <table:table-cell office:value-type="string">
            <text:p>{ requires_food_tile = yes requires_capital_2 = yes }</text:p>
          </table:table-cell>
          <table:table-cell office:value-type="string">
            <text:p>{ "tech_biofuel_refining_5" }</text:p>
          </table:table-cell>
          <table:table-cell/>
          <table:table-cell office:value-type="string">
            <text:p>{ energy = @tile_restricted_t5_4_output }</text:p>
          </table:table-cell>
          <table:table-cell office:value-type="string">
            <text:p>{ tile_building_resource_energy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weight = 0 modifier = { weight = 10 from.owner = { has_country_flag = food_delimited } } }</text:p>
          </table:table-cell>
          <table:table-cell office:value-type="string">
            <text:p>{ key = "capital_3_resource_bonus_modifier" potential = { planet = { has_capital_3 = yes } } modifier = { tile_resource_energy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biofuel_refinery_1_5</text:p>
          </table:table-cell>
          <table:table-cell office:value-type="string">
            <text:p>"building_biofuel_refinery_1"</text:p>
          </table:table-cell>
          <table:table-cell office:value-type="string">
            <text:p>{ standard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biofuel_refinery_1_5 = yes }</text:p>
          </table:table-cell>
          <table:table-cell office:value-type="string">
            <text:p>{ requires_food_tile = yes requires_capital_0 = yes }</text:p>
          </table:table-cell>
          <table:table-cell office:value-type="string">
            <text:p>{ "tech_biofuel_refining_1" }</text:p>
          </table:table-cell>
          <table:table-cell office:value-type="string">
            <text:p>{ building_biofuel_refinery_2_5 }</text:p>
          </table:table-cell>
          <table:table-cell office:value-type="string">
            <text:p>{ energy = @tile_restricted_t1_5_output }</text:p>
          </table:table-cell>
          <table:table-cell office:value-type="string">
            <text:p>{ tile_building_resource_energy_add = @tile_restricted_t1_adjacency_bonus }</text:p>
          </table:table-cell>
          <table:table-cell office:value-type="string">
            <text:p>{ check_energy_buildings = yes }</text:p>
          </table:table-cell>
          <table:table-cell office:value-type="string">
            <text:p>{ subtract_energy_buildings = yes }</text:p>
          </table:table-cell>
          <table:table-cell office:value-type="string">
            <text:p>{ weight = 0 modifier = { weight = 10 from.owner = { has_country_flag = food_delimited } } }</text:p>
          </table:table-cell>
          <table:table-cell table:number-columns-repeated="4"/>
        </table:table-row>
        <table:table-row table:style-name="ro2">
          <table:table-cell office:value-type="string">
            <text:p>building_biofuel_refinery_2_5</text:p>
          </table:table-cell>
          <table:table-cell office:value-type="string">
            <text:p>"building_biofuel_refinery_2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biofuel_refinery_2_5 = yes }</text:p>
          </table:table-cell>
          <table:table-cell office:value-type="string">
            <text:p>{ requires_food_tile = yes requires_capital_1 = yes }</text:p>
          </table:table-cell>
          <table:table-cell office:value-type="string">
            <text:p>{ "tech_biofuel_refining_2" }</text:p>
          </table:table-cell>
          <table:table-cell office:value-type="string">
            <text:p>{ building_biofuel_refinery_3_5 }</text:p>
          </table:table-cell>
          <table:table-cell office:value-type="string">
            <text:p>{ energy = @tile_restricted_t2_5_output }</text:p>
          </table:table-cell>
          <table:table-cell office:value-type="string">
            <text:p>{ tile_building_resource_energy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weight = 0 modifier = { weight = 10 from.owner = { has_country_flag = food_delimited } } }</text:p>
          </table:table-cell>
          <table:table-cell table:number-columns-repeated="4"/>
        </table:table-row>
        <table:table-row table:style-name="ro2">
          <table:table-cell office:value-type="string">
            <text:p>building_biofuel_refinery_3_5</text:p>
          </table:table-cell>
          <table:table-cell office:value-type="string">
            <text:p>"building_biofuel_refinery_3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biofuel_refinery_3_5 = yes }</text:p>
          </table:table-cell>
          <table:table-cell office:value-type="string">
            <text:p>{ requires_food_tile = yes requires_capital_1 = yes }</text:p>
          </table:table-cell>
          <table:table-cell office:value-type="string">
            <text:p>{ "tech_biofuel_refining_3" }</text:p>
          </table:table-cell>
          <table:table-cell office:value-type="string">
            <text:p>{ building_biofuel_refinery_4_5 }</text:p>
          </table:table-cell>
          <table:table-cell office:value-type="string">
            <text:p>{ energy = @tile_restricted_t3_5_output }</text:p>
          </table:table-cell>
          <table:table-cell office:value-type="string">
            <text:p>{ tile_building_resource_energy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weight = 0 modifier = { weight = 10 from.owner = { has_country_flag = food_delimited } } }</text:p>
          </table:table-cell>
          <table:table-cell table:number-columns-repeated="4"/>
        </table:table-row>
        <table:table-row table:style-name="ro2">
          <table:table-cell office:value-type="string">
            <text:p>building_biofuel_refinery_4_5</text:p>
          </table:table-cell>
          <table:table-cell office:value-type="string">
            <text:p>"building_biofuel_refinery_4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biofuel_refinery_4_5 = yes }</text:p>
          </table:table-cell>
          <table:table-cell office:value-type="string">
            <text:p>{ requires_food_tile = yes requires_capital_2 = yes }</text:p>
          </table:table-cell>
          <table:table-cell office:value-type="string">
            <text:p>{ "tech_biofuel_refining_4" }</text:p>
          </table:table-cell>
          <table:table-cell office:value-type="string">
            <text:p>{ building_biofuel_refinery_5_5 }</text:p>
          </table:table-cell>
          <table:table-cell office:value-type="string">
            <text:p>{ energy = @tile_restricted_t4_5_output }</text:p>
          </table:table-cell>
          <table:table-cell office:value-type="string">
            <text:p>{ tile_building_resource_energy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weight = 0 modifier = { weight = 10 from.owner = { has_country_flag = food_delimited } } }</text:p>
          </table:table-cell>
          <table:table-cell table:number-columns-repeated="4"/>
        </table:table-row>
        <table:table-row table:style-name="ro2">
          <table:table-cell office:value-type="string">
            <text:p>building_biofuel_refinery_5_5</text:p>
          </table:table-cell>
          <table:table-cell office:value-type="string">
            <text:p>"building_biofuel_refinery_5"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/>
          <table:table-cell office:value-type="string">
            <text:p>{ reworked_building_content_enabled = yes }</text:p>
          </table:table-cell>
          <table:table-cell office:value-type="string">
            <text:p>{ conditions_biofuel_refinery_5_5 = yes }</text:p>
          </table:table-cell>
          <table:table-cell office:value-type="string">
            <text:p>{ requires_food_tile = yes requires_capital_2 = yes }</text:p>
          </table:table-cell>
          <table:table-cell office:value-type="string">
            <text:p>{ "tech_biofuel_refining_5" }</text:p>
          </table:table-cell>
          <table:table-cell/>
          <table:table-cell office:value-type="string">
            <text:p>{ energy = @tile_restricted_t5_5_output }</text:p>
          </table:table-cell>
          <table:table-cell office:value-type="string">
            <text:p>{ tile_building_resource_energy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weight = 0 modifier = { weight = 10 from.owner = { has_country_flag = food_delimited } } }</text:p>
          </table:table-cell>
          <table:table-cell office:value-type="string">
            <text:p>{ key = "capital_3_resource_bonus_modifier" potential = { planet = { has_capital_3 = yes } } modifier = { tile_resource_energy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society_lab_1_1</text:p>
          </table:table-cell>
          <table:table-cell office:value-type="string">
            <text:p>"building_biolab_1"</text:p>
          </table:table-cell>
          <table:table-cell office:value-type="string">
            <text:p>{ research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 office:value-type="string">
            <text:p>{ energy = @tile_restricted_t1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society_lab_1_1 = yes }</text:p>
          </table:table-cell>
          <table:table-cell office:value-type="string">
            <text:p>{ requires_society_research_tile = yes requires_capital_0 = yes }</text:p>
          </table:table-cell>
          <table:table-cell office:value-type="string">
            <text:p>{ "tech_basic_science_lab_1" }</text:p>
          </table:table-cell>
          <table:table-cell office:value-type="string">
            <text:p>{ building_society_lab_2_1 }</text:p>
          </table:table-cell>
          <table:table-cell office:value-type="string">
            <text:p>{ society_research = @tile_restricted_t1_1_output }</text:p>
          </table:table-cell>
          <table:table-cell office:value-type="string">
            <text:p>{ tile_building_resource_society_research_add = @tile_restricted_t1_adjacency_bonus }</text:p>
          </table:table-cell>
          <table:table-cell office:value-type="string">
            <text:p>{ check_society_research_buildings = yes }</text:p>
          </table:table-cell>
          <table:table-cell office:value-type="string">
            <text:p>{ subtract_society_research_buildings = yes }</text:p>
          </table:table-cell>
          <table:table-cell office:value-type="string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society_lab_2_1</text:p>
          </table:table-cell>
          <table:table-cell office:value-type="string">
            <text:p>"building_biolab_2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 office:value-type="string">
            <text:p>{ energy = @tile_restricted_t2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society_lab_2_1 = yes }</text:p>
          </table:table-cell>
          <table:table-cell office:value-type="string">
            <text:p>{ requires_society_research_tile = yes requires_capital_1 = yes }</text:p>
          </table:table-cell>
          <table:table-cell office:value-type="string">
            <text:p>{ "tech_biolab_1" }</text:p>
          </table:table-cell>
          <table:table-cell office:value-type="string">
            <text:p>{ building_society_lab_3_1 }</text:p>
          </table:table-cell>
          <table:table-cell office:value-type="string">
            <text:p>{ society_research = @tile_restricted_t2_1_output }</text:p>
          </table:table-cell>
          <table:table-cell office:value-type="string">
            <text:p>{ tile_building_resource_society_research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society_lab_3_1</text:p>
          </table:table-cell>
          <table:table-cell office:value-type="string">
            <text:p>"building_biolab_3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 office:value-type="string">
            <text:p>{ energy = @tile_restricted_t3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society_lab_3_1 = yes }</text:p>
          </table:table-cell>
          <table:table-cell office:value-type="string">
            <text:p>{ requires_society_research_tile = yes requires_capital_1 = yes }</text:p>
          </table:table-cell>
          <table:table-cell office:value-type="string">
            <text:p>{ "tech_biolab_2" }</text:p>
          </table:table-cell>
          <table:table-cell office:value-type="string">
            <text:p>{ building_society_lab_4_1 }</text:p>
          </table:table-cell>
          <table:table-cell office:value-type="string">
            <text:p>{ society_research = @tile_restricted_t3_1_output }</text:p>
          </table:table-cell>
          <table:table-cell office:value-type="string">
            <text:p>{ tile_building_resource_society_research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society_lab_4_1</text:p>
          </table:table-cell>
          <table:table-cell office:value-type="string">
            <text:p>"building_biolab_4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 office:value-type="string">
            <text:p>{ energy = @tile_restricted_t4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society_lab_4_1 = yes }</text:p>
          </table:table-cell>
          <table:table-cell office:value-type="string">
            <text:p>{ requires_society_research_tile = yes requires_capital_2 = yes }</text:p>
          </table:table-cell>
          <table:table-cell office:value-type="string">
            <text:p>{ "tech_biolab_3" }</text:p>
          </table:table-cell>
          <table:table-cell office:value-type="string">
            <text:p>{ building_society_lab_5_1 }</text:p>
          </table:table-cell>
          <table:table-cell office:value-type="string">
            <text:p>{ society_research = @tile_restricted_t4_1_output }</text:p>
          </table:table-cell>
          <table:table-cell office:value-type="string">
            <text:p>{ tile_building_resource_society_research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society_lab_5_1</text:p>
          </table:table-cell>
          <table:table-cell office:value-type="string">
            <text:p>"building_biolab_5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 office:value-type="string">
            <text:p>{ energy = @tile_restricted_t5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society_lab_5_1 = yes }</text:p>
          </table:table-cell>
          <table:table-cell office:value-type="string">
            <text:p>{ requires_society_research_tile = yes requires_capital_2 = yes }</text:p>
          </table:table-cell>
          <table:table-cell office:value-type="string">
            <text:p>{ "tech_biolab_4" }</text:p>
          </table:table-cell>
          <table:table-cell/>
          <table:table-cell office:value-type="string">
            <text:p>{ society_research = @tile_restricted_t5_1_output }</text:p>
          </table:table-cell>
          <table:table-cell office:value-type="string">
            <text:p>{ tile_building_resource_society_research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office:value-type="string">
            <text:p>{ key = "capital_3_resource_bonus_modifier" potential = { planet = { has_capital_3 = yes } } modifier = { tile_resource_society_research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society_lab_1_2</text:p>
          </table:table-cell>
          <table:table-cell office:value-type="string">
            <text:p>"building_biolab_1"</text:p>
          </table:table-cell>
          <table:table-cell office:value-type="string">
            <text:p>{ research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 office:value-type="string">
            <text:p>{ energy = @tile_restricted_t1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society_lab_1_2 = yes }</text:p>
          </table:table-cell>
          <table:table-cell office:value-type="string">
            <text:p>{ requires_society_research_tile = yes requires_capital_0 = yes }</text:p>
          </table:table-cell>
          <table:table-cell office:value-type="string">
            <text:p>{ "tech_basic_science_lab_1" }</text:p>
          </table:table-cell>
          <table:table-cell office:value-type="string">
            <text:p>{ building_society_lab_2_2 }</text:p>
          </table:table-cell>
          <table:table-cell office:value-type="string">
            <text:p>{ society_research = @tile_restricted_t1_2_output }</text:p>
          </table:table-cell>
          <table:table-cell office:value-type="string">
            <text:p>{ tile_building_resource_society_research_add = @tile_restricted_t1_adjacency_bonus }</text:p>
          </table:table-cell>
          <table:table-cell office:value-type="string">
            <text:p>{ check_society_research_buildings = yes }</text:p>
          </table:table-cell>
          <table:table-cell office:value-type="string">
            <text:p>{ subtract_society_research_buildings = yes }</text:p>
          </table:table-cell>
          <table:table-cell office:value-type="string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society_lab_2_2</text:p>
          </table:table-cell>
          <table:table-cell office:value-type="string">
            <text:p>"building_biolab_2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 office:value-type="string">
            <text:p>{ energy = @tile_restricted_t2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society_lab_2_2 = yes }</text:p>
          </table:table-cell>
          <table:table-cell office:value-type="string">
            <text:p>{ requires_society_research_tile = yes requires_capital_1 = yes }</text:p>
          </table:table-cell>
          <table:table-cell office:value-type="string">
            <text:p>{ "tech_biolab_1" }</text:p>
          </table:table-cell>
          <table:table-cell office:value-type="string">
            <text:p>{ building_society_lab_3_2 }</text:p>
          </table:table-cell>
          <table:table-cell office:value-type="string">
            <text:p>{ society_research = @tile_restricted_t2_2_output }</text:p>
          </table:table-cell>
          <table:table-cell office:value-type="string">
            <text:p>{ tile_building_resource_society_research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society_lab_3_2</text:p>
          </table:table-cell>
          <table:table-cell office:value-type="string">
            <text:p>"building_biolab_3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 office:value-type="string">
            <text:p>{ energy = @tile_restricted_t3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society_lab_3_2 = yes }</text:p>
          </table:table-cell>
          <table:table-cell office:value-type="string">
            <text:p>{ requires_society_research_tile = yes requires_capital_1 = yes }</text:p>
          </table:table-cell>
          <table:table-cell office:value-type="string">
            <text:p>{ "tech_biolab_2" }</text:p>
          </table:table-cell>
          <table:table-cell office:value-type="string">
            <text:p>{ building_society_lab_4_2 }</text:p>
          </table:table-cell>
          <table:table-cell office:value-type="string">
            <text:p>{ society_research = @tile_restricted_t3_2_output }</text:p>
          </table:table-cell>
          <table:table-cell office:value-type="string">
            <text:p>{ tile_building_resource_society_research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society_lab_4_2</text:p>
          </table:table-cell>
          <table:table-cell office:value-type="string">
            <text:p>"building_biolab_4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 office:value-type="string">
            <text:p>{ energy = @tile_restricted_t4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society_lab_4_2 = yes }</text:p>
          </table:table-cell>
          <table:table-cell office:value-type="string">
            <text:p>{ requires_society_research_tile = yes requires_capital_2 = yes }</text:p>
          </table:table-cell>
          <table:table-cell office:value-type="string">
            <text:p>{ "tech_biolab_3" }</text:p>
          </table:table-cell>
          <table:table-cell office:value-type="string">
            <text:p>{ building_society_lab_5_2 }</text:p>
          </table:table-cell>
          <table:table-cell office:value-type="string">
            <text:p>{ society_research = @tile_restricted_t4_2_output }</text:p>
          </table:table-cell>
          <table:table-cell office:value-type="string">
            <text:p>{ tile_building_resource_society_research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society_lab_5_2</text:p>
          </table:table-cell>
          <table:table-cell office:value-type="string">
            <text:p>"building_biolab_5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 office:value-type="string">
            <text:p>{ energy = @tile_restricted_t5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society_lab_5_2 = yes }</text:p>
          </table:table-cell>
          <table:table-cell office:value-type="string">
            <text:p>{ requires_society_research_tile = yes requires_capital_2 = yes }</text:p>
          </table:table-cell>
          <table:table-cell office:value-type="string">
            <text:p>{ "tech_biolab_4" }</text:p>
          </table:table-cell>
          <table:table-cell/>
          <table:table-cell office:value-type="string">
            <text:p>{ society_research = @tile_restricted_t5_2_output }</text:p>
          </table:table-cell>
          <table:table-cell office:value-type="string">
            <text:p>{ tile_building_resource_society_research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office:value-type="string">
            <text:p>{ key = "capital_3_resource_bonus_modifier" potential = { planet = { has_capital_3 = yes } } modifier = { tile_resource_society_research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society_lab_1_3</text:p>
          </table:table-cell>
          <table:table-cell office:value-type="string">
            <text:p>"building_biolab_1"</text:p>
          </table:table-cell>
          <table:table-cell office:value-type="string">
            <text:p>{ research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 office:value-type="string">
            <text:p>{ energy = @tile_restricted_t1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society_lab_1_3 = yes }</text:p>
          </table:table-cell>
          <table:table-cell office:value-type="string">
            <text:p>{ requires_society_research_tile = yes requires_capital_0 = yes }</text:p>
          </table:table-cell>
          <table:table-cell office:value-type="string">
            <text:p>{ "tech_basic_science_lab_1" }</text:p>
          </table:table-cell>
          <table:table-cell office:value-type="string">
            <text:p>{ building_society_lab_2_3 }</text:p>
          </table:table-cell>
          <table:table-cell office:value-type="string">
            <text:p>{ society_research = @tile_restricted_t1_3_output }</text:p>
          </table:table-cell>
          <table:table-cell office:value-type="string">
            <text:p>{ tile_building_resource_society_research_add = @tile_restricted_t1_adjacency_bonus }</text:p>
          </table:table-cell>
          <table:table-cell office:value-type="string">
            <text:p>{ check_society_research_buildings = yes }</text:p>
          </table:table-cell>
          <table:table-cell office:value-type="string">
            <text:p>{ subtract_society_research_buildings = yes }</text:p>
          </table:table-cell>
          <table:table-cell office:value-type="string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society_lab_2_3</text:p>
          </table:table-cell>
          <table:table-cell office:value-type="string">
            <text:p>"building_biolab_2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 office:value-type="string">
            <text:p>{ energy = @tile_restricted_t2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society_lab_2_3 = yes }</text:p>
          </table:table-cell>
          <table:table-cell office:value-type="string">
            <text:p>{ requires_society_research_tile = yes requires_capital_1 = yes }</text:p>
          </table:table-cell>
          <table:table-cell office:value-type="string">
            <text:p>{ "tech_biolab_1" }</text:p>
          </table:table-cell>
          <table:table-cell office:value-type="string">
            <text:p>{ building_society_lab_3_3 }</text:p>
          </table:table-cell>
          <table:table-cell office:value-type="string">
            <text:p>{ society_research = @tile_restricted_t2_3_output }</text:p>
          </table:table-cell>
          <table:table-cell office:value-type="string">
            <text:p>{ tile_building_resource_society_research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society_lab_3_3</text:p>
          </table:table-cell>
          <table:table-cell office:value-type="string">
            <text:p>"building_biolab_3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 office:value-type="string">
            <text:p>{ energy = @tile_restricted_t3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society_lab_3_3 = yes }</text:p>
          </table:table-cell>
          <table:table-cell office:value-type="string">
            <text:p>{ requires_society_research_tile = yes requires_capital_1 = yes }</text:p>
          </table:table-cell>
          <table:table-cell office:value-type="string">
            <text:p>{ "tech_biolab_2" }</text:p>
          </table:table-cell>
          <table:table-cell office:value-type="string">
            <text:p>{ building_society_lab_4_3 }</text:p>
          </table:table-cell>
          <table:table-cell office:value-type="string">
            <text:p>{ society_research = @tile_restricted_t3_3_output }</text:p>
          </table:table-cell>
          <table:table-cell office:value-type="string">
            <text:p>{ tile_building_resource_society_research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society_lab_4_3</text:p>
          </table:table-cell>
          <table:table-cell office:value-type="string">
            <text:p>"building_biolab_4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 office:value-type="string">
            <text:p>{ energy = @tile_restricted_t4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society_lab_4_3 = yes }</text:p>
          </table:table-cell>
          <table:table-cell office:value-type="string">
            <text:p>{ requires_society_research_tile = yes requires_capital_2 = yes }</text:p>
          </table:table-cell>
          <table:table-cell office:value-type="string">
            <text:p>{ "tech_biolab_3" }</text:p>
          </table:table-cell>
          <table:table-cell office:value-type="string">
            <text:p>{ building_society_lab_5_3 }</text:p>
          </table:table-cell>
          <table:table-cell office:value-type="string">
            <text:p>{ society_research = @tile_restricted_t4_3_output }</text:p>
          </table:table-cell>
          <table:table-cell office:value-type="string">
            <text:p>{ tile_building_resource_society_research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society_lab_5_3</text:p>
          </table:table-cell>
          <table:table-cell office:value-type="string">
            <text:p>"building_biolab_5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 office:value-type="string">
            <text:p>{ energy = @tile_restricted_t5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society_lab_5_3 = yes }</text:p>
          </table:table-cell>
          <table:table-cell office:value-type="string">
            <text:p>{ requires_society_research_tile = yes requires_capital_2 = yes }</text:p>
          </table:table-cell>
          <table:table-cell office:value-type="string">
            <text:p>{ "tech_biolab_4" }</text:p>
          </table:table-cell>
          <table:table-cell/>
          <table:table-cell office:value-type="string">
            <text:p>{ society_research = @tile_restricted_t5_3_output }</text:p>
          </table:table-cell>
          <table:table-cell office:value-type="string">
            <text:p>{ tile_building_resource_society_research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office:value-type="string">
            <text:p>{ key = "capital_3_resource_bonus_modifier" potential = { planet = { has_capital_3 = yes } } modifier = { tile_resource_society_research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society_lab_1_4</text:p>
          </table:table-cell>
          <table:table-cell office:value-type="string">
            <text:p>"building_biolab_1"</text:p>
          </table:table-cell>
          <table:table-cell office:value-type="string">
            <text:p>{ research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 office:value-type="string">
            <text:p>{ energy = @tile_restricted_t1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society_lab_1_4 = yes }</text:p>
          </table:table-cell>
          <table:table-cell office:value-type="string">
            <text:p>{ requires_society_research_tile = yes requires_capital_0 = yes }</text:p>
          </table:table-cell>
          <table:table-cell office:value-type="string">
            <text:p>{ "tech_basic_science_lab_1" }</text:p>
          </table:table-cell>
          <table:table-cell office:value-type="string">
            <text:p>{ building_society_lab_2_4 }</text:p>
          </table:table-cell>
          <table:table-cell office:value-type="string">
            <text:p>{ society_research = @tile_restricted_t1_4_output }</text:p>
          </table:table-cell>
          <table:table-cell office:value-type="string">
            <text:p>{ tile_building_resource_society_research_add = @tile_restricted_t1_adjacency_bonus }</text:p>
          </table:table-cell>
          <table:table-cell office:value-type="string">
            <text:p>{ check_society_research_buildings = yes }</text:p>
          </table:table-cell>
          <table:table-cell office:value-type="string">
            <text:p>{ subtract_society_research_buildings = yes }</text:p>
          </table:table-cell>
          <table:table-cell office:value-type="string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society_lab_2_4</text:p>
          </table:table-cell>
          <table:table-cell office:value-type="string">
            <text:p>"building_biolab_2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 office:value-type="string">
            <text:p>{ energy = @tile_restricted_t2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society_lab_2_4 = yes }</text:p>
          </table:table-cell>
          <table:table-cell office:value-type="string">
            <text:p>{ requires_society_research_tile = yes requires_capital_1 = yes }</text:p>
          </table:table-cell>
          <table:table-cell office:value-type="string">
            <text:p>{ "tech_biolab_1" }</text:p>
          </table:table-cell>
          <table:table-cell office:value-type="string">
            <text:p>{ building_society_lab_3_4 }</text:p>
          </table:table-cell>
          <table:table-cell office:value-type="string">
            <text:p>{ society_research = @tile_restricted_t2_4_output }</text:p>
          </table:table-cell>
          <table:table-cell office:value-type="string">
            <text:p>{ tile_building_resource_society_research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society_lab_3_4</text:p>
          </table:table-cell>
          <table:table-cell office:value-type="string">
            <text:p>"building_biolab_3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 office:value-type="string">
            <text:p>{ energy = @tile_restricted_t3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society_lab_3_4 = yes }</text:p>
          </table:table-cell>
          <table:table-cell office:value-type="string">
            <text:p>{ requires_society_research_tile = yes requires_capital_1 = yes }</text:p>
          </table:table-cell>
          <table:table-cell office:value-type="string">
            <text:p>{ "tech_biolab_2" }</text:p>
          </table:table-cell>
          <table:table-cell office:value-type="string">
            <text:p>{ building_society_lab_4_4 }</text:p>
          </table:table-cell>
          <table:table-cell office:value-type="string">
            <text:p>{ society_research = @tile_restricted_t3_4_output }</text:p>
          </table:table-cell>
          <table:table-cell office:value-type="string">
            <text:p>{ tile_building_resource_society_research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society_lab_4_4</text:p>
          </table:table-cell>
          <table:table-cell office:value-type="string">
            <text:p>"building_biolab_4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 office:value-type="string">
            <text:p>{ energy = @tile_restricted_t4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society_lab_4_4 = yes }</text:p>
          </table:table-cell>
          <table:table-cell office:value-type="string">
            <text:p>{ requires_society_research_tile = yes requires_capital_2 = yes }</text:p>
          </table:table-cell>
          <table:table-cell office:value-type="string">
            <text:p>{ "tech_biolab_3" }</text:p>
          </table:table-cell>
          <table:table-cell office:value-type="string">
            <text:p>{ building_society_lab_5_4 }</text:p>
          </table:table-cell>
          <table:table-cell office:value-type="string">
            <text:p>{ society_research = @tile_restricted_t4_4_output }</text:p>
          </table:table-cell>
          <table:table-cell office:value-type="string">
            <text:p>{ tile_building_resource_society_research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society_lab_5_4</text:p>
          </table:table-cell>
          <table:table-cell office:value-type="string">
            <text:p>"building_biolab_5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 office:value-type="string">
            <text:p>{ energy = @tile_restricted_t5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society_lab_5_4 = yes }</text:p>
          </table:table-cell>
          <table:table-cell office:value-type="string">
            <text:p>{ requires_society_research_tile = yes requires_capital_2 = yes }</text:p>
          </table:table-cell>
          <table:table-cell office:value-type="string">
            <text:p>{ "tech_biolab_4" }</text:p>
          </table:table-cell>
          <table:table-cell/>
          <table:table-cell office:value-type="string">
            <text:p>{ society_research = @tile_restricted_t5_4_output }</text:p>
          </table:table-cell>
          <table:table-cell office:value-type="string">
            <text:p>{ tile_building_resource_society_research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office:value-type="string">
            <text:p>{ key = "capital_3_resource_bonus_modifier" potential = { planet = { has_capital_3 = yes } } modifier = { tile_resource_society_research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society_lab_1_5</text:p>
          </table:table-cell>
          <table:table-cell office:value-type="string">
            <text:p>"building_biolab_1"</text:p>
          </table:table-cell>
          <table:table-cell office:value-type="string">
            <text:p>{ research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 office:value-type="string">
            <text:p>{ energy = @tile_restricted_t1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society_lab_1_5 = yes }</text:p>
          </table:table-cell>
          <table:table-cell office:value-type="string">
            <text:p>{ requires_society_research_tile = yes requires_capital_0 = yes }</text:p>
          </table:table-cell>
          <table:table-cell office:value-type="string">
            <text:p>{ "tech_basic_science_lab_1" }</text:p>
          </table:table-cell>
          <table:table-cell office:value-type="string">
            <text:p>{ building_society_lab_2_5 }</text:p>
          </table:table-cell>
          <table:table-cell office:value-type="string">
            <text:p>{ society_research = @tile_restricted_t1_5_output }</text:p>
          </table:table-cell>
          <table:table-cell office:value-type="string">
            <text:p>{ tile_building_resource_society_research_add = @tile_restricted_t1_adjacency_bonus }</text:p>
          </table:table-cell>
          <table:table-cell office:value-type="string">
            <text:p>{ check_society_research_buildings = yes }</text:p>
          </table:table-cell>
          <table:table-cell office:value-type="string">
            <text:p>{ subtract_society_research_buildings = yes }</text:p>
          </table:table-cell>
          <table:table-cell office:value-type="string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society_lab_2_5</text:p>
          </table:table-cell>
          <table:table-cell office:value-type="string">
            <text:p>"building_biolab_2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 office:value-type="string">
            <text:p>{ energy = @tile_restricted_t2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society_lab_2_5 = yes }</text:p>
          </table:table-cell>
          <table:table-cell office:value-type="string">
            <text:p>{ requires_society_research_tile = yes requires_capital_1 = yes }</text:p>
          </table:table-cell>
          <table:table-cell office:value-type="string">
            <text:p>{ "tech_biolab_1" }</text:p>
          </table:table-cell>
          <table:table-cell office:value-type="string">
            <text:p>{ building_society_lab_3_5 }</text:p>
          </table:table-cell>
          <table:table-cell office:value-type="string">
            <text:p>{ society_research = @tile_restricted_t2_5_output }</text:p>
          </table:table-cell>
          <table:table-cell office:value-type="string">
            <text:p>{ tile_building_resource_society_research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society_lab_3_5</text:p>
          </table:table-cell>
          <table:table-cell office:value-type="string">
            <text:p>"building_biolab_3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 office:value-type="string">
            <text:p>{ energy = @tile_restricted_t3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society_lab_3_5 = yes }</text:p>
          </table:table-cell>
          <table:table-cell office:value-type="string">
            <text:p>{ requires_society_research_tile = yes requires_capital_1 = yes }</text:p>
          </table:table-cell>
          <table:table-cell office:value-type="string">
            <text:p>{ "tech_biolab_2" }</text:p>
          </table:table-cell>
          <table:table-cell office:value-type="string">
            <text:p>{ building_society_lab_4_5 }</text:p>
          </table:table-cell>
          <table:table-cell office:value-type="string">
            <text:p>{ society_research = @tile_restricted_t3_5_output }</text:p>
          </table:table-cell>
          <table:table-cell office:value-type="string">
            <text:p>{ tile_building_resource_society_research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society_lab_4_5</text:p>
          </table:table-cell>
          <table:table-cell office:value-type="string">
            <text:p>"building_biolab_4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 office:value-type="string">
            <text:p>{ energy = @tile_restricted_t4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society_lab_4_5 = yes }</text:p>
          </table:table-cell>
          <table:table-cell office:value-type="string">
            <text:p>{ requires_society_research_tile = yes requires_capital_2 = yes }</text:p>
          </table:table-cell>
          <table:table-cell office:value-type="string">
            <text:p>{ "tech_biolab_3" }</text:p>
          </table:table-cell>
          <table:table-cell office:value-type="string">
            <text:p>{ building_society_lab_5_5 }</text:p>
          </table:table-cell>
          <table:table-cell office:value-type="string">
            <text:p>{ society_research = @tile_restricted_t4_5_output }</text:p>
          </table:table-cell>
          <table:table-cell office:value-type="string">
            <text:p>{ tile_building_resource_society_research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society_lab_5_5</text:p>
          </table:table-cell>
          <table:table-cell office:value-type="string">
            <text:p>"building_biolab_5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 office:value-type="string">
            <text:p>{ energy = @tile_restricted_t5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society_lab_5_5 = yes }</text:p>
          </table:table-cell>
          <table:table-cell office:value-type="string">
            <text:p>{ requires_society_research_tile = yes requires_capital_2 = yes }</text:p>
          </table:table-cell>
          <table:table-cell office:value-type="string">
            <text:p>{ "tech_biolab_4" }</text:p>
          </table:table-cell>
          <table:table-cell/>
          <table:table-cell office:value-type="string">
            <text:p>{ society_research = @tile_restricted_t5_5_output }</text:p>
          </table:table-cell>
          <table:table-cell office:value-type="string">
            <text:p>{ tile_building_resource_society_research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office:value-type="string">
            <text:p>{ key = "capital_3_resource_bonus_modifier" potential = { planet = { has_capital_3 = yes } } modifier = { tile_resource_society_research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physics_lab_1_1</text:p>
          </table:table-cell>
          <table:table-cell office:value-type="string">
            <text:p>"building_physics_lab_1"</text:p>
          </table:table-cell>
          <table:table-cell office:value-type="string">
            <text:p>{ research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 office:value-type="string">
            <text:p>{ energy = @tile_restricted_t1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physics_lab_1_1 = yes }</text:p>
          </table:table-cell>
          <table:table-cell office:value-type="string">
            <text:p>{ requires_physics_research_tile = yes requires_capital_0 = yes }</text:p>
          </table:table-cell>
          <table:table-cell office:value-type="string">
            <text:p>{ "tech_basic_science_lab_1" }</text:p>
          </table:table-cell>
          <table:table-cell office:value-type="string">
            <text:p>{ building_physics_lab_2_1 }</text:p>
          </table:table-cell>
          <table:table-cell office:value-type="string">
            <text:p>{ physics_research = @tile_restricted_t1_1_output }</text:p>
          </table:table-cell>
          <table:table-cell office:value-type="string">
            <text:p>{ tile_building_resource_physics_research_add = @tile_restricted_t1_adjacency_bonus }</text:p>
          </table:table-cell>
          <table:table-cell office:value-type="string">
            <text:p>{ check_physics_research_buildings = yes }</text:p>
          </table:table-cell>
          <table:table-cell office:value-type="string">
            <text:p>{ subtract_physics_research_buildings = yes }</text:p>
          </table:table-cell>
          <table:table-cell office:value-type="string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physics_lab_2_1</text:p>
          </table:table-cell>
          <table:table-cell office:value-type="string">
            <text:p>"building_physics_lab_2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 office:value-type="string">
            <text:p>{ energy = @tile_restricted_t2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physics_lab_2_1 = yes }</text:p>
          </table:table-cell>
          <table:table-cell office:value-type="string">
            <text:p>{ requires_physics_research_tile = yes requires_capital_1 = yes }</text:p>
          </table:table-cell>
          <table:table-cell office:value-type="string">
            <text:p>{ "tech_physics_lab_1" }</text:p>
          </table:table-cell>
          <table:table-cell office:value-type="string">
            <text:p>{ building_physics_lab_3_1 }</text:p>
          </table:table-cell>
          <table:table-cell office:value-type="string">
            <text:p>{ physics_research = @tile_restricted_t2_1_output }</text:p>
          </table:table-cell>
          <table:table-cell office:value-type="string">
            <text:p>{ tile_building_resource_physics_research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physics_lab_3_1</text:p>
          </table:table-cell>
          <table:table-cell office:value-type="string">
            <text:p>"building_physics_lab_3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 office:value-type="string">
            <text:p>{ energy = @tile_restricted_t3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physics_lab_3_1 = yes }</text:p>
          </table:table-cell>
          <table:table-cell office:value-type="string">
            <text:p>{ requires_physics_research_tile = yes requires_capital_1 = yes }</text:p>
          </table:table-cell>
          <table:table-cell office:value-type="string">
            <text:p>{ "tech_physics_lab_2" }</text:p>
          </table:table-cell>
          <table:table-cell office:value-type="string">
            <text:p>{ building_physics_lab_4_1 }</text:p>
          </table:table-cell>
          <table:table-cell office:value-type="string">
            <text:p>{ physics_research = @tile_restricted_t3_1_output }</text:p>
          </table:table-cell>
          <table:table-cell office:value-type="string">
            <text:p>{ tile_building_resource_physics_research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physics_lab_4_1</text:p>
          </table:table-cell>
          <table:table-cell office:value-type="string">
            <text:p>"building_physics_lab_4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 office:value-type="string">
            <text:p>{ energy = @tile_restricted_t4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physics_lab_4_1 = yes }</text:p>
          </table:table-cell>
          <table:table-cell office:value-type="string">
            <text:p>{ requires_physics_research_tile = yes requires_capital_2 = yes }</text:p>
          </table:table-cell>
          <table:table-cell office:value-type="string">
            <text:p>{ "tech_physics_lab_3" }</text:p>
          </table:table-cell>
          <table:table-cell office:value-type="string">
            <text:p>{ building_physics_lab_5_1 }</text:p>
          </table:table-cell>
          <table:table-cell office:value-type="string">
            <text:p>{ physics_research = @tile_restricted_t4_1_output }</text:p>
          </table:table-cell>
          <table:table-cell office:value-type="string">
            <text:p>{ tile_building_resource_physics_research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physics_lab_5_1</text:p>
          </table:table-cell>
          <table:table-cell office:value-type="string">
            <text:p>"building_physics_lab_5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 office:value-type="string">
            <text:p>{ energy = @tile_restricted_t5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physics_lab_5_1 = yes }</text:p>
          </table:table-cell>
          <table:table-cell office:value-type="string">
            <text:p>{ requires_physics_research_tile = yes requires_capital_2 = yes }</text:p>
          </table:table-cell>
          <table:table-cell office:value-type="string">
            <text:p>{ "tech_physics_lab_4" }</text:p>
          </table:table-cell>
          <table:table-cell/>
          <table:table-cell office:value-type="string">
            <text:p>{ physics_research = @tile_restricted_t5_1_output }</text:p>
          </table:table-cell>
          <table:table-cell office:value-type="string">
            <text:p>{ tile_building_resource_physics_research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office:value-type="string">
            <text:p>{ key = "capital_3_resource_bonus_modifier" potential = { planet = { has_capital_3 = yes } } modifier = { tile_resource_physics_research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physics_lab_1_2</text:p>
          </table:table-cell>
          <table:table-cell office:value-type="string">
            <text:p>"building_physics_lab_1"</text:p>
          </table:table-cell>
          <table:table-cell office:value-type="string">
            <text:p>{ research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 office:value-type="string">
            <text:p>{ energy = @tile_restricted_t1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physics_lab_1_2 = yes }</text:p>
          </table:table-cell>
          <table:table-cell office:value-type="string">
            <text:p>{ requires_physics_research_tile = yes requires_capital_0 = yes }</text:p>
          </table:table-cell>
          <table:table-cell office:value-type="string">
            <text:p>{ "tech_basic_science_lab_1" }</text:p>
          </table:table-cell>
          <table:table-cell office:value-type="string">
            <text:p>{ building_physics_lab_2_2 }</text:p>
          </table:table-cell>
          <table:table-cell office:value-type="string">
            <text:p>{ physics_research = @tile_restricted_t1_2_output }</text:p>
          </table:table-cell>
          <table:table-cell office:value-type="string">
            <text:p>{ tile_building_resource_physics_research_add = @tile_restricted_t1_adjacency_bonus }</text:p>
          </table:table-cell>
          <table:table-cell office:value-type="string">
            <text:p>{ check_physics_research_buildings = yes }</text:p>
          </table:table-cell>
          <table:table-cell office:value-type="string">
            <text:p>{ subtract_physics_research_buildings = yes }</text:p>
          </table:table-cell>
          <table:table-cell office:value-type="string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physics_lab_2_2</text:p>
          </table:table-cell>
          <table:table-cell office:value-type="string">
            <text:p>"building_physics_lab_2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 office:value-type="string">
            <text:p>{ energy = @tile_restricted_t2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physics_lab_2_2 = yes }</text:p>
          </table:table-cell>
          <table:table-cell office:value-type="string">
            <text:p>{ requires_physics_research_tile = yes requires_capital_1 = yes }</text:p>
          </table:table-cell>
          <table:table-cell office:value-type="string">
            <text:p>{ "tech_physics_lab_1" }</text:p>
          </table:table-cell>
          <table:table-cell office:value-type="string">
            <text:p>{ building_physics_lab_3_2 }</text:p>
          </table:table-cell>
          <table:table-cell office:value-type="string">
            <text:p>{ physics_research = @tile_restricted_t2_2_output }</text:p>
          </table:table-cell>
          <table:table-cell office:value-type="string">
            <text:p>{ tile_building_resource_physics_research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physics_lab_3_2</text:p>
          </table:table-cell>
          <table:table-cell office:value-type="string">
            <text:p>"building_physics_lab_3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 office:value-type="string">
            <text:p>{ energy = @tile_restricted_t3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physics_lab_3_2 = yes }</text:p>
          </table:table-cell>
          <table:table-cell office:value-type="string">
            <text:p>{ requires_physics_research_tile = yes requires_capital_1 = yes }</text:p>
          </table:table-cell>
          <table:table-cell office:value-type="string">
            <text:p>{ "tech_physics_lab_2" }</text:p>
          </table:table-cell>
          <table:table-cell office:value-type="string">
            <text:p>{ building_physics_lab_4_2 }</text:p>
          </table:table-cell>
          <table:table-cell office:value-type="string">
            <text:p>{ physics_research = @tile_restricted_t3_2_output }</text:p>
          </table:table-cell>
          <table:table-cell office:value-type="string">
            <text:p>{ tile_building_resource_physics_research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physics_lab_4_2</text:p>
          </table:table-cell>
          <table:table-cell office:value-type="string">
            <text:p>"building_physics_lab_4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 office:value-type="string">
            <text:p>{ energy = @tile_restricted_t4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physics_lab_4_2 = yes }</text:p>
          </table:table-cell>
          <table:table-cell office:value-type="string">
            <text:p>{ requires_physics_research_tile = yes requires_capital_2 = yes }</text:p>
          </table:table-cell>
          <table:table-cell office:value-type="string">
            <text:p>{ "tech_physics_lab_3" }</text:p>
          </table:table-cell>
          <table:table-cell office:value-type="string">
            <text:p>{ building_physics_lab_5_2 }</text:p>
          </table:table-cell>
          <table:table-cell office:value-type="string">
            <text:p>{ physics_research = @tile_restricted_t4_2_output }</text:p>
          </table:table-cell>
          <table:table-cell office:value-type="string">
            <text:p>{ tile_building_resource_physics_research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physics_lab_5_2</text:p>
          </table:table-cell>
          <table:table-cell office:value-type="string">
            <text:p>"building_physics_lab_5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 office:value-type="string">
            <text:p>{ energy = @tile_restricted_t5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physics_lab_5_2 = yes }</text:p>
          </table:table-cell>
          <table:table-cell office:value-type="string">
            <text:p>{ requires_physics_research_tile = yes requires_capital_2 = yes }</text:p>
          </table:table-cell>
          <table:table-cell office:value-type="string">
            <text:p>{ "tech_physics_lab_4" }</text:p>
          </table:table-cell>
          <table:table-cell/>
          <table:table-cell office:value-type="string">
            <text:p>{ physics_research = @tile_restricted_t5_2_output }</text:p>
          </table:table-cell>
          <table:table-cell office:value-type="string">
            <text:p>{ tile_building_resource_physics_research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office:value-type="string">
            <text:p>{ key = "capital_3_resource_bonus_modifier" potential = { planet = { has_capital_3 = yes } } modifier = { tile_resource_physics_research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physics_lab_1_3</text:p>
          </table:table-cell>
          <table:table-cell office:value-type="string">
            <text:p>"building_physics_lab_1"</text:p>
          </table:table-cell>
          <table:table-cell office:value-type="string">
            <text:p>{ research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 office:value-type="string">
            <text:p>{ energy = @tile_restricted_t1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physics_lab_1_3 = yes }</text:p>
          </table:table-cell>
          <table:table-cell office:value-type="string">
            <text:p>{ requires_physics_research_tile = yes requires_capital_0 = yes }</text:p>
          </table:table-cell>
          <table:table-cell office:value-type="string">
            <text:p>{ "tech_basic_science_lab_1" }</text:p>
          </table:table-cell>
          <table:table-cell office:value-type="string">
            <text:p>{ building_physics_lab_2_3 }</text:p>
          </table:table-cell>
          <table:table-cell office:value-type="string">
            <text:p>{ physics_research = @tile_restricted_t1_3_output }</text:p>
          </table:table-cell>
          <table:table-cell office:value-type="string">
            <text:p>{ tile_building_resource_physics_research_add = @tile_restricted_t1_adjacency_bonus }</text:p>
          </table:table-cell>
          <table:table-cell office:value-type="string">
            <text:p>{ check_physics_research_buildings = yes }</text:p>
          </table:table-cell>
          <table:table-cell office:value-type="string">
            <text:p>{ subtract_physics_research_buildings = yes }</text:p>
          </table:table-cell>
          <table:table-cell office:value-type="string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physics_lab_2_3</text:p>
          </table:table-cell>
          <table:table-cell office:value-type="string">
            <text:p>"building_physics_lab_2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 office:value-type="string">
            <text:p>{ energy = @tile_restricted_t2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physics_lab_2_3 = yes }</text:p>
          </table:table-cell>
          <table:table-cell office:value-type="string">
            <text:p>{ requires_physics_research_tile = yes requires_capital_1 = yes }</text:p>
          </table:table-cell>
          <table:table-cell office:value-type="string">
            <text:p>{ "tech_physics_lab_1" }</text:p>
          </table:table-cell>
          <table:table-cell office:value-type="string">
            <text:p>{ building_physics_lab_3_3 }</text:p>
          </table:table-cell>
          <table:table-cell office:value-type="string">
            <text:p>{ physics_research = @tile_restricted_t2_3_output }</text:p>
          </table:table-cell>
          <table:table-cell office:value-type="string">
            <text:p>{ tile_building_resource_physics_research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physics_lab_3_3</text:p>
          </table:table-cell>
          <table:table-cell office:value-type="string">
            <text:p>"building_physics_lab_3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 office:value-type="string">
            <text:p>{ energy = @tile_restricted_t3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physics_lab_3_3 = yes }</text:p>
          </table:table-cell>
          <table:table-cell office:value-type="string">
            <text:p>{ requires_physics_research_tile = yes requires_capital_1 = yes }</text:p>
          </table:table-cell>
          <table:table-cell office:value-type="string">
            <text:p>{ "tech_physics_lab_2" }</text:p>
          </table:table-cell>
          <table:table-cell office:value-type="string">
            <text:p>{ building_physics_lab_4_3 }</text:p>
          </table:table-cell>
          <table:table-cell office:value-type="string">
            <text:p>{ physics_research = @tile_restricted_t3_3_output }</text:p>
          </table:table-cell>
          <table:table-cell office:value-type="string">
            <text:p>{ tile_building_resource_physics_research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physics_lab_4_3</text:p>
          </table:table-cell>
          <table:table-cell office:value-type="string">
            <text:p>"building_physics_lab_4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 office:value-type="string">
            <text:p>{ energy = @tile_restricted_t4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physics_lab_4_3 = yes }</text:p>
          </table:table-cell>
          <table:table-cell office:value-type="string">
            <text:p>{ requires_physics_research_tile = yes requires_capital_2 = yes }</text:p>
          </table:table-cell>
          <table:table-cell office:value-type="string">
            <text:p>{ "tech_physics_lab_3" }</text:p>
          </table:table-cell>
          <table:table-cell office:value-type="string">
            <text:p>{ building_physics_lab_5_3 }</text:p>
          </table:table-cell>
          <table:table-cell office:value-type="string">
            <text:p>{ physics_research = @tile_restricted_t4_3_output }</text:p>
          </table:table-cell>
          <table:table-cell office:value-type="string">
            <text:p>{ tile_building_resource_physics_research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physics_lab_5_3</text:p>
          </table:table-cell>
          <table:table-cell office:value-type="string">
            <text:p>"building_physics_lab_5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 office:value-type="string">
            <text:p>{ energy = @tile_restricted_t5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physics_lab_5_3 = yes }</text:p>
          </table:table-cell>
          <table:table-cell office:value-type="string">
            <text:p>{ requires_physics_research_tile = yes requires_capital_2 = yes }</text:p>
          </table:table-cell>
          <table:table-cell office:value-type="string">
            <text:p>{ "tech_physics_lab_4" }</text:p>
          </table:table-cell>
          <table:table-cell/>
          <table:table-cell office:value-type="string">
            <text:p>{ physics_research = @tile_restricted_t5_3_output }</text:p>
          </table:table-cell>
          <table:table-cell office:value-type="string">
            <text:p>{ tile_building_resource_physics_research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office:value-type="string">
            <text:p>{ key = "capital_3_resource_bonus_modifier" potential = { planet = { has_capital_3 = yes } } modifier = { tile_resource_physics_research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physics_lab_1_4</text:p>
          </table:table-cell>
          <table:table-cell office:value-type="string">
            <text:p>"building_physics_lab_1"</text:p>
          </table:table-cell>
          <table:table-cell office:value-type="string">
            <text:p>{ research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 office:value-type="string">
            <text:p>{ energy = @tile_restricted_t1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physics_lab_1_4 = yes }</text:p>
          </table:table-cell>
          <table:table-cell office:value-type="string">
            <text:p>{ requires_physics_research_tile = yes requires_capital_0 = yes }</text:p>
          </table:table-cell>
          <table:table-cell office:value-type="string">
            <text:p>{ "tech_basic_science_lab_1" }</text:p>
          </table:table-cell>
          <table:table-cell office:value-type="string">
            <text:p>{ building_physics_lab_2_4 }</text:p>
          </table:table-cell>
          <table:table-cell office:value-type="string">
            <text:p>{ physics_research = @tile_restricted_t1_4_output }</text:p>
          </table:table-cell>
          <table:table-cell office:value-type="string">
            <text:p>{ tile_building_resource_physics_research_add = @tile_restricted_t1_adjacency_bonus }</text:p>
          </table:table-cell>
          <table:table-cell office:value-type="string">
            <text:p>{ check_physics_research_buildings = yes }</text:p>
          </table:table-cell>
          <table:table-cell office:value-type="string">
            <text:p>{ subtract_physics_research_buildings = yes }</text:p>
          </table:table-cell>
          <table:table-cell office:value-type="string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physics_lab_2_4</text:p>
          </table:table-cell>
          <table:table-cell office:value-type="string">
            <text:p>"building_physics_lab_2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 office:value-type="string">
            <text:p>{ energy = @tile_restricted_t2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physics_lab_2_4 = yes }</text:p>
          </table:table-cell>
          <table:table-cell office:value-type="string">
            <text:p>{ requires_physics_research_tile = yes requires_capital_1 = yes }</text:p>
          </table:table-cell>
          <table:table-cell office:value-type="string">
            <text:p>{ "tech_physics_lab_1" }</text:p>
          </table:table-cell>
          <table:table-cell office:value-type="string">
            <text:p>{ building_physics_lab_3_4 }</text:p>
          </table:table-cell>
          <table:table-cell office:value-type="string">
            <text:p>{ physics_research = @tile_restricted_t2_4_output }</text:p>
          </table:table-cell>
          <table:table-cell office:value-type="string">
            <text:p>{ tile_building_resource_physics_research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physics_lab_3_4</text:p>
          </table:table-cell>
          <table:table-cell office:value-type="string">
            <text:p>"building_physics_lab_3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 office:value-type="string">
            <text:p>{ energy = @tile_restricted_t3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physics_lab_3_4 = yes }</text:p>
          </table:table-cell>
          <table:table-cell office:value-type="string">
            <text:p>{ requires_physics_research_tile = yes requires_capital_1 = yes }</text:p>
          </table:table-cell>
          <table:table-cell office:value-type="string">
            <text:p>{ "tech_physics_lab_2" }</text:p>
          </table:table-cell>
          <table:table-cell office:value-type="string">
            <text:p>{ building_physics_lab_4_4 }</text:p>
          </table:table-cell>
          <table:table-cell office:value-type="string">
            <text:p>{ physics_research = @tile_restricted_t3_4_output }</text:p>
          </table:table-cell>
          <table:table-cell office:value-type="string">
            <text:p>{ tile_building_resource_physics_research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physics_lab_4_4</text:p>
          </table:table-cell>
          <table:table-cell office:value-type="string">
            <text:p>"building_physics_lab_4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 office:value-type="string">
            <text:p>{ energy = @tile_restricted_t4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physics_lab_4_4 = yes }</text:p>
          </table:table-cell>
          <table:table-cell office:value-type="string">
            <text:p>{ requires_physics_research_tile = yes requires_capital_2 = yes }</text:p>
          </table:table-cell>
          <table:table-cell office:value-type="string">
            <text:p>{ "tech_physics_lab_3" }</text:p>
          </table:table-cell>
          <table:table-cell office:value-type="string">
            <text:p>{ building_physics_lab_5_4 }</text:p>
          </table:table-cell>
          <table:table-cell office:value-type="string">
            <text:p>{ physics_research = @tile_restricted_t4_4_output }</text:p>
          </table:table-cell>
          <table:table-cell office:value-type="string">
            <text:p>{ tile_building_resource_physics_research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physics_lab_5_4</text:p>
          </table:table-cell>
          <table:table-cell office:value-type="string">
            <text:p>"building_physics_lab_5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 office:value-type="string">
            <text:p>{ energy = @tile_restricted_t5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physics_lab_5_4 = yes }</text:p>
          </table:table-cell>
          <table:table-cell office:value-type="string">
            <text:p>{ requires_physics_research_tile = yes requires_capital_2 = yes }</text:p>
          </table:table-cell>
          <table:table-cell office:value-type="string">
            <text:p>{ "tech_physics_lab_4" }</text:p>
          </table:table-cell>
          <table:table-cell/>
          <table:table-cell office:value-type="string">
            <text:p>{ physics_research = @tile_restricted_t5_4_output }</text:p>
          </table:table-cell>
          <table:table-cell office:value-type="string">
            <text:p>{ tile_building_resource_physics_research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office:value-type="string">
            <text:p>{ key = "capital_3_resource_bonus_modifier" potential = { planet = { has_capital_3 = yes } } modifier = { tile_resource_physics_research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physics_lab_1_5</text:p>
          </table:table-cell>
          <table:table-cell office:value-type="string">
            <text:p>"building_physics_lab_1"</text:p>
          </table:table-cell>
          <table:table-cell office:value-type="string">
            <text:p>{ research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 office:value-type="string">
            <text:p>{ energy = @tile_restricted_t1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physics_lab_1_5 = yes }</text:p>
          </table:table-cell>
          <table:table-cell office:value-type="string">
            <text:p>{ requires_physics_research_tile = yes requires_capital_0 = yes }</text:p>
          </table:table-cell>
          <table:table-cell office:value-type="string">
            <text:p>{ "tech_basic_science_lab_1" }</text:p>
          </table:table-cell>
          <table:table-cell office:value-type="string">
            <text:p>{ building_physics_lab_2_5 }</text:p>
          </table:table-cell>
          <table:table-cell office:value-type="string">
            <text:p>{ physics_research = @tile_restricted_t1_5_output }</text:p>
          </table:table-cell>
          <table:table-cell office:value-type="string">
            <text:p>{ tile_building_resource_physics_research_add = @tile_restricted_t1_adjacency_bonus }</text:p>
          </table:table-cell>
          <table:table-cell office:value-type="string">
            <text:p>{ check_physics_research_buildings = yes }</text:p>
          </table:table-cell>
          <table:table-cell office:value-type="string">
            <text:p>{ subtract_physics_research_buildings = yes }</text:p>
          </table:table-cell>
          <table:table-cell office:value-type="string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physics_lab_2_5</text:p>
          </table:table-cell>
          <table:table-cell office:value-type="string">
            <text:p>"building_physics_lab_2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 office:value-type="string">
            <text:p>{ energy = @tile_restricted_t2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physics_lab_2_5 = yes }</text:p>
          </table:table-cell>
          <table:table-cell office:value-type="string">
            <text:p>{ requires_physics_research_tile = yes requires_capital_1 = yes }</text:p>
          </table:table-cell>
          <table:table-cell office:value-type="string">
            <text:p>{ "tech_physics_lab_1" }</text:p>
          </table:table-cell>
          <table:table-cell office:value-type="string">
            <text:p>{ building_physics_lab_3_5 }</text:p>
          </table:table-cell>
          <table:table-cell office:value-type="string">
            <text:p>{ physics_research = @tile_restricted_t2_5_output }</text:p>
          </table:table-cell>
          <table:table-cell office:value-type="string">
            <text:p>{ tile_building_resource_physics_research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physics_lab_3_5</text:p>
          </table:table-cell>
          <table:table-cell office:value-type="string">
            <text:p>"building_physics_lab_3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 office:value-type="string">
            <text:p>{ energy = @tile_restricted_t3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physics_lab_3_5 = yes }</text:p>
          </table:table-cell>
          <table:table-cell office:value-type="string">
            <text:p>{ requires_physics_research_tile = yes requires_capital_1 = yes }</text:p>
          </table:table-cell>
          <table:table-cell office:value-type="string">
            <text:p>{ "tech_physics_lab_2" }</text:p>
          </table:table-cell>
          <table:table-cell office:value-type="string">
            <text:p>{ building_physics_lab_4_5 }</text:p>
          </table:table-cell>
          <table:table-cell office:value-type="string">
            <text:p>{ physics_research = @tile_restricted_t3_5_output }</text:p>
          </table:table-cell>
          <table:table-cell office:value-type="string">
            <text:p>{ tile_building_resource_physics_research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physics_lab_4_5</text:p>
          </table:table-cell>
          <table:table-cell office:value-type="string">
            <text:p>"building_physics_lab_4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 office:value-type="string">
            <text:p>{ energy = @tile_restricted_t4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physics_lab_4_5 = yes }</text:p>
          </table:table-cell>
          <table:table-cell office:value-type="string">
            <text:p>{ requires_physics_research_tile = yes requires_capital_2 = yes }</text:p>
          </table:table-cell>
          <table:table-cell office:value-type="string">
            <text:p>{ "tech_physics_lab_3" }</text:p>
          </table:table-cell>
          <table:table-cell office:value-type="string">
            <text:p>{ building_physics_lab_5_5 }</text:p>
          </table:table-cell>
          <table:table-cell office:value-type="string">
            <text:p>{ physics_research = @tile_restricted_t4_5_output }</text:p>
          </table:table-cell>
          <table:table-cell office:value-type="string">
            <text:p>{ tile_building_resource_physics_research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physics_lab_5_5</text:p>
          </table:table-cell>
          <table:table-cell office:value-type="string">
            <text:p>"building_physics_lab_5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 office:value-type="string">
            <text:p>{ energy = @tile_restricted_t5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physics_lab_5_5 = yes }</text:p>
          </table:table-cell>
          <table:table-cell office:value-type="string">
            <text:p>{ requires_physics_research_tile = yes requires_capital_2 = yes }</text:p>
          </table:table-cell>
          <table:table-cell office:value-type="string">
            <text:p>{ "tech_physics_lab_4" }</text:p>
          </table:table-cell>
          <table:table-cell/>
          <table:table-cell office:value-type="string">
            <text:p>{ physics_research = @tile_restricted_t5_5_output }</text:p>
          </table:table-cell>
          <table:table-cell office:value-type="string">
            <text:p>{ tile_building_resource_physics_research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office:value-type="string">
            <text:p>{ key = "capital_3_resource_bonus_modifier" potential = { planet = { has_capital_3 = yes } } modifier = { tile_resource_physics_research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engineering_lab_1_1</text:p>
          </table:table-cell>
          <table:table-cell office:value-type="string">
            <text:p>"building_engineering_facility_1"</text:p>
          </table:table-cell>
          <table:table-cell office:value-type="string">
            <text:p>{ research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 office:value-type="string">
            <text:p>{ energy = @tile_restricted_t1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engineering_lab_1_1 = yes }</text:p>
          </table:table-cell>
          <table:table-cell office:value-type="string">
            <text:p>{ requires_engineering_research_tile = yes requires_capital_0 = yes }</text:p>
          </table:table-cell>
          <table:table-cell office:value-type="string">
            <text:p>{ "tech_basic_science_lab_1" }</text:p>
          </table:table-cell>
          <table:table-cell office:value-type="string">
            <text:p>{ building_engineering_lab_2_1 }</text:p>
          </table:table-cell>
          <table:table-cell office:value-type="string">
            <text:p>{ engineering_research = @tile_restricted_t1_1_output }</text:p>
          </table:table-cell>
          <table:table-cell office:value-type="string">
            <text:p>{ tile_building_resource_engineering_research_add = @tile_restricted_t1_adjacency_bonus }</text:p>
          </table:table-cell>
          <table:table-cell office:value-type="string">
            <text:p>{ check_engineering_research_buildings = yes }</text:p>
          </table:table-cell>
          <table:table-cell office:value-type="string">
            <text:p>{ subtract_engineering_research_buildings = yes }</text:p>
          </table:table-cell>
          <table:table-cell office:value-type="string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engineering_lab_2_1</text:p>
          </table:table-cell>
          <table:table-cell office:value-type="string">
            <text:p>"building_engineering_facility_2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 office:value-type="string">
            <text:p>{ energy = @tile_restricted_t2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engineering_lab_2_1 = yes }</text:p>
          </table:table-cell>
          <table:table-cell office:value-type="string">
            <text:p>{ requires_engineering_research_tile = yes requires_capital_1 = yes }</text:p>
          </table:table-cell>
          <table:table-cell office:value-type="string">
            <text:p>{ "tech_engineering_lab_1" }</text:p>
          </table:table-cell>
          <table:table-cell office:value-type="string">
            <text:p>{ building_engineering_lab_3_1 }</text:p>
          </table:table-cell>
          <table:table-cell office:value-type="string">
            <text:p>{ engineering_research = @tile_restricted_t2_1_output }</text:p>
          </table:table-cell>
          <table:table-cell office:value-type="string">
            <text:p>{ tile_building_resource_engineering_research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engineering_lab_3_1</text:p>
          </table:table-cell>
          <table:table-cell office:value-type="string">
            <text:p>"building_engineering_facility_3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 office:value-type="string">
            <text:p>{ energy = @tile_restricted_t3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engineering_lab_3_1 = yes }</text:p>
          </table:table-cell>
          <table:table-cell office:value-type="string">
            <text:p>{ requires_engineering_research_tile = yes requires_capital_1 = yes }</text:p>
          </table:table-cell>
          <table:table-cell office:value-type="string">
            <text:p>{ "tech_engineering_lab_2" }</text:p>
          </table:table-cell>
          <table:table-cell office:value-type="string">
            <text:p>{ building_engineering_lab_4_1 }</text:p>
          </table:table-cell>
          <table:table-cell office:value-type="string">
            <text:p>{ engineering_research = @tile_restricted_t3_1_output }</text:p>
          </table:table-cell>
          <table:table-cell office:value-type="string">
            <text:p>{ tile_building_resource_engineering_research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engineering_lab_4_1</text:p>
          </table:table-cell>
          <table:table-cell office:value-type="string">
            <text:p>"building_engineering_facility_4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 office:value-type="string">
            <text:p>{ energy = @tile_restricted_t4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engineering_lab_4_1 = yes }</text:p>
          </table:table-cell>
          <table:table-cell office:value-type="string">
            <text:p>{ requires_engineering_research_tile = yes requires_capital_2 = yes }</text:p>
          </table:table-cell>
          <table:table-cell office:value-type="string">
            <text:p>{ "tech_engineering_lab_3" }</text:p>
          </table:table-cell>
          <table:table-cell office:value-type="string">
            <text:p>{ building_engineering_lab_5_1 }</text:p>
          </table:table-cell>
          <table:table-cell office:value-type="string">
            <text:p>{ engineering_research = @tile_restricted_t4_1_output }</text:p>
          </table:table-cell>
          <table:table-cell office:value-type="string">
            <text:p>{ tile_building_resource_engineering_research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engineering_lab_5_1</text:p>
          </table:table-cell>
          <table:table-cell office:value-type="string">
            <text:p>"building_engineering_facility_5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 office:value-type="string">
            <text:p>{ energy = @tile_restricted_t5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engineering_lab_5_1 = yes }</text:p>
          </table:table-cell>
          <table:table-cell office:value-type="string">
            <text:p>{ requires_engineering_research_tile = yes requires_capital_2 = yes }</text:p>
          </table:table-cell>
          <table:table-cell office:value-type="string">
            <text:p>{ "tech_engineering_lab_4" }</text:p>
          </table:table-cell>
          <table:table-cell/>
          <table:table-cell office:value-type="string">
            <text:p>{ engineering_research = @tile_restricted_t5_1_output }</text:p>
          </table:table-cell>
          <table:table-cell office:value-type="string">
            <text:p>{ tile_building_resource_engineering_research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office:value-type="string">
            <text:p>{ key = "capital_3_resource_bonus_modifier" potential = { planet = { has_capital_3 = yes } } modifier = { tile_resource_engineering_research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engineering_lab_1_2</text:p>
          </table:table-cell>
          <table:table-cell office:value-type="string">
            <text:p>"building_engineering_facility_1"</text:p>
          </table:table-cell>
          <table:table-cell office:value-type="string">
            <text:p>{ research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 office:value-type="string">
            <text:p>{ energy = @tile_restricted_t1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engineering_lab_1_2 = yes }</text:p>
          </table:table-cell>
          <table:table-cell office:value-type="string">
            <text:p>{ requires_engineering_research_tile = yes requires_capital_0 = yes }</text:p>
          </table:table-cell>
          <table:table-cell office:value-type="string">
            <text:p>{ "tech_basic_science_lab_1" }</text:p>
          </table:table-cell>
          <table:table-cell office:value-type="string">
            <text:p>{ building_engineering_lab_2_2 }</text:p>
          </table:table-cell>
          <table:table-cell office:value-type="string">
            <text:p>{ engineering_research = @tile_restricted_t1_2_output }</text:p>
          </table:table-cell>
          <table:table-cell office:value-type="string">
            <text:p>{ tile_building_resource_engineering_research_add = @tile_restricted_t1_adjacency_bonus }</text:p>
          </table:table-cell>
          <table:table-cell office:value-type="string">
            <text:p>{ check_engineering_research_buildings = yes }</text:p>
          </table:table-cell>
          <table:table-cell office:value-type="string">
            <text:p>{ subtract_engineering_research_buildings = yes }</text:p>
          </table:table-cell>
          <table:table-cell office:value-type="string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engineering_lab_2_2</text:p>
          </table:table-cell>
          <table:table-cell office:value-type="string">
            <text:p>"building_engineering_facility_2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 office:value-type="string">
            <text:p>{ energy = @tile_restricted_t2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engineering_lab_2_2 = yes }</text:p>
          </table:table-cell>
          <table:table-cell office:value-type="string">
            <text:p>{ requires_engineering_research_tile = yes requires_capital_1 = yes }</text:p>
          </table:table-cell>
          <table:table-cell office:value-type="string">
            <text:p>{ "tech_engineering_lab_1" }</text:p>
          </table:table-cell>
          <table:table-cell office:value-type="string">
            <text:p>{ building_engineering_lab_3_2 }</text:p>
          </table:table-cell>
          <table:table-cell office:value-type="string">
            <text:p>{ engineering_research = @tile_restricted_t2_2_output }</text:p>
          </table:table-cell>
          <table:table-cell office:value-type="string">
            <text:p>{ tile_building_resource_engineering_research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engineering_lab_3_2</text:p>
          </table:table-cell>
          <table:table-cell office:value-type="string">
            <text:p>"building_engineering_facility_3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 office:value-type="string">
            <text:p>{ energy = @tile_restricted_t3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engineering_lab_3_2 = yes }</text:p>
          </table:table-cell>
          <table:table-cell office:value-type="string">
            <text:p>{ requires_engineering_research_tile = yes requires_capital_1 = yes }</text:p>
          </table:table-cell>
          <table:table-cell office:value-type="string">
            <text:p>{ "tech_engineering_lab_2" }</text:p>
          </table:table-cell>
          <table:table-cell office:value-type="string">
            <text:p>{ building_engineering_lab_4_2 }</text:p>
          </table:table-cell>
          <table:table-cell office:value-type="string">
            <text:p>{ engineering_research = @tile_restricted_t3_2_output }</text:p>
          </table:table-cell>
          <table:table-cell office:value-type="string">
            <text:p>{ tile_building_resource_engineering_research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engineering_lab_4_2</text:p>
          </table:table-cell>
          <table:table-cell office:value-type="string">
            <text:p>"building_engineering_facility_4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 office:value-type="string">
            <text:p>{ energy = @tile_restricted_t4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engineering_lab_4_2 = yes }</text:p>
          </table:table-cell>
          <table:table-cell office:value-type="string">
            <text:p>{ requires_engineering_research_tile = yes requires_capital_2 = yes }</text:p>
          </table:table-cell>
          <table:table-cell office:value-type="string">
            <text:p>{ "tech_engineering_lab_3" }</text:p>
          </table:table-cell>
          <table:table-cell office:value-type="string">
            <text:p>{ building_engineering_lab_5_2 }</text:p>
          </table:table-cell>
          <table:table-cell office:value-type="string">
            <text:p>{ engineering_research = @tile_restricted_t4_2_output }</text:p>
          </table:table-cell>
          <table:table-cell office:value-type="string">
            <text:p>{ tile_building_resource_engineering_research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engineering_lab_5_2</text:p>
          </table:table-cell>
          <table:table-cell office:value-type="string">
            <text:p>"building_engineering_facility_5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 office:value-type="string">
            <text:p>{ energy = @tile_restricted_t5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engineering_lab_5_2 = yes }</text:p>
          </table:table-cell>
          <table:table-cell office:value-type="string">
            <text:p>{ requires_engineering_research_tile = yes requires_capital_2 = yes }</text:p>
          </table:table-cell>
          <table:table-cell office:value-type="string">
            <text:p>{ "tech_engineering_lab_4" }</text:p>
          </table:table-cell>
          <table:table-cell/>
          <table:table-cell office:value-type="string">
            <text:p>{ engineering_research = @tile_restricted_t5_2_output }</text:p>
          </table:table-cell>
          <table:table-cell office:value-type="string">
            <text:p>{ tile_building_resource_engineering_research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office:value-type="string">
            <text:p>{ key = "capital_3_resource_bonus_modifier" potential = { planet = { has_capital_3 = yes } } modifier = { tile_resource_engineering_research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engineering_lab_1_3</text:p>
          </table:table-cell>
          <table:table-cell office:value-type="string">
            <text:p>"building_engineering_facility_1"</text:p>
          </table:table-cell>
          <table:table-cell office:value-type="string">
            <text:p>{ research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 office:value-type="string">
            <text:p>{ energy = @tile_restricted_t1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engineering_lab_1_3 = yes }</text:p>
          </table:table-cell>
          <table:table-cell office:value-type="string">
            <text:p>{ requires_engineering_research_tile = yes requires_capital_0 = yes }</text:p>
          </table:table-cell>
          <table:table-cell office:value-type="string">
            <text:p>{ "tech_basic_science_lab_1" }</text:p>
          </table:table-cell>
          <table:table-cell office:value-type="string">
            <text:p>{ building_engineering_lab_2_3 }</text:p>
          </table:table-cell>
          <table:table-cell office:value-type="string">
            <text:p>{ engineering_research = @tile_restricted_t1_3_output }</text:p>
          </table:table-cell>
          <table:table-cell office:value-type="string">
            <text:p>{ tile_building_resource_engineering_research_add = @tile_restricted_t1_adjacency_bonus }</text:p>
          </table:table-cell>
          <table:table-cell office:value-type="string">
            <text:p>{ check_engineering_research_buildings = yes }</text:p>
          </table:table-cell>
          <table:table-cell office:value-type="string">
            <text:p>{ subtract_engineering_research_buildings = yes }</text:p>
          </table:table-cell>
          <table:table-cell office:value-type="string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engineering_lab_2_3</text:p>
          </table:table-cell>
          <table:table-cell office:value-type="string">
            <text:p>"building_engineering_facility_2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 office:value-type="string">
            <text:p>{ energy = @tile_restricted_t2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engineering_lab_2_3 = yes }</text:p>
          </table:table-cell>
          <table:table-cell office:value-type="string">
            <text:p>{ requires_engineering_research_tile = yes requires_capital_1 = yes }</text:p>
          </table:table-cell>
          <table:table-cell office:value-type="string">
            <text:p>{ "tech_engineering_lab_1" }</text:p>
          </table:table-cell>
          <table:table-cell office:value-type="string">
            <text:p>{ building_engineering_lab_3_3 }</text:p>
          </table:table-cell>
          <table:table-cell office:value-type="string">
            <text:p>{ engineering_research = @tile_restricted_t2_3_output }</text:p>
          </table:table-cell>
          <table:table-cell office:value-type="string">
            <text:p>{ tile_building_resource_engineering_research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engineering_lab_3_3</text:p>
          </table:table-cell>
          <table:table-cell office:value-type="string">
            <text:p>"building_engineering_facility_3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 office:value-type="string">
            <text:p>{ energy = @tile_restricted_t3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engineering_lab_3_3 = yes }</text:p>
          </table:table-cell>
          <table:table-cell office:value-type="string">
            <text:p>{ requires_engineering_research_tile = yes requires_capital_1 = yes }</text:p>
          </table:table-cell>
          <table:table-cell office:value-type="string">
            <text:p>{ "tech_engineering_lab_2" }</text:p>
          </table:table-cell>
          <table:table-cell office:value-type="string">
            <text:p>{ building_engineering_lab_4_3 }</text:p>
          </table:table-cell>
          <table:table-cell office:value-type="string">
            <text:p>{ engineering_research = @tile_restricted_t3_3_output }</text:p>
          </table:table-cell>
          <table:table-cell office:value-type="string">
            <text:p>{ tile_building_resource_engineering_research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engineering_lab_4_3</text:p>
          </table:table-cell>
          <table:table-cell office:value-type="string">
            <text:p>"building_engineering_facility_4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 office:value-type="string">
            <text:p>{ energy = @tile_restricted_t4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engineering_lab_4_3 = yes }</text:p>
          </table:table-cell>
          <table:table-cell office:value-type="string">
            <text:p>{ requires_engineering_research_tile = yes requires_capital_2 = yes }</text:p>
          </table:table-cell>
          <table:table-cell office:value-type="string">
            <text:p>{ "tech_engineering_lab_3" }</text:p>
          </table:table-cell>
          <table:table-cell office:value-type="string">
            <text:p>{ building_engineering_lab_5_3 }</text:p>
          </table:table-cell>
          <table:table-cell office:value-type="string">
            <text:p>{ engineering_research = @tile_restricted_t4_3_output }</text:p>
          </table:table-cell>
          <table:table-cell office:value-type="string">
            <text:p>{ tile_building_resource_engineering_research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engineering_lab_5_3</text:p>
          </table:table-cell>
          <table:table-cell office:value-type="string">
            <text:p>"building_engineering_facility_5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 office:value-type="string">
            <text:p>{ energy = @tile_restricted_t5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engineering_lab_5_3 = yes }</text:p>
          </table:table-cell>
          <table:table-cell office:value-type="string">
            <text:p>{ requires_engineering_research_tile = yes requires_capital_2 = yes }</text:p>
          </table:table-cell>
          <table:table-cell office:value-type="string">
            <text:p>{ "tech_engineering_lab_4" }</text:p>
          </table:table-cell>
          <table:table-cell/>
          <table:table-cell office:value-type="string">
            <text:p>{ engineering_research = @tile_restricted_t5_3_output }</text:p>
          </table:table-cell>
          <table:table-cell office:value-type="string">
            <text:p>{ tile_building_resource_engineering_research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office:value-type="string">
            <text:p>{ key = "capital_3_resource_bonus_modifier" potential = { planet = { has_capital_3 = yes } } modifier = { tile_resource_engineering_research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engineering_lab_1_4</text:p>
          </table:table-cell>
          <table:table-cell office:value-type="string">
            <text:p>"building_engineering_facility_1"</text:p>
          </table:table-cell>
          <table:table-cell office:value-type="string">
            <text:p>{ research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 office:value-type="string">
            <text:p>{ energy = @tile_restricted_t1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engineering_lab_1_4 = yes }</text:p>
          </table:table-cell>
          <table:table-cell office:value-type="string">
            <text:p>{ requires_engineering_research_tile = yes requires_capital_0 = yes }</text:p>
          </table:table-cell>
          <table:table-cell office:value-type="string">
            <text:p>{ "tech_basic_science_lab_1" }</text:p>
          </table:table-cell>
          <table:table-cell office:value-type="string">
            <text:p>{ building_engineering_lab_2_4 }</text:p>
          </table:table-cell>
          <table:table-cell office:value-type="string">
            <text:p>{ engineering_research = @tile_restricted_t1_4_output }</text:p>
          </table:table-cell>
          <table:table-cell office:value-type="string">
            <text:p>{ tile_building_resource_engineering_research_add = @tile_restricted_t1_adjacency_bonus }</text:p>
          </table:table-cell>
          <table:table-cell office:value-type="string">
            <text:p>{ check_engineering_research_buildings = yes }</text:p>
          </table:table-cell>
          <table:table-cell office:value-type="string">
            <text:p>{ subtract_engineering_research_buildings = yes }</text:p>
          </table:table-cell>
          <table:table-cell office:value-type="string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engineering_lab_2_4</text:p>
          </table:table-cell>
          <table:table-cell office:value-type="string">
            <text:p>"building_engineering_facility_2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 office:value-type="string">
            <text:p>{ energy = @tile_restricted_t2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engineering_lab_2_4 = yes }</text:p>
          </table:table-cell>
          <table:table-cell office:value-type="string">
            <text:p>{ requires_engineering_research_tile = yes requires_capital_1 = yes }</text:p>
          </table:table-cell>
          <table:table-cell office:value-type="string">
            <text:p>{ "tech_engineering_lab_1" }</text:p>
          </table:table-cell>
          <table:table-cell office:value-type="string">
            <text:p>{ building_engineering_lab_3_4 }</text:p>
          </table:table-cell>
          <table:table-cell office:value-type="string">
            <text:p>{ engineering_research = @tile_restricted_t2_4_output }</text:p>
          </table:table-cell>
          <table:table-cell office:value-type="string">
            <text:p>{ tile_building_resource_engineering_research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engineering_lab_3_4</text:p>
          </table:table-cell>
          <table:table-cell office:value-type="string">
            <text:p>"building_engineering_facility_3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 office:value-type="string">
            <text:p>{ energy = @tile_restricted_t3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engineering_lab_3_4 = yes }</text:p>
          </table:table-cell>
          <table:table-cell office:value-type="string">
            <text:p>{ requires_engineering_research_tile = yes requires_capital_1 = yes }</text:p>
          </table:table-cell>
          <table:table-cell office:value-type="string">
            <text:p>{ "tech_engineering_lab_2" }</text:p>
          </table:table-cell>
          <table:table-cell office:value-type="string">
            <text:p>{ building_engineering_lab_4_4 }</text:p>
          </table:table-cell>
          <table:table-cell office:value-type="string">
            <text:p>{ engineering_research = @tile_restricted_t3_4_output }</text:p>
          </table:table-cell>
          <table:table-cell office:value-type="string">
            <text:p>{ tile_building_resource_engineering_research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engineering_lab_4_4</text:p>
          </table:table-cell>
          <table:table-cell office:value-type="string">
            <text:p>"building_engineering_facility_4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 office:value-type="string">
            <text:p>{ energy = @tile_restricted_t4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engineering_lab_4_4 = yes }</text:p>
          </table:table-cell>
          <table:table-cell office:value-type="string">
            <text:p>{ requires_engineering_research_tile = yes requires_capital_2 = yes }</text:p>
          </table:table-cell>
          <table:table-cell office:value-type="string">
            <text:p>{ "tech_engineering_lab_3" }</text:p>
          </table:table-cell>
          <table:table-cell office:value-type="string">
            <text:p>{ building_engineering_lab_5_4 }</text:p>
          </table:table-cell>
          <table:table-cell office:value-type="string">
            <text:p>{ engineering_research = @tile_restricted_t4_4_output }</text:p>
          </table:table-cell>
          <table:table-cell office:value-type="string">
            <text:p>{ tile_building_resource_engineering_research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engineering_lab_5_4</text:p>
          </table:table-cell>
          <table:table-cell office:value-type="string">
            <text:p>"building_engineering_facility_5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 office:value-type="string">
            <text:p>{ energy = @tile_restricted_t5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engineering_lab_5_4 = yes }</text:p>
          </table:table-cell>
          <table:table-cell office:value-type="string">
            <text:p>{ requires_engineering_research_tile = yes requires_capital_2 = yes }</text:p>
          </table:table-cell>
          <table:table-cell office:value-type="string">
            <text:p>{ "tech_engineering_lab_4" }</text:p>
          </table:table-cell>
          <table:table-cell/>
          <table:table-cell office:value-type="string">
            <text:p>{ engineering_research = @tile_restricted_t5_4_output }</text:p>
          </table:table-cell>
          <table:table-cell office:value-type="string">
            <text:p>{ tile_building_resource_engineering_research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office:value-type="string">
            <text:p>{ key = "capital_3_resource_bonus_modifier" potential = { planet = { has_capital_3 = yes } } modifier = { tile_resource_engineering_research_mult = @tile_restricted_t5triggered_planet_modifier } }</text:p>
          </table:table-cell>
          <table:table-cell table:number-columns-repeated="3"/>
        </table:table-row>
        <table:table-row table:style-name="ro2">
          <table:table-cell office:value-type="string">
            <text:p>building_engineering_lab_1_5</text:p>
          </table:table-cell>
          <table:table-cell office:value-type="string">
            <text:p>"building_engineering_facility_1"</text:p>
          </table:table-cell>
          <table:table-cell office:value-type="string">
            <text:p>{ research_resource_building }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{ minerals = @tile_restricted_t1cost }</text:p>
          </table:table-cell>
          <table:table-cell office:value-type="string">
            <text:p>{ energy = @tile_restricted_t1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engineering_lab_1_5 = yes }</text:p>
          </table:table-cell>
          <table:table-cell office:value-type="string">
            <text:p>{ requires_engineering_research_tile = yes requires_capital_0 = yes }</text:p>
          </table:table-cell>
          <table:table-cell office:value-type="string">
            <text:p>{ "tech_basic_science_lab_1" }</text:p>
          </table:table-cell>
          <table:table-cell office:value-type="string">
            <text:p>{ building_engineering_lab_2_5 }</text:p>
          </table:table-cell>
          <table:table-cell office:value-type="string">
            <text:p>{ engineering_research = @tile_restricted_t1_5_output }</text:p>
          </table:table-cell>
          <table:table-cell office:value-type="string">
            <text:p>{ tile_building_resource_engineering_research_add = @tile_restricted_t1_adjacency_bonus }</text:p>
          </table:table-cell>
          <table:table-cell office:value-type="string">
            <text:p>{ check_engineering_research_buildings = yes }</text:p>
          </table:table-cell>
          <table:table-cell office:value-type="string">
            <text:p>{ subtract_engineering_research_buildings = yes }</text:p>
          </table:table-cell>
          <table:table-cell office:value-type="string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engineering_lab_2_5</text:p>
          </table:table-cell>
          <table:table-cell office:value-type="string">
            <text:p>"building_engineering_facility_2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2cost }</text:p>
          </table:table-cell>
          <table:table-cell office:value-type="string">
            <text:p>{ energy = @tile_restricted_t2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engineering_lab_2_5 = yes }</text:p>
          </table:table-cell>
          <table:table-cell office:value-type="string">
            <text:p>{ requires_engineering_research_tile = yes requires_capital_1 = yes }</text:p>
          </table:table-cell>
          <table:table-cell office:value-type="string">
            <text:p>{ "tech_engineering_lab_1" }</text:p>
          </table:table-cell>
          <table:table-cell office:value-type="string">
            <text:p>{ building_engineering_lab_3_5 }</text:p>
          </table:table-cell>
          <table:table-cell office:value-type="string">
            <text:p>{ engineering_research = @tile_restricted_t2_5_output }</text:p>
          </table:table-cell>
          <table:table-cell office:value-type="string">
            <text:p>{ tile_building_resource_engineering_research_add = @tile_restricted_t2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engineering_lab_3_5</text:p>
          </table:table-cell>
          <table:table-cell office:value-type="string">
            <text:p>"building_engineering_facility_3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3cost }</text:p>
          </table:table-cell>
          <table:table-cell office:value-type="string">
            <text:p>{ energy = @tile_restricted_t3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engineering_lab_3_5 = yes }</text:p>
          </table:table-cell>
          <table:table-cell office:value-type="string">
            <text:p>{ requires_engineering_research_tile = yes requires_capital_1 = yes }</text:p>
          </table:table-cell>
          <table:table-cell office:value-type="string">
            <text:p>{ "tech_engineering_lab_2" }</text:p>
          </table:table-cell>
          <table:table-cell office:value-type="string">
            <text:p>{ building_engineering_lab_4_5 }</text:p>
          </table:table-cell>
          <table:table-cell office:value-type="string">
            <text:p>{ engineering_research = @tile_restricted_t3_5_output }</text:p>
          </table:table-cell>
          <table:table-cell office:value-type="string">
            <text:p>{ tile_building_resource_engineering_research_add = @tile_restricted_t3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engineering_lab_4_5</text:p>
          </table:table-cell>
          <table:table-cell office:value-type="string">
            <text:p>"building_engineering_facility_4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4cost }</text:p>
          </table:table-cell>
          <table:table-cell office:value-type="string">
            <text:p>{ energy = @tile_restricted_t4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engineering_lab_4_5 = yes }</text:p>
          </table:table-cell>
          <table:table-cell office:value-type="string">
            <text:p>{ requires_engineering_research_tile = yes requires_capital_2 = yes }</text:p>
          </table:table-cell>
          <table:table-cell office:value-type="string">
            <text:p>{ "tech_engineering_lab_3" }</text:p>
          </table:table-cell>
          <table:table-cell office:value-type="string">
            <text:p>{ building_engineering_lab_5_5 }</text:p>
          </table:table-cell>
          <table:table-cell office:value-type="string">
            <text:p>{ engineering_research = @tile_restricted_t4_5_output }</text:p>
          </table:table-cell>
          <table:table-cell office:value-type="string">
            <text:p>{ tile_building_resource_engineering_research_add = @tile_restricted_t4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4"/>
        </table:table-row>
        <table:table-row table:style-name="ro2">
          <table:table-cell office:value-type="string">
            <text:p>building_engineering_lab_5_5</text:p>
          </table:table-cell>
          <table:table-cell office:value-type="string">
            <text:p>"building_engineering_facility_5"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>{ minerals = @tile_restricted_t5cost }</text:p>
          </table:table-cell>
          <table:table-cell office:value-type="string">
            <text:p>{ energy = @tile_restricted_t5upkeep }</text:p>
          </table:table-cell>
          <table:table-cell office:value-type="string">
            <text:p>{ reworked_building_content_enabled = yes }</text:p>
          </table:table-cell>
          <table:table-cell office:value-type="string">
            <text:p>{ conditions_engineering_lab_5_5 = yes }</text:p>
          </table:table-cell>
          <table:table-cell office:value-type="string">
            <text:p>{ requires_engineering_research_tile = yes requires_capital_2 = yes }</text:p>
          </table:table-cell>
          <table:table-cell office:value-type="string">
            <text:p>{ "tech_engineering_lab_4" }</text:p>
          </table:table-cell>
          <table:table-cell/>
          <table:table-cell office:value-type="string">
            <text:p>{ engineering_research = @tile_restricted_t5_5_output }</text:p>
          </table:table-cell>
          <table:table-cell office:value-type="string">
            <text:p>{ tile_building_resource_engineering_research_add = @tile_restricted_t5_adjacency_bonus }</text:p>
          </table:table-cell>
          <table:table-cell table:number-columns-repeated="2" office:value-type="string">
            <text:p>#delete</text:p>
          </table:table-cell>
          <table:table-cell office:value-type="string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office:value-type="string">
            <text:p>{ key = "capital_3_resource_bonus_modifier" potential = { planet = { has_capital_3 = yes } } modifier = { tile_resource_engineering_research_mult = @tile_restricted_t5triggered_planet_modifier } }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4/09/2018</text:date>, <text:time>00:0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dc:date>2018-04-09T00:08:45.56</dc:date>
    <meta:editing-duration>PT9M51S</meta:editing-duration>
    <meta:editing-cycles>3</meta:editing-cycles>
    <meta:document-statistic meta:table-count="2" meta:cell-count="3304" meta:object-count="0"/>
  </office:meta>
</office:document-meta>
</file>